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6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602in"/>
    </style:style>
    <style:style style:name="co4" style:family="table-column">
      <style:table-column-properties fo:break-before="auto" style:column-width="0.5161in"/>
    </style:style>
    <style:style style:name="co5" style:family="table-column">
      <style:table-column-properties fo:break-before="auto" style:column-width="0.472in"/>
    </style:style>
    <style:style style:name="co6" style:family="table-column">
      <style:table-column-properties fo:break-before="auto" style:column-width="0.3965in"/>
    </style:style>
    <style:style style:name="co7" style:family="table-column">
      <style:table-column-properties fo:break-before="auto" style:column-width="0.702in"/>
    </style:style>
    <style:style style:name="co8" style:family="table-column">
      <style:table-column-properties fo:break-before="auto" style:column-width="0.7783in"/>
    </style:style>
    <style:style style:name="co9" style:family="table-column">
      <style:table-column-properties fo:break-before="auto" style:column-width="0.6909in"/>
    </style:style>
    <style:style style:name="co10" style:family="table-column">
      <style:table-column-properties fo:break-before="auto" style:column-width="0.9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Plo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Daisy_20_outpu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84">
      <style:table-cell-properties style:rotation-align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Plot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>
            <draw:frame table:end-cell-address="Plot.L32" table:end-x="0.5598in" table:end-y="0.0732in" draw:z-index="0" draw:style-name="gr1" svg:width="10.3846in" svg:height="5.3343in" svg:x="0in" svg:y="0.0524in">
              <draw:object draw:notify-on-update-of-ranges="'Daisy output'.J17:'Daisy output'.J164 'Daisy output'.K16:'Daisy output'.K16 'Daisy output'.K17:'Daisy output'.K164 'Daisy output'.J17:'Daisy output'.J164 'Daisy output'.L16:'Daisy output'.L16 'Daisy output'.L17:'Daisy output'.L16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>
            <draw:frame table:end-cell-address="Plot.L64" table:end-x="0.5602in" table:end-y="0.0213in" draw:z-index="1" draw:style-name="gr1" svg:width="10.3846in" svg:height="5.3343in" svg:x="0.0004in" svg:y="0.0004in">
              <draw:object draw:notify-on-update-of-ranges="'Daisy output'.J17:'Daisy output'.J164 Plot.N34:Plot.N34 'Daisy output'.I17:'Daisy output'.I16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  <table:table-cell office:value-type="string">
            <text:p>Sim</text:p>
          </table:table-cell>
          <table:table-cell table:number-columns-repeated="1010"/>
        </table:table-row>
        <table:table-row table:style-name="ro1" table:number-rows-repeated="35">
          <table:table-cell table:number-columns-repeated="1024"/>
        </table:table-row>
        <table:table-row table:style-name="ro1">
          <table:table-cell>
            <draw:frame table:end-cell-address="Plot.K96" table:end-x="0.2909in" table:end-y="0.0835in" draw:z-index="2" draw:style-name="gr1" svg:width="9.1575in" svg:height="4.6252in" svg:x="0.065in" svg:y="0.0634in">
              <draw:object draw:notify-on-update-of-ranges="'Root zone effect'.A2:'Root zone effect'.A11 'Root zone effect'.B1:'Root zone effect'.B1 'Root zone effect'.B2:'Root zone effect'.B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ot zone effect" table:style-name="ta2" table:print="false">
        <table:table-column table:style-name="co2" table:number-columns-repeated="4" table:default-cell-style-name="Default"/>
        <table:table-row table:style-name="ro1">
          <table:table-cell office:value-type="string">
            <text:p>Depth</text:p>
          </table:table-cell>
          <table:table-cell office:value-type="string">
            <text:p>Yield</text:p>
          </table:table-cell>
          <table:table-cell office:value-type="string">
            <text:p>Depth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6.07724">
            <text:p>6.07724</text:p>
          </table:table-cell>
          <table:table-cell table:formula="of:=-[.A2]" office:value-type="float" office:value="-125">
            <text:p>-125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6.07724">
            <text:p>6.07724</text:p>
          </table:table-cell>
          <table:table-cell table:formula="of:=-[.A3]" office:value-type="float" office:value="-105">
            <text:p>-105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.07421">
            <text:p>6.07421</text:p>
          </table:table-cell>
          <table:table-cell table:formula="of:=-[.A4]" office:value-type="float" office:value="-95">
            <text:p>-95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.06714">
            <text:p>6.06714</text:p>
          </table:table-cell>
          <table:table-cell table:formula="of:=-[.A5]" office:value-type="float" office:value="-85">
            <text:p>-85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.91311">
            <text:p>5.91311</text:p>
          </table:table-cell>
          <table:table-cell table:formula="of:=-[.A6]" office:value-type="float" office:value="-75">
            <text:p>-7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.58973">
            <text:p>5.58973</text:p>
          </table:table-cell>
          <table:table-cell table:formula="of:=-[.A7]" office:value-type="float" office:value="-65">
            <text:p>-65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.0017">
            <text:p>5.0017</text:p>
          </table:table-cell>
          <table:table-cell table:formula="of:=-[.A8]" office:value-type="float" office:value="-55">
            <text:p>-55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.5632">
            <text:p>4.5632</text:p>
          </table:table-cell>
          <table:table-cell table:formula="of:=-[.A9]" office:value-type="float" office:value="-45">
            <text:p>-45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.31204">
            <text:p>4.31204</text:p>
          </table:table-cell>
          <table:table-cell table:formula="of:=-[.A10]" office:value-type="float" office:value="-35">
            <text:p>-35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.12379">
            <text:p>4.12379</text:p>
          </table:table-cell>
          <table:table-cell table:formula="of:=-[.A11]" office:value-type="float" office:value="-25">
            <text:p>-25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>
            <draw:frame table:end-cell-address="'Root zone effect'.D31" table:end-x="0.4823in" table:end-y="0.1484in" draw:z-index="0" draw:style-name="gr1" svg:width="3.1492in" svg:height="2.7555in" svg:x="0in" svg:y="0.0496in">
              <draw:object draw:notify-on-update-of-ranges="'Root zone effect'.A1:'Root zone effect'.A1 'Root zone effect'.A2:'Root zone effect'.A11 'Root zone effect'.B1:'Root zone effect'.B1 'Root zone effect'.B2:'Root zone effect'.B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'Root zone effect'.H32" table:end-x="0.4028in" table:end-y="0.0236in" draw:z-index="1" draw:style-name="gr1" svg:width="3.1492in" svg:height="2.7555in" svg:x="0.8094in" svg:y="0.1016in">
              <draw:object draw:notify-on-update-of-ranges="'Root zone effect'.B1:'Root zone effect'.B1 'Root zone effect'.B2:'Root zone effect'.B11 'Root zone effect'.B1:'Root zone effect'.B1 'Root zone effect'.C2:'Root zone effect'.C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Daisy output" table:style-name="ta3" table:print="false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dlf-0.0 -- MyWeather (defined in 'setup.dai')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ERSION: 5.16</text:p>
          </table:table-cell>
          <table:table-cell table:number-columns-repeated="1023"/>
        </table:table-row>
        <table:table-row table:style-name="ro1">
          <table:table-cell office:value-type="string">
            <text:p>LOGFILE: my_weather.dlf</text:p>
          </table:table-cell>
          <table:table-cell table:number-columns-repeated="1023"/>
        </table:table-row>
        <table:table-row table:style-name="ro1">
          <table:table-cell office:value-type="string">
            <text:p>RUN: Wed Sep 11 15:43:53 20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LUMN: *</text:p>
          </table:table-cell>
          <table:table-cell table:number-columns-repeated="1023"/>
        </table:table-row>
        <table:table-row table:style-name="ro1">
          <table:table-cell office:value-type="string">
            <text:p>INTERVAL: box non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OG: A log table for a specific column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IMFILE: setup.dai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</text:p>
          </table:table-cell>
          <table:table-cell table:number-columns-repeated="1023"/>
        </table:table-row>
        <table:table-row table:style-name="ro1"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mday</text:p>
          </table:table-cell>
          <table:table-cell office:value-type="string">
            <text:p>hour</text:p>
          </table:table-cell>
          <table:table-cell office:value-type="string">
            <text:p>rain</text:p>
          </table:table-cell>
          <table:table-cell office:value-type="string">
            <text:p>snow</text:p>
          </table:table-cell>
          <table:table-cell office:value-type="string">
            <text:p>ET0</text:p>
          </table:table-cell>
          <table:table-cell office:value-type="string">
            <text:p>Ea</text:p>
          </table:table-cell>
          <table:table-cell office:value-type="string">
            <text:p>LA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4" office:value-type="string">
            <text:p>mm</text:p>
          </table:table-cell>
          <table:table-cell office:value-type="string">
            <text:p>m^2/m^2</text:p>
          </table:table-cell>
          <table:table-cell office:value-type="string">
            <text:p>time</text:p>
          </table:table-cell>
          <table:table-cell office:value-type="string">
            <text:p>precip</text:p>
          </table:table-cell>
          <table:table-cell office:value-type="string">
            <text:p>makkink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table:formula="of:=DATE([.A17];[.B17];[.C17])+TIME([.D17];0;0)" office:value-type="date" office:date-value="2013-04-01">
            <text:p>2013-04-01</text:p>
          </table:table-cell>
          <table:table-cell table:formula="of:=[.E17]+[.F17]" office:value-type="float" office:value="0">
            <text:p>0</text:p>
          </table:table-cell>
          <table:table-cell table:formula="of:=[.G17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.67554">
            <text:p>1.67554</text:p>
          </table:table-cell>
          <table:table-cell office:value-type="float" office:value="1.00532">
            <text:p>1.00532</text:p>
          </table:table-cell>
          <table:table-cell office:value-type="float" office:value="0">
            <text:p>0</text:p>
          </table:table-cell>
          <table:table-cell table:style-name="ce2" table:formula="of:=DATE([.A18];[.B18];[.C18])+TIME([.D18];0;0)" office:value-type="date" office:date-value="2013-04-02">
            <text:p>2013-04-02</text:p>
          </table:table-cell>
          <table:table-cell table:formula="of:=[.E18]+[.F18]+[.K17]" office:value-type="float" office:value="0">
            <text:p>0</text:p>
          </table:table-cell>
          <table:table-cell table:formula="of:=[.G18]+[.L17]" office:value-type="float" office:value="1.67554">
            <text:p>1.67554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.44768">
            <text:p>2.44768</text:p>
          </table:table-cell>
          <table:table-cell office:value-type="float" office:value="1.46861">
            <text:p>1.46861</text:p>
          </table:table-cell>
          <table:table-cell office:value-type="float" office:value="0">
            <text:p>0</text:p>
          </table:table-cell>
          <table:table-cell table:style-name="ce2" table:formula="of:=DATE([.A19];[.B19];[.C19])+TIME([.D19];0;0)" office:value-type="date" office:date-value="2013-04-03">
            <text:p>2013-04-03</text:p>
          </table:table-cell>
          <table:table-cell table:formula="of:=[.E19]+[.F19]+[.K18]" office:value-type="float" office:value="0">
            <text:p>0</text:p>
          </table:table-cell>
          <table:table-cell table:formula="of:=[.G19]+[.L18]" office:value-type="float" office:value="4.12322">
            <text:p>4.12322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.44054">
            <text:p>2.44054</text:p>
          </table:table-cell>
          <table:table-cell office:value-type="float" office:value="1.46107">
            <text:p>1.46107</text:p>
          </table:table-cell>
          <table:table-cell office:value-type="float" office:value="0">
            <text:p>0</text:p>
          </table:table-cell>
          <table:table-cell table:style-name="ce2" table:formula="of:=DATE([.A20];[.B20];[.C20])+TIME([.D20];0;0)" office:value-type="date" office:date-value="2013-04-04">
            <text:p>2013-04-04</text:p>
          </table:table-cell>
          <table:table-cell table:formula="of:=[.E20]+[.F20]+[.K19]" office:value-type="float" office:value="0">
            <text:p>0</text:p>
          </table:table-cell>
          <table:table-cell table:formula="of:=[.G20]+[.L19]" office:value-type="float" office:value="6.56376">
            <text:p>6.5637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.06542">
            <text:p>2.06542</text:p>
          </table:table-cell>
          <table:table-cell office:value-type="float" office:value="1.1164">
            <text:p>1.1164</text:p>
          </table:table-cell>
          <table:table-cell office:value-type="float" office:value="0">
            <text:p>0</text:p>
          </table:table-cell>
          <table:table-cell table:style-name="ce2" table:formula="of:=DATE([.A21];[.B21];[.C21])+TIME([.D21];0;0)" office:value-type="date" office:date-value="2013-04-05">
            <text:p>2013-04-05</text:p>
          </table:table-cell>
          <table:table-cell table:formula="of:=[.E21]+[.F21]+[.K20]" office:value-type="float" office:value="0">
            <text:p>0</text:p>
          </table:table-cell>
          <table:table-cell table:formula="of:=[.G21]+[.L20]" office:value-type="float" office:value="8.62918">
            <text:p>8.62918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.31687">
            <text:p>2.31687</text:p>
          </table:table-cell>
          <table:table-cell office:value-type="float" office:value="0.965175">
            <text:p>0.965175</text:p>
          </table:table-cell>
          <table:table-cell office:value-type="float" office:value="0">
            <text:p>0</text:p>
          </table:table-cell>
          <table:table-cell table:style-name="ce2" table:formula="of:=DATE([.A22];[.B22];[.C22])+TIME([.D22];0;0)" office:value-type="date" office:date-value="2013-04-06">
            <text:p>2013-04-06</text:p>
          </table:table-cell>
          <table:table-cell table:formula="of:=[.E22]+[.F22]+[.K21]" office:value-type="float" office:value="0">
            <text:p>0</text:p>
          </table:table-cell>
          <table:table-cell table:formula="of:=[.G22]+[.L21]" office:value-type="float" office:value="10.94605">
            <text:p>10.9460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79335">
            <text:p>0.679335</text:p>
          </table:table-cell>
          <table:table-cell office:value-type="float" office:value="0.407601">
            <text:p>0.407601</text:p>
          </table:table-cell>
          <table:table-cell office:value-type="float" office:value="0">
            <text:p>0</text:p>
          </table:table-cell>
          <table:table-cell table:style-name="ce2" table:formula="of:=DATE([.A23];[.B23];[.C23])+TIME([.D23];0;0)" office:value-type="date" office:date-value="2013-04-07">
            <text:p>2013-04-07</text:p>
          </table:table-cell>
          <table:table-cell table:formula="of:=[.E23]+[.F23]+[.K22]" office:value-type="float" office:value="1">
            <text:p>1</text:p>
          </table:table-cell>
          <table:table-cell table:formula="of:=[.G23]+[.L22]" office:value-type="float" office:value="11.625385">
            <text:p>11.62538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.23466">
            <text:p>2.23466</text:p>
          </table:table-cell>
          <table:table-cell office:value-type="float" office:value="1.3408">
            <text:p>1.3408</text:p>
          </table:table-cell>
          <table:table-cell office:value-type="float" office:value="0">
            <text:p>0</text:p>
          </table:table-cell>
          <table:table-cell table:style-name="ce2" table:formula="of:=DATE([.A24];[.B24];[.C24])+TIME([.D24];0;0)" office:value-type="date" office:date-value="2013-04-08">
            <text:p>2013-04-08</text:p>
          </table:table-cell>
          <table:table-cell table:formula="of:=[.E24]+[.F24]+[.K23]" office:value-type="float" office:value="1">
            <text:p>1</text:p>
          </table:table-cell>
          <table:table-cell table:formula="of:=[.G24]+[.L23]" office:value-type="float" office:value="13.860045">
            <text:p>13.86004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.37374">
            <text:p>2.37374</text:p>
          </table:table-cell>
          <table:table-cell office:value-type="float" office:value="1.03369">
            <text:p>1.03369</text:p>
          </table:table-cell>
          <table:table-cell office:value-type="float" office:value="0">
            <text:p>0</text:p>
          </table:table-cell>
          <table:table-cell table:style-name="ce2" table:formula="of:=DATE([.A25];[.B25];[.C25])+TIME([.D25];0;0)" office:value-type="date" office:date-value="2013-04-09">
            <text:p>2013-04-09</text:p>
          </table:table-cell>
          <table:table-cell table:formula="of:=[.E25]+[.F25]+[.K24]" office:value-type="float" office:value="1">
            <text:p>1</text:p>
          </table:table-cell>
          <table:table-cell table:formula="of:=[.G25]+[.L24]" office:value-type="float" office:value="16.233785">
            <text:p>16.23378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.53041">
            <text:p>2.53041</text:p>
          </table:table-cell>
          <table:table-cell office:value-type="float" office:value="0.861927">
            <text:p>0.861927</text:p>
          </table:table-cell>
          <table:table-cell office:value-type="float" office:value="0">
            <text:p>0</text:p>
          </table:table-cell>
          <table:table-cell table:style-name="ce2" table:formula="of:=DATE([.A26];[.B26];[.C26])+TIME([.D26];0;0)" office:value-type="date" office:date-value="2013-04-10">
            <text:p>2013-04-10</text:p>
          </table:table-cell>
          <table:table-cell table:formula="of:=[.E26]+[.F26]+[.K25]" office:value-type="float" office:value="1">
            <text:p>1</text:p>
          </table:table-cell>
          <table:table-cell table:formula="of:=[.G26]+[.L25]" office:value-type="float" office:value="18.764195">
            <text:p>18.76419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37237">
            <text:p>1.37237</text:p>
          </table:table-cell>
          <table:table-cell office:value-type="float" office:value="0.815024">
            <text:p>0.815024</text:p>
          </table:table-cell>
          <table:table-cell office:value-type="float" office:value="0">
            <text:p>0</text:p>
          </table:table-cell>
          <table:table-cell table:style-name="ce2" table:formula="of:=DATE([.A27];[.B27];[.C27])+TIME([.D27];0;0)" office:value-type="date" office:date-value="2013-04-11">
            <text:p>2013-04-11</text:p>
          </table:table-cell>
          <table:table-cell table:formula="of:=[.E27]+[.F27]+[.K26]" office:value-type="float" office:value="1.2">
            <text:p>1.2</text:p>
          </table:table-cell>
          <table:table-cell table:formula="of:=[.G27]+[.L26]" office:value-type="float" office:value="20.136565">
            <text:p>20.13656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.54978">
            <text:p>1.54978</text:p>
          </table:table-cell>
          <table:table-cell office:value-type="float" office:value="0.806727">
            <text:p>0.806727</text:p>
          </table:table-cell>
          <table:table-cell office:value-type="float" office:value="0">
            <text:p>0</text:p>
          </table:table-cell>
          <table:table-cell table:style-name="ce2" table:formula="of:=DATE([.A28];[.B28];[.C28])+TIME([.D28];0;0)" office:value-type="date" office:date-value="2013-04-12">
            <text:p>2013-04-12</text:p>
          </table:table-cell>
          <table:table-cell table:formula="of:=[.E28]+[.F28]+[.K27]" office:value-type="float" office:value="1.2">
            <text:p>1.2</text:p>
          </table:table-cell>
          <table:table-cell table:formula="of:=[.G28]+[.L27]" office:value-type="float" office:value="21.686345">
            <text:p>21.68634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  <table:table-cell office:value-type="float" office:value="0.671381">
            <text:p>0.671381</text:p>
          </table:table-cell>
          <table:table-cell office:value-type="float" office:value="0.402829">
            <text:p>0.402829</text:p>
          </table:table-cell>
          <table:table-cell office:value-type="float" office:value="0">
            <text:p>0</text:p>
          </table:table-cell>
          <table:table-cell table:style-name="ce2" table:formula="of:=DATE([.A29];[.B29];[.C29])+TIME([.D29];0;0)" office:value-type="date" office:date-value="2013-04-13">
            <text:p>2013-04-13</text:p>
          </table:table-cell>
          <table:table-cell table:formula="of:=[.E29]+[.F29]+[.K28]" office:value-type="float" office:value="5">
            <text:p>5</text:p>
          </table:table-cell>
          <table:table-cell table:formula="of:=[.G29]+[.L28]" office:value-type="float" office:value="22.357726">
            <text:p>22.35772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0.821888">
            <text:p>0.821888</text:p>
          </table:table-cell>
          <table:table-cell office:value-type="float" office:value="0.493133">
            <text:p>0.493133</text:p>
          </table:table-cell>
          <table:table-cell office:value-type="float" office:value="0">
            <text:p>0</text:p>
          </table:table-cell>
          <table:table-cell table:style-name="ce2" table:formula="of:=DATE([.A30];[.B30];[.C30])+TIME([.D30];0;0)" office:value-type="date" office:date-value="2013-04-14">
            <text:p>2013-04-14</text:p>
          </table:table-cell>
          <table:table-cell table:formula="of:=[.E30]+[.F30]+[.K29]" office:value-type="float" office:value="5">
            <text:p>5</text:p>
          </table:table-cell>
          <table:table-cell table:formula="of:=[.G30]+[.L29]" office:value-type="float" office:value="23.179614">
            <text:p>23.179614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0.515422">
            <text:p>0.515422</text:p>
          </table:table-cell>
          <table:table-cell office:value-type="float" office:value="0.309253">
            <text:p>0.309253</text:p>
          </table:table-cell>
          <table:table-cell office:value-type="float" office:value="0">
            <text:p>0</text:p>
          </table:table-cell>
          <table:table-cell table:style-name="ce2" table:formula="of:=DATE([.A31];[.B31];[.C31])+TIME([.D31];0;0)" office:value-type="date" office:date-value="2013-04-15">
            <text:p>2013-04-15</text:p>
          </table:table-cell>
          <table:table-cell table:formula="of:=[.E31]+[.F31]+[.K30]" office:value-type="float" office:value="5">
            <text:p>5</text:p>
          </table:table-cell>
          <table:table-cell table:formula="of:=[.G31]+[.L30]" office:value-type="float" office:value="23.695036">
            <text:p>23.69503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401709">
            <text:p>0.401709</text:p>
          </table:table-cell>
          <table:table-cell office:value-type="float" office:value="0.241026">
            <text:p>0.241026</text:p>
          </table:table-cell>
          <table:table-cell office:value-type="float" office:value="0">
            <text:p>0</text:p>
          </table:table-cell>
          <table:table-cell table:style-name="ce2" table:formula="of:=DATE([.A32];[.B32];[.C32])+TIME([.D32];0;0)" office:value-type="date" office:date-value="2013-04-16">
            <text:p>2013-04-16</text:p>
          </table:table-cell>
          <table:table-cell table:formula="of:=[.E32]+[.F32]+[.K31]" office:value-type="float" office:value="7">
            <text:p>7</text:p>
          </table:table-cell>
          <table:table-cell table:formula="of:=[.G32]+[.L31]" office:value-type="float" office:value="24.096745">
            <text:p>24.09674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office:value-type="float" office:value="0.296436">
            <text:p>0.296436</text:p>
          </table:table-cell>
          <table:table-cell office:value-type="float" office:value="0.177862">
            <text:p>0.177862</text:p>
          </table:table-cell>
          <table:table-cell office:value-type="float" office:value="0">
            <text:p>0</text:p>
          </table:table-cell>
          <table:table-cell table:style-name="ce2" table:formula="of:=DATE([.A33];[.B33];[.C33])+TIME([.D33];0;0)" office:value-type="date" office:date-value="2013-04-17">
            <text:p>2013-04-17</text:p>
          </table:table-cell>
          <table:table-cell table:formula="of:=[.E33]+[.F33]+[.K32]" office:value-type="float" office:value="9.8">
            <text:p>9.8</text:p>
          </table:table-cell>
          <table:table-cell table:formula="of:=[.G33]+[.L32]" office:value-type="float" office:value="24.393181">
            <text:p>24.393181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office:value-type="float" office:value="0.394257">
            <text:p>0.394257</text:p>
          </table:table-cell>
          <table:table-cell office:value-type="float" office:value="0.236554">
            <text:p>0.236554</text:p>
          </table:table-cell>
          <table:table-cell office:value-type="float" office:value="0">
            <text:p>0</text:p>
          </table:table-cell>
          <table:table-cell table:style-name="ce2" table:formula="of:=DATE([.A34];[.B34];[.C34])+TIME([.D34];0;0)" office:value-type="date" office:date-value="2013-04-18">
            <text:p>2013-04-18</text:p>
          </table:table-cell>
          <table:table-cell table:formula="of:=[.E34]+[.F34]+[.K33]" office:value-type="float" office:value="12.6">
            <text:p>12.6</text:p>
          </table:table-cell>
          <table:table-cell table:formula="of:=[.G34]+[.L33]" office:value-type="float" office:value="24.787438">
            <text:p>24.787438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06685">
            <text:p>1.06685</text:p>
          </table:table-cell>
          <table:table-cell office:value-type="float" office:value="0.64011">
            <text:p>0.64011</text:p>
          </table:table-cell>
          <table:table-cell office:value-type="float" office:value="0">
            <text:p>0</text:p>
          </table:table-cell>
          <table:table-cell table:style-name="ce2" table:formula="of:=DATE([.A35];[.B35];[.C35])+TIME([.D35];0;0)" office:value-type="date" office:date-value="2013-04-19">
            <text:p>2013-04-19</text:p>
          </table:table-cell>
          <table:table-cell table:formula="of:=[.E35]+[.F35]+[.K34]" office:value-type="float" office:value="12.8">
            <text:p>12.8</text:p>
          </table:table-cell>
          <table:table-cell table:formula="of:=[.G35]+[.L34]" office:value-type="float" office:value="25.854288">
            <text:p>25.854288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68016">
            <text:p>2.68016</text:p>
          </table:table-cell>
          <table:table-cell office:value-type="float" office:value="1.6081">
            <text:p>1.6081</text:p>
          </table:table-cell>
          <table:table-cell office:value-type="float" office:value="0">
            <text:p>0</text:p>
          </table:table-cell>
          <table:table-cell table:style-name="ce2" table:formula="of:=DATE([.A36];[.B36];[.C36])+TIME([.D36];0;0)" office:value-type="date" office:date-value="2013-04-20">
            <text:p>2013-04-20</text:p>
          </table:table-cell>
          <table:table-cell table:formula="of:=[.E36]+[.F36]+[.K35]" office:value-type="float" office:value="13">
            <text:p>13</text:p>
          </table:table-cell>
          <table:table-cell table:formula="of:=[.G36]+[.L35]" office:value-type="float" office:value="28.534448">
            <text:p>28.534448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3.04593">
            <text:p>3.04593</text:p>
          </table:table-cell>
          <table:table-cell office:value-type="float" office:value="1.82756">
            <text:p>1.82756</text:p>
          </table:table-cell>
          <table:table-cell office:value-type="float" office:value="0">
            <text:p>0</text:p>
          </table:table-cell>
          <table:table-cell table:style-name="ce2" table:formula="of:=DATE([.A37];[.B37];[.C37])+TIME([.D37];0;0)" office:value-type="date" office:date-value="2013-04-21">
            <text:p>2013-04-21</text:p>
          </table:table-cell>
          <table:table-cell table:formula="of:=[.E37]+[.F37]+[.K36]" office:value-type="float" office:value="13">
            <text:p>13</text:p>
          </table:table-cell>
          <table:table-cell table:formula="of:=[.G37]+[.L36]" office:value-type="float" office:value="31.580378">
            <text:p>31.580378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3.41826">
            <text:p>3.41826</text:p>
          </table:table-cell>
          <table:table-cell office:value-type="float" office:value="1.57428">
            <text:p>1.57428</text:p>
          </table:table-cell>
          <table:table-cell office:value-type="float" office:value="0">
            <text:p>0</text:p>
          </table:table-cell>
          <table:table-cell table:style-name="ce2" table:formula="of:=DATE([.A38];[.B38];[.C38])+TIME([.D38];0;0)" office:value-type="date" office:date-value="2013-04-22">
            <text:p>2013-04-22</text:p>
          </table:table-cell>
          <table:table-cell table:formula="of:=[.E38]+[.F38]+[.K37]" office:value-type="float" office:value="13">
            <text:p>13</text:p>
          </table:table-cell>
          <table:table-cell table:formula="of:=[.G38]+[.L37]" office:value-type="float" office:value="34.998638">
            <text:p>34.998638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1.87749">
            <text:p>1.87749</text:p>
          </table:table-cell>
          <table:table-cell office:value-type="float" office:value="1.12649">
            <text:p>1.12649</text:p>
          </table:table-cell>
          <table:table-cell office:value-type="float" office:value="0">
            <text:p>0</text:p>
          </table:table-cell>
          <table:table-cell table:style-name="ce2" table:formula="of:=DATE([.A39];[.B39];[.C39])+TIME([.D39];0;0)" office:value-type="date" office:date-value="2013-04-23">
            <text:p>2013-04-23</text:p>
          </table:table-cell>
          <table:table-cell table:formula="of:=[.E39]+[.F39]+[.K38]" office:value-type="float" office:value="13.8">
            <text:p>13.8</text:p>
          </table:table-cell>
          <table:table-cell table:formula="of:=[.G39]+[.L38]" office:value-type="float" office:value="36.876128">
            <text:p>36.876128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.12533">
            <text:p>1.12533</text:p>
          </table:table-cell>
          <table:table-cell office:value-type="float" office:value="0.6752">
            <text:p>0.6752</text:p>
          </table:table-cell>
          <table:table-cell office:value-type="float" office:value="0">
            <text:p>0</text:p>
          </table:table-cell>
          <table:table-cell table:style-name="ce2" table:formula="of:=DATE([.A40];[.B40];[.C40])+TIME([.D40];0;0)" office:value-type="date" office:date-value="2013-04-24">
            <text:p>2013-04-24</text:p>
          </table:table-cell>
          <table:table-cell table:formula="of:=[.E40]+[.F40]+[.K39]" office:value-type="float" office:value="13.8">
            <text:p>13.8</text:p>
          </table:table-cell>
          <table:table-cell table:formula="of:=[.G40]+[.L39]" office:value-type="float" office:value="38.001458">
            <text:p>38.001458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.71405">
            <text:p>1.71405</text:p>
          </table:table-cell>
          <table:table-cell office:value-type="float" office:value="1.02843">
            <text:p>1.02843</text:p>
          </table:table-cell>
          <table:table-cell office:value-type="float" office:value="0">
            <text:p>0</text:p>
          </table:table-cell>
          <table:table-cell table:style-name="ce2" table:formula="of:=DATE([.A41];[.B41];[.C41])+TIME([.D41];0;0)" office:value-type="date" office:date-value="2013-04-25">
            <text:p>2013-04-25</text:p>
          </table:table-cell>
          <table:table-cell table:formula="of:=[.E41]+[.F41]+[.K40]" office:value-type="float" office:value="13.8">
            <text:p>13.8</text:p>
          </table:table-cell>
          <table:table-cell table:formula="of:=[.G41]+[.L40]" office:value-type="float" office:value="39.715508">
            <text:p>39.715508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484868">
            <text:p>0.484868</text:p>
          </table:table-cell>
          <table:table-cell office:value-type="float" office:value="0.290921">
            <text:p>0.290921</text:p>
          </table:table-cell>
          <table:table-cell office:value-type="float" office:value="0">
            <text:p>0</text:p>
          </table:table-cell>
          <table:table-cell table:style-name="ce2" table:formula="of:=DATE([.A42];[.B42];[.C42])+TIME([.D42];0;0)" office:value-type="date" office:date-value="2013-04-26">
            <text:p>2013-04-26</text:p>
          </table:table-cell>
          <table:table-cell table:formula="of:=[.E42]+[.F42]+[.K41]" office:value-type="float" office:value="15.2">
            <text:p>15.2</text:p>
          </table:table-cell>
          <table:table-cell table:formula="of:=[.G42]+[.L41]" office:value-type="float" office:value="40.200376">
            <text:p>40.20037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78719">
            <text:p>0.78719</text:p>
          </table:table-cell>
          <table:table-cell office:value-type="float" office:value="0.472314">
            <text:p>0.472314</text:p>
          </table:table-cell>
          <table:table-cell office:value-type="float" office:value="0">
            <text:p>0</text:p>
          </table:table-cell>
          <table:table-cell table:style-name="ce2" table:formula="of:=DATE([.A43];[.B43];[.C43])+TIME([.D43];0;0)" office:value-type="date" office:date-value="2013-04-27">
            <text:p>2013-04-27</text:p>
          </table:table-cell>
          <table:table-cell table:formula="of:=[.E43]+[.F43]+[.K42]" office:value-type="float" office:value="24.2">
            <text:p>24.2</text:p>
          </table:table-cell>
          <table:table-cell table:formula="of:=[.G43]+[.L42]" office:value-type="float" office:value="40.987566">
            <text:p>40.98756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8657">
            <text:p>1.68657</text:p>
          </table:table-cell>
          <table:table-cell office:value-type="float" office:value="1.01194">
            <text:p>1.01194</text:p>
          </table:table-cell>
          <table:table-cell office:value-type="float" office:value="0">
            <text:p>0</text:p>
          </table:table-cell>
          <table:table-cell table:style-name="ce2" table:formula="of:=DATE([.A44];[.B44];[.C44])+TIME([.D44];0;0)" office:value-type="date" office:date-value="2013-04-28">
            <text:p>2013-04-28</text:p>
          </table:table-cell>
          <table:table-cell table:formula="of:=[.E44]+[.F44]+[.K43]" office:value-type="float" office:value="26.2">
            <text:p>26.2</text:p>
          </table:table-cell>
          <table:table-cell table:formula="of:=[.G44]+[.L43]" office:value-type="float" office:value="42.674136">
            <text:p>42.67413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office:value-type="float" office:value="1.78969">
            <text:p>1.78969</text:p>
          </table:table-cell>
          <table:table-cell office:value-type="float" office:value="1.07382">
            <text:p>1.07382</text:p>
          </table:table-cell>
          <table:table-cell office:value-type="float" office:value="0">
            <text:p>0</text:p>
          </table:table-cell>
          <table:table-cell table:style-name="ce2" table:formula="of:=DATE([.A45];[.B45];[.C45])+TIME([.D45];0;0)" office:value-type="date" office:date-value="2013-04-29">
            <text:p>2013-04-29</text:p>
          </table:table-cell>
          <table:table-cell table:formula="of:=[.E45]+[.F45]+[.K44]" office:value-type="float" office:value="31.4">
            <text:p>31.4</text:p>
          </table:table-cell>
          <table:table-cell table:formula="of:=[.G45]+[.L44]" office:value-type="float" office:value="44.463826">
            <text:p>44.46382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2.32719">
            <text:p>2.32719</text:p>
          </table:table-cell>
          <table:table-cell office:value-type="float" office:value="1.39631">
            <text:p>1.39631</text:p>
          </table:table-cell>
          <table:table-cell office:value-type="float" office:value="0">
            <text:p>0</text:p>
          </table:table-cell>
          <table:table-cell table:style-name="ce2" table:formula="of:=DATE([.A46];[.B46];[.C46])+TIME([.D46];0;0)" office:value-type="date" office:date-value="2013-04-30">
            <text:p>2013-04-30</text:p>
          </table:table-cell>
          <table:table-cell table:formula="of:=[.E46]+[.F46]+[.K45]" office:value-type="float" office:value="33">
            <text:p>33</text:p>
          </table:table-cell>
          <table:table-cell table:formula="of:=[.G46]+[.L45]" office:value-type="float" office:value="46.791016">
            <text:p>46.79101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.59262">
            <text:p>2.59262</text:p>
          </table:table-cell>
          <table:table-cell office:value-type="float" office:value="1.55557">
            <text:p>1.55557</text:p>
          </table:table-cell>
          <table:table-cell office:value-type="float" office:value="0">
            <text:p>0</text:p>
          </table:table-cell>
          <table:table-cell table:style-name="ce2" table:formula="of:=DATE([.A47];[.B47];[.C47])+TIME([.D47];0;0)" office:value-type="date" office:date-value="2013-05-01">
            <text:p>2013-05-01</text:p>
          </table:table-cell>
          <table:table-cell table:formula="of:=[.E47]+[.F47]+[.K46]" office:value-type="float" office:value="33">
            <text:p>33</text:p>
          </table:table-cell>
          <table:table-cell table:formula="of:=[.G47]+[.L46]" office:value-type="float" office:value="49.383636">
            <text:p>49.38363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.16574">
            <text:p>2.16574</text:p>
          </table:table-cell>
          <table:table-cell office:value-type="float" office:value="1.29944">
            <text:p>1.29944</text:p>
          </table:table-cell>
          <table:table-cell office:value-type="float" office:value="0">
            <text:p>0</text:p>
          </table:table-cell>
          <table:table-cell table:style-name="ce2" table:formula="of:=DATE([.A48];[.B48];[.C48])+TIME([.D48];0;0)" office:value-type="date" office:date-value="2013-05-02">
            <text:p>2013-05-02</text:p>
          </table:table-cell>
          <table:table-cell table:formula="of:=[.E48]+[.F48]+[.K47]" office:value-type="float" office:value="33.5">
            <text:p>33.5</text:p>
          </table:table-cell>
          <table:table-cell table:formula="of:=[.G48]+[.L47]" office:value-type="float" office:value="51.549376">
            <text:p>51.54937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2.48488">
            <text:p>2.48488</text:p>
          </table:table-cell>
          <table:table-cell office:value-type="float" office:value="1.57008">
            <text:p>1.57008</text:p>
          </table:table-cell>
          <table:table-cell office:value-type="float" office:value="0.109097">
            <text:p>0.109097</text:p>
          </table:table-cell>
          <table:table-cell table:style-name="ce2" table:formula="of:=DATE([.A49];[.B49];[.C49])+TIME([.D49];0;0)" office:value-type="date" office:date-value="2013-05-03">
            <text:p>2013-05-03</text:p>
          </table:table-cell>
          <table:table-cell table:formula="of:=[.E49]+[.F49]+[.K48]" office:value-type="float" office:value="36.6">
            <text:p>36.6</text:p>
          </table:table-cell>
          <table:table-cell table:formula="of:=[.G49]+[.L48]" office:value-type="float" office:value="54.034256">
            <text:p>54.03425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.6">
            <text:p>13.6</text:p>
          </table:table-cell>
          <table:table-cell office:value-type="float" office:value="0">
            <text:p>0</text:p>
          </table:table-cell>
          <table:table-cell office:value-type="float" office:value="0.823123">
            <text:p>0.823123</text:p>
          </table:table-cell>
          <table:table-cell office:value-type="float" office:value="0.520092">
            <text:p>0.520092</text:p>
          </table:table-cell>
          <table:table-cell office:value-type="float" office:value="0.109097">
            <text:p>0.109097</text:p>
          </table:table-cell>
          <table:table-cell table:style-name="ce2" table:formula="of:=DATE([.A50];[.B50];[.C50])+TIME([.D50];0;0)" office:value-type="date" office:date-value="2013-05-04">
            <text:p>2013-05-04</text:p>
          </table:table-cell>
          <table:table-cell table:formula="of:=[.E50]+[.F50]+[.K49]" office:value-type="float" office:value="50.2">
            <text:p>50.2</text:p>
          </table:table-cell>
          <table:table-cell table:formula="of:=[.G50]+[.L49]" office:value-type="float" office:value="54.857379">
            <text:p>54.857379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float" office:value="0">
            <text:p>0</text:p>
          </table:table-cell>
          <table:table-cell office:value-type="float" office:value="0.806932">
            <text:p>0.806932</text:p>
          </table:table-cell>
          <table:table-cell office:value-type="float" office:value="0.514522">
            <text:p>0.514522</text:p>
          </table:table-cell>
          <table:table-cell office:value-type="float" office:value="0.12953">
            <text:p>0.12953</text:p>
          </table:table-cell>
          <table:table-cell table:style-name="ce2" table:formula="of:=DATE([.A51];[.B51];[.C51])+TIME([.D51];0;0)" office:value-type="date" office:date-value="2013-05-05">
            <text:p>2013-05-05</text:p>
          </table:table-cell>
          <table:table-cell table:formula="of:=[.E51]+[.F51]+[.K50]" office:value-type="float" office:value="59.9">
            <text:p>59.9</text:p>
          </table:table-cell>
          <table:table-cell table:formula="of:=[.G51]+[.L50]" office:value-type="float" office:value="55.664311">
            <text:p>55.664311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0.650435">
            <text:p>0.650435</text:p>
          </table:table-cell>
          <table:table-cell office:value-type="float" office:value="0.418154">
            <text:p>0.418154</text:p>
          </table:table-cell>
          <table:table-cell office:value-type="float" office:value="0.14831">
            <text:p>0.14831</text:p>
          </table:table-cell>
          <table:table-cell table:style-name="ce2" table:formula="of:=DATE([.A52];[.B52];[.C52])+TIME([.D52];0;0)" office:value-type="date" office:date-value="2013-05-06">
            <text:p>2013-05-06</text:p>
          </table:table-cell>
          <table:table-cell table:formula="of:=[.E52]+[.F52]+[.K51]" office:value-type="float" office:value="59.9">
            <text:p>59.9</text:p>
          </table:table-cell>
          <table:table-cell table:formula="of:=[.G52]+[.L51]" office:value-type="float" office:value="56.314746">
            <text:p>56.31474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office:value-type="float" office:value="2.57983">
            <text:p>2.57983</text:p>
          </table:table-cell>
          <table:table-cell office:value-type="float" office:value="1.67094">
            <text:p>1.67094</text:p>
          </table:table-cell>
          <table:table-cell office:value-type="float" office:value="0.165662">
            <text:p>0.165662</text:p>
          </table:table-cell>
          <table:table-cell table:style-name="ce2" table:formula="of:=DATE([.A53];[.B53];[.C53])+TIME([.D53];0;0)" office:value-type="date" office:date-value="2013-05-07">
            <text:p>2013-05-07</text:p>
          </table:table-cell>
          <table:table-cell table:formula="of:=[.E53]+[.F53]+[.K52]" office:value-type="float" office:value="64.8">
            <text:p>64.8</text:p>
          </table:table-cell>
          <table:table-cell table:formula="of:=[.G53]+[.L52]" office:value-type="float" office:value="58.894576">
            <text:p>58.89457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2.40075">
            <text:p>2.40075</text:p>
          </table:table-cell>
          <table:table-cell office:value-type="float" office:value="1.57044">
            <text:p>1.57044</text:p>
          </table:table-cell>
          <table:table-cell office:value-type="float" office:value="0.189161">
            <text:p>0.189161</text:p>
          </table:table-cell>
          <table:table-cell table:style-name="ce2" table:formula="of:=DATE([.A54];[.B54];[.C54])+TIME([.D54];0;0)" office:value-type="date" office:date-value="2013-05-08">
            <text:p>2013-05-08</text:p>
          </table:table-cell>
          <table:table-cell table:formula="of:=[.E54]+[.F54]+[.K53]" office:value-type="float" office:value="64.9">
            <text:p>64.9</text:p>
          </table:table-cell>
          <table:table-cell table:formula="of:=[.G54]+[.L53]" office:value-type="float" office:value="61.295326">
            <text:p>61.29532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3.57931">
            <text:p>3.57931</text:p>
          </table:table-cell>
          <table:table-cell office:value-type="float" office:value="2.37476">
            <text:p>2.37476</text:p>
          </table:table-cell>
          <table:table-cell office:value-type="float" office:value="0.22361">
            <text:p>0.22361</text:p>
          </table:table-cell>
          <table:table-cell table:style-name="ce2" table:formula="of:=DATE([.A55];[.B55];[.C55])+TIME([.D55];0;0)" office:value-type="date" office:date-value="2013-05-09">
            <text:p>2013-05-09</text:p>
          </table:table-cell>
          <table:table-cell table:formula="of:=[.E55]+[.F55]+[.K54]" office:value-type="float" office:value="64.9">
            <text:p>64.9</text:p>
          </table:table-cell>
          <table:table-cell table:formula="of:=[.G55]+[.L54]" office:value-type="float" office:value="64.874636">
            <text:p>64.87463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4.32668">
            <text:p>4.32668</text:p>
          </table:table-cell>
          <table:table-cell office:value-type="float" office:value="2.83501">
            <text:p>2.83501</text:p>
          </table:table-cell>
          <table:table-cell office:value-type="float" office:value="0.193172">
            <text:p>0.193172</text:p>
          </table:table-cell>
          <table:table-cell table:style-name="ce2" table:formula="of:=DATE([.A56];[.B56];[.C56])+TIME([.D56];0;0)" office:value-type="date" office:date-value="2013-05-10">
            <text:p>2013-05-10</text:p>
          </table:table-cell>
          <table:table-cell table:formula="of:=[.E56]+[.F56]+[.K55]" office:value-type="float" office:value="64.9">
            <text:p>64.9</text:p>
          </table:table-cell>
          <table:table-cell table:formula="of:=[.G56]+[.L55]" office:value-type="float" office:value="69.201316">
            <text:p>69.20131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4.43007">
            <text:p>4.43007</text:p>
          </table:table-cell>
          <table:table-cell office:value-type="float" office:value="2.96426">
            <text:p>2.96426</text:p>
          </table:table-cell>
          <table:table-cell office:value-type="float" office:value="0.2448">
            <text:p>0.2448</text:p>
          </table:table-cell>
          <table:table-cell table:style-name="ce2" table:formula="of:=DATE([.A57];[.B57];[.C57])+TIME([.D57];0;0)" office:value-type="date" office:date-value="2013-05-11">
            <text:p>2013-05-11</text:p>
          </table:table-cell>
          <table:table-cell table:formula="of:=[.E57]+[.F57]+[.K56]" office:value-type="float" office:value="64.9">
            <text:p>64.9</text:p>
          </table:table-cell>
          <table:table-cell table:formula="of:=[.G57]+[.L56]" office:value-type="float" office:value="73.631386">
            <text:p>73.63138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4.36616">
            <text:p>4.36616</text:p>
          </table:table-cell>
          <table:table-cell office:value-type="float" office:value="2.98015">
            <text:p>2.98015</text:p>
          </table:table-cell>
          <table:table-cell office:value-type="float" office:value="0.296062">
            <text:p>0.296062</text:p>
          </table:table-cell>
          <table:table-cell table:style-name="ce2" table:formula="of:=DATE([.A58];[.B58];[.C58])+TIME([.D58];0;0)" office:value-type="date" office:date-value="2013-05-12">
            <text:p>2013-05-12</text:p>
          </table:table-cell>
          <table:table-cell table:formula="of:=[.E58]+[.F58]+[.K57]" office:value-type="float" office:value="64.9">
            <text:p>64.9</text:p>
          </table:table-cell>
          <table:table-cell table:formula="of:=[.G58]+[.L57]" office:value-type="float" office:value="77.997546">
            <text:p>77.99754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.98481">
            <text:p>1.98481</text:p>
          </table:table-cell>
          <table:table-cell office:value-type="float" office:value="1.37972">
            <text:p>1.37972</text:p>
          </table:table-cell>
          <table:table-cell office:value-type="float" office:value="0.345291">
            <text:p>0.345291</text:p>
          </table:table-cell>
          <table:table-cell table:style-name="ce2" table:formula="of:=DATE([.A59];[.B59];[.C59])+TIME([.D59];0;0)" office:value-type="date" office:date-value="2013-05-13">
            <text:p>2013-05-13</text:p>
          </table:table-cell>
          <table:table-cell table:formula="of:=[.E59]+[.F59]+[.K58]" office:value-type="float" office:value="64.9">
            <text:p>64.9</text:p>
          </table:table-cell>
          <table:table-cell table:formula="of:=[.G59]+[.L58]" office:value-type="float" office:value="79.982356">
            <text:p>79.98235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4.48918">
            <text:p>4.48918</text:p>
          </table:table-cell>
          <table:table-cell office:value-type="float" office:value="3.16263">
            <text:p>3.16263</text:p>
          </table:table-cell>
          <table:table-cell office:value-type="float" office:value="0.382723">
            <text:p>0.382723</text:p>
          </table:table-cell>
          <table:table-cell table:style-name="ce2" table:formula="of:=DATE([.A60];[.B60];[.C60])+TIME([.D60];0;0)" office:value-type="date" office:date-value="2013-05-14">
            <text:p>2013-05-14</text:p>
          </table:table-cell>
          <table:table-cell table:formula="of:=[.E60]+[.F60]+[.K59]" office:value-type="float" office:value="64.9">
            <text:p>64.9</text:p>
          </table:table-cell>
          <table:table-cell table:formula="of:=[.G60]+[.L59]" office:value-type="float" office:value="84.471536">
            <text:p>84.47153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.38886">
            <text:p>2.38886</text:p>
          </table:table-cell>
          <table:table-cell office:value-type="float" office:value="1.70552">
            <text:p>1.70552</text:p>
          </table:table-cell>
          <table:table-cell office:value-type="float" office:value="0.421223">
            <text:p>0.421223</text:p>
          </table:table-cell>
          <table:table-cell table:style-name="ce2" table:formula="of:=DATE([.A61];[.B61];[.C61])+TIME([.D61];0;0)" office:value-type="date" office:date-value="2013-05-15">
            <text:p>2013-05-15</text:p>
          </table:table-cell>
          <table:table-cell table:formula="of:=[.E61]+[.F61]+[.K60]" office:value-type="float" office:value="67.9">
            <text:p>67.9</text:p>
          </table:table-cell>
          <table:table-cell table:formula="of:=[.G61]+[.L60]" office:value-type="float" office:value="86.860396">
            <text:p>86.86039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3.14773">
            <text:p>3.14773</text:p>
          </table:table-cell>
          <table:table-cell office:value-type="float" office:value="2.28737">
            <text:p>2.28737</text:p>
          </table:table-cell>
          <table:table-cell office:value-type="float" office:value="0.47428">
            <text:p>0.47428</text:p>
          </table:table-cell>
          <table:table-cell table:style-name="ce2" table:formula="of:=DATE([.A62];[.B62];[.C62])+TIME([.D62];0;0)" office:value-type="date" office:date-value="2013-05-16">
            <text:p>2013-05-16</text:p>
          </table:table-cell>
          <table:table-cell table:formula="of:=[.E62]+[.F62]+[.K61]" office:value-type="float" office:value="69.3">
            <text:p>69.3</text:p>
          </table:table-cell>
          <table:table-cell table:formula="of:=[.G62]+[.L61]" office:value-type="float" office:value="90.008126">
            <text:p>90.00812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.39425">
            <text:p>1.39425</text:p>
          </table:table-cell>
          <table:table-cell office:value-type="float" office:value="1.03361">
            <text:p>1.03361</text:p>
          </table:table-cell>
          <table:table-cell office:value-type="float" office:value="0.537222">
            <text:p>0.537222</text:p>
          </table:table-cell>
          <table:table-cell table:style-name="ce2" table:formula="of:=DATE([.A63];[.B63];[.C63])+TIME([.D63];0;0)" office:value-type="date" office:date-value="2013-05-17">
            <text:p>2013-05-17</text:p>
          </table:table-cell>
          <table:table-cell table:formula="of:=[.E63]+[.F63]+[.K62]" office:value-type="float" office:value="69.8">
            <text:p>69.8</text:p>
          </table:table-cell>
          <table:table-cell table:formula="of:=[.G63]+[.L62]" office:value-type="float" office:value="91.402376">
            <text:p>91.40237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3.87581">
            <text:p>3.87581</text:p>
          </table:table-cell>
          <table:table-cell office:value-type="float" office:value="2.92066">
            <text:p>2.92066</text:p>
          </table:table-cell>
          <table:table-cell office:value-type="float" office:value="0.59125">
            <text:p>0.59125</text:p>
          </table:table-cell>
          <table:table-cell table:style-name="ce2" table:formula="of:=DATE([.A64];[.B64];[.C64])+TIME([.D64];0;0)" office:value-type="date" office:date-value="2013-05-18">
            <text:p>2013-05-18</text:p>
          </table:table-cell>
          <table:table-cell table:formula="of:=[.E64]+[.F64]+[.K63]" office:value-type="float" office:value="69.8">
            <text:p>69.8</text:p>
          </table:table-cell>
          <table:table-cell table:formula="of:=[.G64]+[.L63]" office:value-type="float" office:value="95.278186">
            <text:p>95.27818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4.73654">
            <text:p>4.73654</text:p>
          </table:table-cell>
          <table:table-cell office:value-type="float" office:value="3.47862">
            <text:p>3.47862</text:p>
          </table:table-cell>
          <table:table-cell office:value-type="float" office:value="0.65941">
            <text:p>0.65941</text:p>
          </table:table-cell>
          <table:table-cell table:style-name="ce2" table:formula="of:=DATE([.A65];[.B65];[.C65])+TIME([.D65];0;0)" office:value-type="date" office:date-value="2013-05-19">
            <text:p>2013-05-19</text:p>
          </table:table-cell>
          <table:table-cell table:formula="of:=[.E65]+[.F65]+[.K64]" office:value-type="float" office:value="69.8">
            <text:p>69.8</text:p>
          </table:table-cell>
          <table:table-cell table:formula="of:=[.G65]+[.L64]" office:value-type="float" office:value="100.014726">
            <text:p>100.01472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0016">
            <text:p>1.10016</text:p>
          </table:table-cell>
          <table:table-cell office:value-type="float" office:value="0.890135">
            <text:p>0.890135</text:p>
          </table:table-cell>
          <table:table-cell office:value-type="float" office:value="0.856935">
            <text:p>0.856935</text:p>
          </table:table-cell>
          <table:table-cell table:style-name="ce2" table:formula="of:=DATE([.A66];[.B66];[.C66])+TIME([.D66];0;0)" office:value-type="date" office:date-value="2013-05-20">
            <text:p>2013-05-20</text:p>
          </table:table-cell>
          <table:table-cell table:formula="of:=[.E66]+[.F66]+[.K65]" office:value-type="float" office:value="71.8">
            <text:p>71.8</text:p>
          </table:table-cell>
          <table:table-cell table:formula="of:=[.G66]+[.L65]" office:value-type="float" office:value="101.114886">
            <text:p>101.11488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96">
            <text:p>3.1696</text:p>
          </table:table-cell>
          <table:table-cell office:value-type="float" office:value="2.59855">
            <text:p>2.59855</text:p>
          </table:table-cell>
          <table:table-cell office:value-type="float" office:value="0.912655">
            <text:p>0.912655</text:p>
          </table:table-cell>
          <table:table-cell table:style-name="ce2" table:formula="of:=DATE([.A67];[.B67];[.C67])+TIME([.D67];0;0)" office:value-type="date" office:date-value="2013-05-21">
            <text:p>2013-05-21</text:p>
          </table:table-cell>
          <table:table-cell table:formula="of:=[.E67]+[.F67]+[.K66]" office:value-type="float" office:value="71.8">
            <text:p>71.8</text:p>
          </table:table-cell>
          <table:table-cell table:formula="of:=[.G67]+[.L66]" office:value-type="float" office:value="104.284486">
            <text:p>104.28448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4.92496">
            <text:p>4.92496</text:p>
          </table:table-cell>
          <table:table-cell office:value-type="float" office:value="3.78554">
            <text:p>3.78554</text:p>
          </table:table-cell>
          <table:table-cell office:value-type="float" office:value="0.939814">
            <text:p>0.939814</text:p>
          </table:table-cell>
          <table:table-cell table:style-name="ce2" table:formula="of:=DATE([.A68];[.B68];[.C68])+TIME([.D68];0;0)" office:value-type="date" office:date-value="2013-05-22">
            <text:p>2013-05-22</text:p>
          </table:table-cell>
          <table:table-cell table:formula="of:=[.E68]+[.F68]+[.K67]" office:value-type="float" office:value="71.8">
            <text:p>71.8</text:p>
          </table:table-cell>
          <table:table-cell table:formula="of:=[.G68]+[.L67]" office:value-type="float" office:value="109.209446">
            <text:p>109.20944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4.70266">
            <text:p>4.70266</text:p>
          </table:table-cell>
          <table:table-cell office:value-type="float" office:value="3.64912">
            <text:p>3.64912</text:p>
          </table:table-cell>
          <table:table-cell office:value-type="float" office:value="1.17704">
            <text:p>1.17704</text:p>
          </table:table-cell>
          <table:table-cell table:style-name="ce2" table:formula="of:=DATE([.A69];[.B69];[.C69])+TIME([.D69];0;0)" office:value-type="date" office:date-value="2013-05-23">
            <text:p>2013-05-23</text:p>
          </table:table-cell>
          <table:table-cell table:formula="of:=[.E69]+[.F69]+[.K68]" office:value-type="float" office:value="71.8">
            <text:p>71.8</text:p>
          </table:table-cell>
          <table:table-cell table:formula="of:=[.G69]+[.L68]" office:value-type="float" office:value="113.912106">
            <text:p>113.91210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.2">
            <text:p>7.2</text:p>
          </table:table-cell>
          <table:table-cell office:value-type="float" office:value="0">
            <text:p>0</text:p>
          </table:table-cell>
          <table:table-cell office:value-type="float" office:value="3.55151">
            <text:p>3.55151</text:p>
          </table:table-cell>
          <table:table-cell office:value-type="float" office:value="3.24725">
            <text:p>3.24725</text:p>
          </table:table-cell>
          <table:table-cell office:value-type="float" office:value="1.48417">
            <text:p>1.48417</text:p>
          </table:table-cell>
          <table:table-cell table:style-name="ce2" table:formula="of:=DATE([.A70];[.B70];[.C70])+TIME([.D70];0;0)" office:value-type="date" office:date-value="2013-05-24">
            <text:p>2013-05-24</text:p>
          </table:table-cell>
          <table:table-cell table:formula="of:=[.E70]+[.F70]+[.K69]" office:value-type="float" office:value="79">
            <text:p>79</text:p>
          </table:table-cell>
          <table:table-cell table:formula="of:=[.G70]+[.L69]" office:value-type="float" office:value="117.463616">
            <text:p>117.46361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1.99634">
            <text:p>1.99634</text:p>
          </table:table-cell>
          <table:table-cell office:value-type="float" office:value="1.89454">
            <text:p>1.89454</text:p>
          </table:table-cell>
          <table:table-cell office:value-type="float" office:value="1.743">
            <text:p>1.743</text:p>
          </table:table-cell>
          <table:table-cell table:style-name="ce2" table:formula="of:=DATE([.A71];[.B71];[.C71])+TIME([.D71];0;0)" office:value-type="date" office:date-value="2013-05-25">
            <text:p>2013-05-25</text:p>
          </table:table-cell>
          <table:table-cell table:formula="of:=[.E71]+[.F71]+[.K70]" office:value-type="float" office:value="79.9">
            <text:p>79.9</text:p>
          </table:table-cell>
          <table:table-cell table:formula="of:=[.G71]+[.L70]" office:value-type="float" office:value="119.459956">
            <text:p>119.45995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3.31944">
            <text:p>3.31944</text:p>
          </table:table-cell>
          <table:table-cell office:value-type="float" office:value="3.24208">
            <text:p>3.24208</text:p>
          </table:table-cell>
          <table:table-cell office:value-type="float" office:value="1.97679">
            <text:p>1.97679</text:p>
          </table:table-cell>
          <table:table-cell table:style-name="ce2" table:formula="of:=DATE([.A72];[.B72];[.C72])+TIME([.D72];0;0)" office:value-type="date" office:date-value="2013-05-26">
            <text:p>2013-05-26</text:p>
          </table:table-cell>
          <table:table-cell table:formula="of:=[.E72]+[.F72]+[.K71]" office:value-type="float" office:value="79.9">
            <text:p>79.9</text:p>
          </table:table-cell>
          <table:table-cell table:formula="of:=[.G72]+[.L71]" office:value-type="float" office:value="122.779396">
            <text:p>122.77939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.59205">
            <text:p>2.59205</text:p>
          </table:table-cell>
          <table:table-cell office:value-type="float" office:value="2.59816">
            <text:p>2.59816</text:p>
          </table:table-cell>
          <table:table-cell office:value-type="float" office:value="2.22093">
            <text:p>2.22093</text:p>
          </table:table-cell>
          <table:table-cell table:style-name="ce2" table:formula="of:=DATE([.A73];[.B73];[.C73])+TIME([.D73];0;0)" office:value-type="date" office:date-value="2013-05-27">
            <text:p>2013-05-27</text:p>
          </table:table-cell>
          <table:table-cell table:formula="of:=[.E73]+[.F73]+[.K72]" office:value-type="float" office:value="95.9">
            <text:p>95.9</text:p>
          </table:table-cell>
          <table:table-cell table:formula="of:=[.G73]+[.L72]" office:value-type="float" office:value="125.371446">
            <text:p>125.37144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3.85406">
            <text:p>3.85406</text:p>
          </table:table-cell>
          <table:table-cell office:value-type="float" office:value="3.95739">
            <text:p>3.95739</text:p>
          </table:table-cell>
          <table:table-cell office:value-type="float" office:value="2.48506">
            <text:p>2.48506</text:p>
          </table:table-cell>
          <table:table-cell table:style-name="ce2" table:formula="of:=DATE([.A74];[.B74];[.C74])+TIME([.D74];0;0)" office:value-type="date" office:date-value="2013-05-28">
            <text:p>2013-05-28</text:p>
          </table:table-cell>
          <table:table-cell table:formula="of:=[.E74]+[.F74]+[.K73]" office:value-type="float" office:value="96">
            <text:p>96</text:p>
          </table:table-cell>
          <table:table-cell table:formula="of:=[.G74]+[.L73]" office:value-type="float" office:value="129.225506">
            <text:p>129.22550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2.94561">
            <text:p>2.94561</text:p>
          </table:table-cell>
          <table:table-cell office:value-type="float" office:value="3.09746">
            <text:p>3.09746</text:p>
          </table:table-cell>
          <table:table-cell office:value-type="float" office:value="2.79341">
            <text:p>2.79341</text:p>
          </table:table-cell>
          <table:table-cell table:style-name="ce2" table:formula="of:=DATE([.A75];[.B75];[.C75])+TIME([.D75];0;0)" office:value-type="date" office:date-value="2013-05-29">
            <text:p>2013-05-29</text:p>
          </table:table-cell>
          <table:table-cell table:formula="of:=[.E75]+[.F75]+[.K74]" office:value-type="float" office:value="96">
            <text:p>96</text:p>
          </table:table-cell>
          <table:table-cell table:formula="of:=[.G75]+[.L74]" office:value-type="float" office:value="132.171116">
            <text:p>132.17111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1.86946">
            <text:p>1.86946</text:p>
          </table:table-cell>
          <table:table-cell office:value-type="float" office:value="2.00804">
            <text:p>2.00804</text:p>
          </table:table-cell>
          <table:table-cell office:value-type="float" office:value="3.12339">
            <text:p>3.12339</text:p>
          </table:table-cell>
          <table:table-cell table:style-name="ce2" table:formula="of:=DATE([.A76];[.B76];[.C76])+TIME([.D76];0;0)" office:value-type="date" office:date-value="2013-05-30">
            <text:p>2013-05-30</text:p>
          </table:table-cell>
          <table:table-cell table:formula="of:=[.E76]+[.F76]+[.K75]" office:value-type="float" office:value="96.3">
            <text:p>96.3</text:p>
          </table:table-cell>
          <table:table-cell table:formula="of:=[.G76]+[.L75]" office:value-type="float" office:value="134.040576">
            <text:p>134.04057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3.633">
            <text:p>3.633</text:p>
          </table:table-cell>
          <table:table-cell office:value-type="float" office:value="3.96177">
            <text:p>3.96177</text:p>
          </table:table-cell>
          <table:table-cell office:value-type="float" office:value="3.40193">
            <text:p>3.40193</text:p>
          </table:table-cell>
          <table:table-cell table:style-name="ce2" table:formula="of:=DATE([.A77];[.B77];[.C77])+TIME([.D77];0;0)" office:value-type="date" office:date-value="2013-05-31">
            <text:p>2013-05-31</text:p>
          </table:table-cell>
          <table:table-cell table:formula="of:=[.E77]+[.F77]+[.K76]" office:value-type="float" office:value="96.4">
            <text:p>96.4</text:p>
          </table:table-cell>
          <table:table-cell table:formula="of:=[.G77]+[.L76]" office:value-type="float" office:value="137.673576">
            <text:p>137.67357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2.69975">
            <text:p>2.69975</text:p>
          </table:table-cell>
          <table:table-cell office:value-type="float" office:value="2.98637">
            <text:p>2.98637</text:p>
          </table:table-cell>
          <table:table-cell office:value-type="float" office:value="3.71078">
            <text:p>3.71078</text:p>
          </table:table-cell>
          <table:table-cell table:style-name="ce2" table:formula="of:=DATE([.A78];[.B78];[.C78])+TIME([.D78];0;0)" office:value-type="date" office:date-value="2013-06-01">
            <text:p>2013-06-01</text:p>
          </table:table-cell>
          <table:table-cell table:formula="of:=[.E78]+[.F78]+[.K77]" office:value-type="float" office:value="97.1">
            <text:p>97.1</text:p>
          </table:table-cell>
          <table:table-cell table:formula="of:=[.G78]+[.L77]" office:value-type="float" office:value="140.373326">
            <text:p>140.37332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.13424">
            <text:p>4.13424</text:p>
          </table:table-cell>
          <table:table-cell office:value-type="float" office:value="4.62897">
            <text:p>4.62897</text:p>
          </table:table-cell>
          <table:table-cell office:value-type="float" office:value="4.02146">
            <text:p>4.02146</text:p>
          </table:table-cell>
          <table:table-cell table:style-name="ce2" table:formula="of:=DATE([.A79];[.B79];[.C79])+TIME([.D79];0;0)" office:value-type="date" office:date-value="2013-06-02">
            <text:p>2013-06-02</text:p>
          </table:table-cell>
          <table:table-cell table:formula="of:=[.E79]+[.F79]+[.K78]" office:value-type="float" office:value="97.1">
            <text:p>97.1</text:p>
          </table:table-cell>
          <table:table-cell table:formula="of:=[.G79]+[.L78]" office:value-type="float" office:value="144.507566">
            <text:p>144.50756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.10012">
            <text:p>5.10012</text:p>
          </table:table-cell>
          <table:table-cell office:value-type="float" office:value="5.77761">
            <text:p>5.77761</text:p>
          </table:table-cell>
          <table:table-cell office:value-type="float" office:value="4.37963">
            <text:p>4.37963</text:p>
          </table:table-cell>
          <table:table-cell table:style-name="ce2" table:formula="of:=DATE([.A80];[.B80];[.C80])+TIME([.D80];0;0)" office:value-type="date" office:date-value="2013-06-03">
            <text:p>2013-06-03</text:p>
          </table:table-cell>
          <table:table-cell table:formula="of:=[.E80]+[.F80]+[.K79]" office:value-type="float" office:value="97.1">
            <text:p>97.1</text:p>
          </table:table-cell>
          <table:table-cell table:formula="of:=[.G80]+[.L79]" office:value-type="float" office:value="149.607686">
            <text:p>149.60768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.30671">
            <text:p>5.30671</text:p>
          </table:table-cell>
          <table:table-cell office:value-type="float" office:value="6.07963">
            <text:p>6.07963</text:p>
          </table:table-cell>
          <table:table-cell office:value-type="float" office:value="4.80299">
            <text:p>4.80299</text:p>
          </table:table-cell>
          <table:table-cell table:style-name="ce2" table:formula="of:=DATE([.A81];[.B81];[.C81])+TIME([.D81];0;0)" office:value-type="date" office:date-value="2013-06-04">
            <text:p>2013-06-04</text:p>
          </table:table-cell>
          <table:table-cell table:formula="of:=[.E81]+[.F81]+[.K80]" office:value-type="float" office:value="97.1">
            <text:p>97.1</text:p>
          </table:table-cell>
          <table:table-cell table:formula="of:=[.G81]+[.L80]" office:value-type="float" office:value="154.914396">
            <text:p>154.91439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.67692">
            <text:p>4.67692</text:p>
          </table:table-cell>
          <table:table-cell office:value-type="float" office:value="5.40634">
            <text:p>5.40634</text:p>
          </table:table-cell>
          <table:table-cell office:value-type="float" office:value="5.22373">
            <text:p>5.22373</text:p>
          </table:table-cell>
          <table:table-cell table:style-name="ce2" table:formula="of:=DATE([.A82];[.B82];[.C82])+TIME([.D82];0;0)" office:value-type="date" office:date-value="2013-06-05">
            <text:p>2013-06-05</text:p>
          </table:table-cell>
          <table:table-cell table:formula="of:=[.E82]+[.F82]+[.K81]" office:value-type="float" office:value="97.1">
            <text:p>97.1</text:p>
          </table:table-cell>
          <table:table-cell table:formula="of:=[.G82]+[.L81]" office:value-type="float" office:value="159.591316">
            <text:p>159.59131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.29175">
            <text:p>5.29175</text:p>
          </table:table-cell>
          <table:table-cell office:value-type="float" office:value="6.14851">
            <text:p>6.14851</text:p>
          </table:table-cell>
          <table:table-cell office:value-type="float" office:value="5.51376">
            <text:p>5.51376</text:p>
          </table:table-cell>
          <table:table-cell table:style-name="ce2" table:formula="of:=DATE([.A83];[.B83];[.C83])+TIME([.D83];0;0)" office:value-type="date" office:date-value="2013-06-06">
            <text:p>2013-06-06</text:p>
          </table:table-cell>
          <table:table-cell table:formula="of:=[.E83]+[.F83]+[.K82]" office:value-type="float" office:value="97.1">
            <text:p>97.1</text:p>
          </table:table-cell>
          <table:table-cell table:formula="of:=[.G83]+[.L82]" office:value-type="float" office:value="164.883066">
            <text:p>164.88306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.38175">
            <text:p>5.38175</text:p>
          </table:table-cell>
          <table:table-cell office:value-type="float" office:value="6.26415">
            <text:p>6.26415</text:p>
          </table:table-cell>
          <table:table-cell office:value-type="float" office:value="5.62471">
            <text:p>5.62471</text:p>
          </table:table-cell>
          <table:table-cell table:style-name="ce2" table:formula="of:=DATE([.A84];[.B84];[.C84])+TIME([.D84];0;0)" office:value-type="date" office:date-value="2013-06-07">
            <text:p>2013-06-07</text:p>
          </table:table-cell>
          <table:table-cell table:formula="of:=[.E84]+[.F84]+[.K83]" office:value-type="float" office:value="97.1">
            <text:p>97.1</text:p>
          </table:table-cell>
          <table:table-cell table:formula="of:=[.G84]+[.L83]" office:value-type="float" office:value="170.264816">
            <text:p>170.26481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.25883">
            <text:p>5.25883</text:p>
          </table:table-cell>
          <table:table-cell office:value-type="float" office:value="6.12067">
            <text:p>6.12067</text:p>
          </table:table-cell>
          <table:table-cell office:value-type="float" office:value="5.62031">
            <text:p>5.62031</text:p>
          </table:table-cell>
          <table:table-cell table:style-name="ce2" table:formula="of:=DATE([.A85];[.B85];[.C85])+TIME([.D85];0;0)" office:value-type="date" office:date-value="2013-06-08">
            <text:p>2013-06-08</text:p>
          </table:table-cell>
          <table:table-cell table:formula="of:=[.E85]+[.F85]+[.K84]" office:value-type="float" office:value="97.1">
            <text:p>97.1</text:p>
          </table:table-cell>
          <table:table-cell table:formula="of:=[.G85]+[.L84]" office:value-type="float" office:value="175.523646">
            <text:p>175.52364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.23853">
            <text:p>5.23853</text:p>
          </table:table-cell>
          <table:table-cell office:value-type="float" office:value="6.08822">
            <text:p>6.08822</text:p>
          </table:table-cell>
          <table:table-cell office:value-type="float" office:value="5.52932">
            <text:p>5.52932</text:p>
          </table:table-cell>
          <table:table-cell table:style-name="ce2" table:formula="of:=DATE([.A86];[.B86];[.C86])+TIME([.D86];0;0)" office:value-type="date" office:date-value="2013-06-09">
            <text:p>2013-06-09</text:p>
          </table:table-cell>
          <table:table-cell table:formula="of:=[.E86]+[.F86]+[.K85]" office:value-type="float" office:value="97.1">
            <text:p>97.1</text:p>
          </table:table-cell>
          <table:table-cell table:formula="of:=[.G86]+[.L85]" office:value-type="float" office:value="180.762176">
            <text:p>180.76217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office:value-type="float" office:value="4.73802">
            <text:p>4.73802</text:p>
          </table:table-cell>
          <table:table-cell office:value-type="float" office:value="5.49428">
            <text:p>5.49428</text:p>
          </table:table-cell>
          <table:table-cell office:value-type="float" office:value="5.39695">
            <text:p>5.39695</text:p>
          </table:table-cell>
          <table:table-cell table:style-name="ce2" table:formula="of:=DATE([.A87];[.B87];[.C87])+TIME([.D87];0;0)" office:value-type="date" office:date-value="2013-06-10">
            <text:p>2013-06-10</text:p>
          </table:table-cell>
          <table:table-cell table:formula="of:=[.E87]+[.F87]+[.K86]" office:value-type="float" office:value="101.9">
            <text:p>101.9</text:p>
          </table:table-cell>
          <table:table-cell table:formula="of:=[.G87]+[.L86]" office:value-type="float" office:value="185.500196">
            <text:p>185.50019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.82019">
            <text:p>2.82019</text:p>
          </table:table-cell>
          <table:table-cell office:value-type="float" office:value="3.26108">
            <text:p>3.26108</text:p>
          </table:table-cell>
          <table:table-cell office:value-type="float" office:value="5.2408">
            <text:p>5.2408</text:p>
          </table:table-cell>
          <table:table-cell table:style-name="ce2" table:formula="of:=DATE([.A88];[.B88];[.C88])+TIME([.D88];0;0)" office:value-type="date" office:date-value="2013-06-11">
            <text:p>2013-06-11</text:p>
          </table:table-cell>
          <table:table-cell table:formula="of:=[.E88]+[.F88]+[.K87]" office:value-type="float" office:value="104.9">
            <text:p>104.9</text:p>
          </table:table-cell>
          <table:table-cell table:formula="of:=[.G88]+[.L87]" office:value-type="float" office:value="188.320386">
            <text:p>188.32038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2.64077">
            <text:p>2.64077</text:p>
          </table:table-cell>
          <table:table-cell office:value-type="float" office:value="3.04748">
            <text:p>3.04748</text:p>
          </table:table-cell>
          <table:table-cell office:value-type="float" office:value="5.13711">
            <text:p>5.13711</text:p>
          </table:table-cell>
          <table:table-cell table:style-name="ce2" table:formula="of:=DATE([.A89];[.B89];[.C89])+TIME([.D89];0;0)" office:value-type="date" office:date-value="2013-06-12">
            <text:p>2013-06-12</text:p>
          </table:table-cell>
          <table:table-cell table:formula="of:=[.E89]+[.F89]+[.K88]" office:value-type="float" office:value="106.6">
            <text:p>106.6</text:p>
          </table:table-cell>
          <table:table-cell table:formula="of:=[.G89]+[.L88]" office:value-type="float" office:value="190.961156">
            <text:p>190.96115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  <table:table-cell office:value-type="float" office:value="2.28545">
            <text:p>2.28545</text:p>
          </table:table-cell>
          <table:table-cell office:value-type="float" office:value="2.63363">
            <text:p>2.63363</text:p>
          </table:table-cell>
          <table:table-cell office:value-type="float" office:value="5.06591">
            <text:p>5.06591</text:p>
          </table:table-cell>
          <table:table-cell table:style-name="ce2" table:formula="of:=DATE([.A90];[.B90];[.C90])+TIME([.D90];0;0)" office:value-type="date" office:date-value="2013-06-13">
            <text:p>2013-06-13</text:p>
          </table:table-cell>
          <table:table-cell table:formula="of:=[.E90]+[.F90]+[.K89]" office:value-type="float" office:value="110.4">
            <text:p>110.4</text:p>
          </table:table-cell>
          <table:table-cell table:formula="of:=[.G90]+[.L89]" office:value-type="float" office:value="193.246606">
            <text:p>193.24660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4.70756">
            <text:p>4.70756</text:p>
          </table:table-cell>
          <table:table-cell office:value-type="float" office:value="5.41907">
            <text:p>5.41907</text:p>
          </table:table-cell>
          <table:table-cell office:value-type="float" office:value="5.01605">
            <text:p>5.01605</text:p>
          </table:table-cell>
          <table:table-cell table:style-name="ce2" table:formula="of:=DATE([.A91];[.B91];[.C91])+TIME([.D91];0;0)" office:value-type="date" office:date-value="2013-06-14">
            <text:p>2013-06-14</text:p>
          </table:table-cell>
          <table:table-cell table:formula="of:=[.E91]+[.F91]+[.K90]" office:value-type="float" office:value="110.9">
            <text:p>110.9</text:p>
          </table:table-cell>
          <table:table-cell table:formula="of:=[.G91]+[.L90]" office:value-type="float" office:value="197.954166">
            <text:p>197.95416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  <table:table-cell office:value-type="float" office:value="1.91358">
            <text:p>1.91358</text:p>
          </table:table-cell>
          <table:table-cell office:value-type="float" office:value="2.20113">
            <text:p>2.20113</text:p>
          </table:table-cell>
          <table:table-cell office:value-type="float" office:value="4.98046">
            <text:p>4.98046</text:p>
          </table:table-cell>
          <table:table-cell table:style-name="ce2" table:formula="of:=DATE([.A92];[.B92];[.C92])+TIME([.D92];0;0)" office:value-type="date" office:date-value="2013-06-15">
            <text:p>2013-06-15</text:p>
          </table:table-cell>
          <table:table-cell table:formula="of:=[.E92]+[.F92]+[.K91]" office:value-type="float" office:value="119.2">
            <text:p>119.2</text:p>
          </table:table-cell>
          <table:table-cell table:formula="of:=[.G92]+[.L91]" office:value-type="float" office:value="199.867746">
            <text:p>199.86774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4.47703">
            <text:p>4.47703</text:p>
          </table:table-cell>
          <table:table-cell office:value-type="float" office:value="5.14622">
            <text:p>5.14622</text:p>
          </table:table-cell>
          <table:table-cell office:value-type="float" office:value="4.94884">
            <text:p>4.94884</text:p>
          </table:table-cell>
          <table:table-cell table:style-name="ce2" table:formula="of:=DATE([.A93];[.B93];[.C93])+TIME([.D93];0;0)" office:value-type="date" office:date-value="2013-06-16">
            <text:p>2013-06-16</text:p>
          </table:table-cell>
          <table:table-cell table:formula="of:=[.E93]+[.F93]+[.K92]" office:value-type="float" office:value="120.4">
            <text:p>120.4</text:p>
          </table:table-cell>
          <table:table-cell table:formula="of:=[.G93]+[.L92]" office:value-type="float" office:value="204.344776">
            <text:p>204.34477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3.60835">
            <text:p>3.60835</text:p>
          </table:table-cell>
          <table:table-cell office:value-type="float" office:value="4.14461">
            <text:p>4.14461</text:p>
          </table:table-cell>
          <table:table-cell office:value-type="float" office:value="4.9152">
            <text:p>4.9152</text:p>
          </table:table-cell>
          <table:table-cell table:style-name="ce2" table:formula="of:=DATE([.A94];[.B94];[.C94])+TIME([.D94];0;0)" office:value-type="date" office:date-value="2013-06-17">
            <text:p>2013-06-17</text:p>
          </table:table-cell>
          <table:table-cell table:formula="of:=[.E94]+[.F94]+[.K93]" office:value-type="float" office:value="120.4">
            <text:p>120.4</text:p>
          </table:table-cell>
          <table:table-cell table:formula="of:=[.G94]+[.L93]" office:value-type="float" office:value="207.953126">
            <text:p>207.95312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  <table:table-cell office:value-type="float" office:value="5.20955">
            <text:p>5.20955</text:p>
          </table:table-cell>
          <table:table-cell office:value-type="float" office:value="5.97893">
            <text:p>5.97893</text:p>
          </table:table-cell>
          <table:table-cell office:value-type="float" office:value="4.87933">
            <text:p>4.87933</text:p>
          </table:table-cell>
          <table:table-cell table:style-name="ce2" table:formula="of:=DATE([.A95];[.B95];[.C95])+TIME([.D95];0;0)" office:value-type="date" office:date-value="2013-06-18">
            <text:p>2013-06-18</text:p>
          </table:table-cell>
          <table:table-cell table:formula="of:=[.E95]+[.F95]+[.K94]" office:value-type="float" office:value="124">
            <text:p>124</text:p>
          </table:table-cell>
          <table:table-cell table:formula="of:=[.G95]+[.L94]" office:value-type="float" office:value="213.162676">
            <text:p>213.16267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5.0691">
            <text:p>5.0691</text:p>
          </table:table-cell>
          <table:table-cell office:value-type="float" office:value="5.81277">
            <text:p>5.81277</text:p>
          </table:table-cell>
          <table:table-cell office:value-type="float" office:value="4.84227">
            <text:p>4.84227</text:p>
          </table:table-cell>
          <table:table-cell table:style-name="ce2" table:formula="of:=DATE([.A96];[.B96];[.C96])+TIME([.D96];0;0)" office:value-type="date" office:date-value="2013-06-19">
            <text:p>2013-06-19</text:p>
          </table:table-cell>
          <table:table-cell table:formula="of:=[.E96]+[.F96]+[.K95]" office:value-type="float" office:value="124">
            <text:p>124</text:p>
          </table:table-cell>
          <table:table-cell table:formula="of:=[.G96]+[.L95]" office:value-type="float" office:value="218.231776">
            <text:p>218.23177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.4">
            <text:p>6.4</text:p>
          </table:table-cell>
          <table:table-cell office:value-type="float" office:value="0">
            <text:p>0</text:p>
          </table:table-cell>
          <table:table-cell office:value-type="float" office:value="2.07362">
            <text:p>2.07362</text:p>
          </table:table-cell>
          <table:table-cell office:value-type="float" office:value="2.3757">
            <text:p>2.3757</text:p>
          </table:table-cell>
          <table:table-cell office:value-type="float" office:value="4.80405">
            <text:p>4.80405</text:p>
          </table:table-cell>
          <table:table-cell table:style-name="ce2" table:formula="of:=DATE([.A97];[.B97];[.C97])+TIME([.D97];0;0)" office:value-type="date" office:date-value="2013-06-20">
            <text:p>2013-06-20</text:p>
          </table:table-cell>
          <table:table-cell table:formula="of:=[.E97]+[.F97]+[.K96]" office:value-type="float" office:value="130.4">
            <text:p>130.4</text:p>
          </table:table-cell>
          <table:table-cell table:formula="of:=[.G97]+[.L96]" office:value-type="float" office:value="220.305396">
            <text:p>220.30539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4.38338">
            <text:p>4.38338</text:p>
          </table:table-cell>
          <table:table-cell office:value-type="float" office:value="5.01721">
            <text:p>5.01721</text:p>
          </table:table-cell>
          <table:table-cell office:value-type="float" office:value="4.7647">
            <text:p>4.7647</text:p>
          </table:table-cell>
          <table:table-cell table:style-name="ce2" table:formula="of:=DATE([.A98];[.B98];[.C98])+TIME([.D98];0;0)" office:value-type="date" office:date-value="2013-06-21">
            <text:p>2013-06-21</text:p>
          </table:table-cell>
          <table:table-cell table:formula="of:=[.E98]+[.F98]+[.K97]" office:value-type="float" office:value="130.6">
            <text:p>130.6</text:p>
          </table:table-cell>
          <table:table-cell table:formula="of:=[.G98]+[.L97]" office:value-type="float" office:value="224.688776">
            <text:p>224.68877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2.99126">
            <text:p>2.99126</text:p>
          </table:table-cell>
          <table:table-cell office:value-type="float" office:value="3.42041">
            <text:p>3.42041</text:p>
          </table:table-cell>
          <table:table-cell office:value-type="float" office:value="4.72426">
            <text:p>4.72426</text:p>
          </table:table-cell>
          <table:table-cell table:style-name="ce2" table:formula="of:=DATE([.A99];[.B99];[.C99])+TIME([.D99];0;0)" office:value-type="date" office:date-value="2013-06-22">
            <text:p>2013-06-22</text:p>
          </table:table-cell>
          <table:table-cell table:formula="of:=[.E99]+[.F99]+[.K98]" office:value-type="float" office:value="130.6">
            <text:p>130.6</text:p>
          </table:table-cell>
          <table:table-cell table:formula="of:=[.G99]+[.L98]" office:value-type="float" office:value="227.680036">
            <text:p>227.68003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3.5984">
            <text:p>3.5984</text:p>
          </table:table-cell>
          <table:table-cell office:value-type="float" office:value="4.1104">
            <text:p>4.1104</text:p>
          </table:table-cell>
          <table:table-cell office:value-type="float" office:value="4.68276">
            <text:p>4.68276</text:p>
          </table:table-cell>
          <table:table-cell table:style-name="ce2" table:formula="of:=DATE([.A100];[.B100];[.C100])+TIME([.D100];0;0)" office:value-type="date" office:date-value="2013-06-23">
            <text:p>2013-06-23</text:p>
          </table:table-cell>
          <table:table-cell table:formula="of:=[.E100]+[.F100]+[.K99]" office:value-type="float" office:value="132">
            <text:p>132</text:p>
          </table:table-cell>
          <table:table-cell table:formula="of:=[.G100]+[.L99]" office:value-type="float" office:value="231.278436">
            <text:p>231.27843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3.73255">
            <text:p>3.73255</text:p>
          </table:table-cell>
          <table:table-cell office:value-type="float" office:value="4.25899">
            <text:p>4.25899</text:p>
          </table:table-cell>
          <table:table-cell office:value-type="float" office:value="4.64022">
            <text:p>4.64022</text:p>
          </table:table-cell>
          <table:table-cell table:style-name="ce2" table:formula="of:=DATE([.A101];[.B101];[.C101])+TIME([.D101];0;0)" office:value-type="date" office:date-value="2013-06-24">
            <text:p>2013-06-24</text:p>
          </table:table-cell>
          <table:table-cell table:formula="of:=[.E101]+[.F101]+[.K100]" office:value-type="float" office:value="132.4">
            <text:p>132.4</text:p>
          </table:table-cell>
          <table:table-cell table:formula="of:=[.G101]+[.L100]" office:value-type="float" office:value="235.010986">
            <text:p>235.01098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3.229">
            <text:p>3.229</text:p>
          </table:table-cell>
          <table:table-cell office:value-type="float" office:value="3.65994">
            <text:p>3.65994</text:p>
          </table:table-cell>
          <table:table-cell office:value-type="float" office:value="4.59675">
            <text:p>4.59675</text:p>
          </table:table-cell>
          <table:table-cell table:style-name="ce2" table:formula="of:=DATE([.A102];[.B102];[.C102])+TIME([.D102];0;0)" office:value-type="date" office:date-value="2013-06-25">
            <text:p>2013-06-25</text:p>
          </table:table-cell>
          <table:table-cell table:formula="of:=[.E102]+[.F102]+[.K101]" office:value-type="float" office:value="132.9">
            <text:p>132.9</text:p>
          </table:table-cell>
          <table:table-cell table:formula="of:=[.G102]+[.L101]" office:value-type="float" office:value="238.239986">
            <text:p>238.23998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3.20799">
            <text:p>3.20799</text:p>
          </table:table-cell>
          <table:table-cell office:value-type="float" office:value="3.59685">
            <text:p>3.59685</text:p>
          </table:table-cell>
          <table:table-cell office:value-type="float" office:value="4.55236">
            <text:p>4.55236</text:p>
          </table:table-cell>
          <table:table-cell table:style-name="ce2" table:formula="of:=DATE([.A103];[.B103];[.C103])+TIME([.D103];0;0)" office:value-type="date" office:date-value="2013-06-26">
            <text:p>2013-06-26</text:p>
          </table:table-cell>
          <table:table-cell table:formula="of:=[.E103]+[.F103]+[.K102]" office:value-type="float" office:value="132.9">
            <text:p>132.9</text:p>
          </table:table-cell>
          <table:table-cell table:formula="of:=[.G103]+[.L102]" office:value-type="float" office:value="241.447976">
            <text:p>241.44797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8.7">
            <text:p>8.7</text:p>
          </table:table-cell>
          <table:table-cell office:value-type="float" office:value="0">
            <text:p>0</text:p>
          </table:table-cell>
          <table:table-cell office:value-type="float" office:value="3.0012">
            <text:p>3.0012</text:p>
          </table:table-cell>
          <table:table-cell office:value-type="float" office:value="3.41232">
            <text:p>3.41232</text:p>
          </table:table-cell>
          <table:table-cell office:value-type="float" office:value="4.50707">
            <text:p>4.50707</text:p>
          </table:table-cell>
          <table:table-cell table:style-name="ce2" table:formula="of:=DATE([.A104];[.B104];[.C104])+TIME([.D104];0;0)" office:value-type="date" office:date-value="2013-06-27">
            <text:p>2013-06-27</text:p>
          </table:table-cell>
          <table:table-cell table:formula="of:=[.E104]+[.F104]+[.K103]" office:value-type="float" office:value="141.6">
            <text:p>141.6</text:p>
          </table:table-cell>
          <table:table-cell table:formula="of:=[.G104]+[.L103]" office:value-type="float" office:value="244.449176">
            <text:p>244.44917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9.8">
            <text:p>9.8</text:p>
          </table:table-cell>
          <table:table-cell office:value-type="float" office:value="0">
            <text:p>0</text:p>
          </table:table-cell>
          <table:table-cell office:value-type="float" office:value="3.43424">
            <text:p>3.43424</text:p>
          </table:table-cell>
          <table:table-cell office:value-type="float" office:value="3.899">
            <text:p>3.899</text:p>
          </table:table-cell>
          <table:table-cell office:value-type="float" office:value="4.45526">
            <text:p>4.45526</text:p>
          </table:table-cell>
          <table:table-cell table:style-name="ce2" table:formula="of:=DATE([.A105];[.B105];[.C105])+TIME([.D105];0;0)" office:value-type="date" office:date-value="2013-06-28">
            <text:p>2013-06-28</text:p>
          </table:table-cell>
          <table:table-cell table:formula="of:=[.E105]+[.F105]+[.K104]" office:value-type="float" office:value="151.4">
            <text:p>151.4</text:p>
          </table:table-cell>
          <table:table-cell table:formula="of:=[.G105]+[.L104]" office:value-type="float" office:value="247.883416">
            <text:p>247.88341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2.89281">
            <text:p>2.89281</text:p>
          </table:table-cell>
          <table:table-cell office:value-type="float" office:value="3.27882">
            <text:p>3.27882</text:p>
          </table:table-cell>
          <table:table-cell office:value-type="float" office:value="4.3975">
            <text:p>4.3975</text:p>
          </table:table-cell>
          <table:table-cell table:style-name="ce2" table:formula="of:=DATE([.A106];[.B106];[.C106])+TIME([.D106];0;0)" office:value-type="date" office:date-value="2013-06-29">
            <text:p>2013-06-29</text:p>
          </table:table-cell>
          <table:table-cell table:formula="of:=[.E106]+[.F106]+[.K105]" office:value-type="float" office:value="153.2">
            <text:p>153.2</text:p>
          </table:table-cell>
          <table:table-cell table:formula="of:=[.G106]+[.L105]" office:value-type="float" office:value="250.776226">
            <text:p>250.77622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float" office:value="3.2157">
            <text:p>3.2157</text:p>
          </table:table-cell>
          <table:table-cell office:value-type="float" office:value="3.63782">
            <text:p>3.63782</text:p>
          </table:table-cell>
          <table:table-cell office:value-type="float" office:value="4.3334">
            <text:p>4.3334</text:p>
          </table:table-cell>
          <table:table-cell table:style-name="ce2" table:formula="of:=DATE([.A107];[.B107];[.C107])+TIME([.D107];0;0)" office:value-type="date" office:date-value="2013-06-30">
            <text:p>2013-06-30</text:p>
          </table:table-cell>
          <table:table-cell table:formula="of:=[.E107]+[.F107]+[.K106]" office:value-type="float" office:value="157.6">
            <text:p>157.6</text:p>
          </table:table-cell>
          <table:table-cell table:formula="of:=[.G107]+[.L106]" office:value-type="float" office:value="253.991926">
            <text:p>253.99192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2.18173">
            <text:p>2.18173</text:p>
          </table:table-cell>
          <table:table-cell office:value-type="float" office:value="2.46278">
            <text:p>2.46278</text:p>
          </table:table-cell>
          <table:table-cell office:value-type="float" office:value="4.26341">
            <text:p>4.26341</text:p>
          </table:table-cell>
          <table:table-cell table:style-name="ce2" table:formula="of:=DATE([.A108];[.B108];[.C108])+TIME([.D108];0;0)" office:value-type="date" office:date-value="2013-07-01">
            <text:p>2013-07-01</text:p>
          </table:table-cell>
          <table:table-cell table:formula="of:=[.E108]+[.F108]+[.K107]" office:value-type="float" office:value="158.9">
            <text:p>158.9</text:p>
          </table:table-cell>
          <table:table-cell table:formula="of:=[.G108]+[.L107]" office:value-type="float" office:value="256.173656">
            <text:p>256.17365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2.79243">
            <text:p>2.79243</text:p>
          </table:table-cell>
          <table:table-cell office:value-type="float" office:value="3.14449">
            <text:p>3.14449</text:p>
          </table:table-cell>
          <table:table-cell office:value-type="float" office:value="4.18785">
            <text:p>4.18785</text:p>
          </table:table-cell>
          <table:table-cell table:style-name="ce2" table:formula="of:=DATE([.A109];[.B109];[.C109])+TIME([.D109];0;0)" office:value-type="date" office:date-value="2013-07-02">
            <text:p>2013-07-02</text:p>
          </table:table-cell>
          <table:table-cell table:formula="of:=[.E109]+[.F109]+[.K108]" office:value-type="float" office:value="159.7">
            <text:p>159.7</text:p>
          </table:table-cell>
          <table:table-cell table:formula="of:=[.G109]+[.L108]" office:value-type="float" office:value="258.966086">
            <text:p>258.96608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.4">
            <text:p>8.4</text:p>
          </table:table-cell>
          <table:table-cell office:value-type="float" office:value="0">
            <text:p>0</text:p>
          </table:table-cell>
          <table:table-cell office:value-type="float" office:value="1.60412">
            <text:p>1.60412</text:p>
          </table:table-cell>
          <table:table-cell office:value-type="float" office:value="1.80147">
            <text:p>1.80147</text:p>
          </table:table-cell>
          <table:table-cell office:value-type="float" office:value="4.10683">
            <text:p>4.10683</text:p>
          </table:table-cell>
          <table:table-cell table:style-name="ce2" table:formula="of:=DATE([.A110];[.B110];[.C110])+TIME([.D110];0;0)" office:value-type="date" office:date-value="2013-07-03">
            <text:p>2013-07-03</text:p>
          </table:table-cell>
          <table:table-cell table:formula="of:=[.E110]+[.F110]+[.K109]" office:value-type="float" office:value="168.1">
            <text:p>168.1</text:p>
          </table:table-cell>
          <table:table-cell table:formula="of:=[.G110]+[.L109]" office:value-type="float" office:value="260.570206">
            <text:p>260.57020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2.43738">
            <text:p>2.43738</text:p>
          </table:table-cell>
          <table:table-cell office:value-type="float" office:value="2.729">
            <text:p>2.729</text:p>
          </table:table-cell>
          <table:table-cell office:value-type="float" office:value="4.02096">
            <text:p>4.02096</text:p>
          </table:table-cell>
          <table:table-cell table:style-name="ce2" table:formula="of:=DATE([.A111];[.B111];[.C111])+TIME([.D111];0;0)" office:value-type="date" office:date-value="2013-07-04">
            <text:p>2013-07-04</text:p>
          </table:table-cell>
          <table:table-cell table:formula="of:=[.E111]+[.F111]+[.K110]" office:value-type="float" office:value="168.9">
            <text:p>168.9</text:p>
          </table:table-cell>
          <table:table-cell table:formula="of:=[.G111]+[.L110]" office:value-type="float" office:value="263.007586">
            <text:p>263.00758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2.87245">
            <text:p>2.87245</text:p>
          </table:table-cell>
          <table:table-cell office:value-type="float" office:value="3.20536">
            <text:p>3.20536</text:p>
          </table:table-cell>
          <table:table-cell office:value-type="float" office:value="3.92977">
            <text:p>3.92977</text:p>
          </table:table-cell>
          <table:table-cell table:style-name="ce2" table:formula="of:=DATE([.A112];[.B112];[.C112])+TIME([.D112];0;0)" office:value-type="date" office:date-value="2013-07-05">
            <text:p>2013-07-05</text:p>
          </table:table-cell>
          <table:table-cell table:formula="of:=[.E112]+[.F112]+[.K111]" office:value-type="float" office:value="169.5">
            <text:p>169.5</text:p>
          </table:table-cell>
          <table:table-cell table:formula="of:=[.G112]+[.L111]" office:value-type="float" office:value="265.880036">
            <text:p>265.88003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4">
            <text:p>3.4</text:p>
          </table:table-cell>
          <table:table-cell office:value-type="float" office:value="0">
            <text:p>0</text:p>
          </table:table-cell>
          <table:table-cell office:value-type="float" office:value="1.58998">
            <text:p>1.58998</text:p>
          </table:table-cell>
          <table:table-cell office:value-type="float" office:value="1.7677">
            <text:p>1.7677</text:p>
          </table:table-cell>
          <table:table-cell office:value-type="float" office:value="3.8341">
            <text:p>3.8341</text:p>
          </table:table-cell>
          <table:table-cell table:style-name="ce2" table:formula="of:=DATE([.A113];[.B113];[.C113])+TIME([.D113];0;0)" office:value-type="date" office:date-value="2013-07-06">
            <text:p>2013-07-06</text:p>
          </table:table-cell>
          <table:table-cell table:formula="of:=[.E113]+[.F113]+[.K112]" office:value-type="float" office:value="172.9">
            <text:p>172.9</text:p>
          </table:table-cell>
          <table:table-cell table:formula="of:=[.G113]+[.L112]" office:value-type="float" office:value="267.470016">
            <text:p>267.47001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.66842">
            <text:p>2.66842</text:p>
          </table:table-cell>
          <table:table-cell office:value-type="float" office:value="2.95463">
            <text:p>2.95463</text:p>
          </table:table-cell>
          <table:table-cell office:value-type="float" office:value="3.73419">
            <text:p>3.73419</text:p>
          </table:table-cell>
          <table:table-cell table:style-name="ce2" table:formula="of:=DATE([.A114];[.B114];[.C114])+TIME([.D114];0;0)" office:value-type="date" office:date-value="2013-07-07">
            <text:p>2013-07-07</text:p>
          </table:table-cell>
          <table:table-cell table:formula="of:=[.E114]+[.F114]+[.K113]" office:value-type="float" office:value="172.9">
            <text:p>172.9</text:p>
          </table:table-cell>
          <table:table-cell table:formula="of:=[.G114]+[.L113]" office:value-type="float" office:value="270.138436">
            <text:p>270.13843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.13408">
            <text:p>4.13408</text:p>
          </table:table-cell>
          <table:table-cell office:value-type="float" office:value="4.55704">
            <text:p>4.55704</text:p>
          </table:table-cell>
          <table:table-cell office:value-type="float" office:value="3.63027">
            <text:p>3.63027</text:p>
          </table:table-cell>
          <table:table-cell table:style-name="ce2" table:formula="of:=DATE([.A115];[.B115];[.C115])+TIME([.D115];0;0)" office:value-type="date" office:date-value="2013-07-08">
            <text:p>2013-07-08</text:p>
          </table:table-cell>
          <table:table-cell table:formula="of:=[.E115]+[.F115]+[.K114]" office:value-type="float" office:value="172.9">
            <text:p>172.9</text:p>
          </table:table-cell>
          <table:table-cell table:formula="of:=[.G115]+[.L114]" office:value-type="float" office:value="274.272516">
            <text:p>274.27251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.33566">
            <text:p>5.33566</text:p>
          </table:table-cell>
          <table:table-cell office:value-type="float" office:value="5.67376">
            <text:p>5.67376</text:p>
          </table:table-cell>
          <table:table-cell office:value-type="float" office:value="3.52275">
            <text:p>3.52275</text:p>
          </table:table-cell>
          <table:table-cell table:style-name="ce2" table:formula="of:=DATE([.A116];[.B116];[.C116])+TIME([.D116];0;0)" office:value-type="date" office:date-value="2013-07-09">
            <text:p>2013-07-09</text:p>
          </table:table-cell>
          <table:table-cell table:formula="of:=[.E116]+[.F116]+[.K115]" office:value-type="float" office:value="172.9">
            <text:p>172.9</text:p>
          </table:table-cell>
          <table:table-cell table:formula="of:=[.G116]+[.L115]" office:value-type="float" office:value="279.608176">
            <text:p>279.60817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4.50219">
            <text:p>4.50219</text:p>
          </table:table-cell>
          <table:table-cell office:value-type="float" office:value="4.68234">
            <text:p>4.68234</text:p>
          </table:table-cell>
          <table:table-cell office:value-type="float" office:value="3.41213">
            <text:p>3.41213</text:p>
          </table:table-cell>
          <table:table-cell table:style-name="ce2" table:formula="of:=DATE([.A117];[.B117];[.C117])+TIME([.D117];0;0)" office:value-type="date" office:date-value="2013-07-10">
            <text:p>2013-07-10</text:p>
          </table:table-cell>
          <table:table-cell table:formula="of:=[.E117]+[.F117]+[.K116]" office:value-type="float" office:value="172.9">
            <text:p>172.9</text:p>
          </table:table-cell>
          <table:table-cell table:formula="of:=[.G117]+[.L116]" office:value-type="float" office:value="284.110366">
            <text:p>284.11036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4.41452">
            <text:p>4.41452</text:p>
          </table:table-cell>
          <table:table-cell office:value-type="float" office:value="4.50448">
            <text:p>4.50448</text:p>
          </table:table-cell>
          <table:table-cell office:value-type="float" office:value="3.29891">
            <text:p>3.29891</text:p>
          </table:table-cell>
          <table:table-cell table:style-name="ce2" table:formula="of:=DATE([.A118];[.B118];[.C118])+TIME([.D118];0;0)" office:value-type="date" office:date-value="2013-07-11">
            <text:p>2013-07-11</text:p>
          </table:table-cell>
          <table:table-cell table:formula="of:=[.E118]+[.F118]+[.K117]" office:value-type="float" office:value="172.9">
            <text:p>172.9</text:p>
          </table:table-cell>
          <table:table-cell table:formula="of:=[.G118]+[.L117]" office:value-type="float" office:value="288.524886">
            <text:p>288.52488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4.02221">
            <text:p>4.02221</text:p>
          </table:table-cell>
          <table:table-cell office:value-type="float" office:value="4.05158">
            <text:p>4.05158</text:p>
          </table:table-cell>
          <table:table-cell office:value-type="float" office:value="3.18358">
            <text:p>3.18358</text:p>
          </table:table-cell>
          <table:table-cell table:style-name="ce2" table:formula="of:=DATE([.A119];[.B119];[.C119])+TIME([.D119];0;0)" office:value-type="date" office:date-value="2013-07-12">
            <text:p>2013-07-12</text:p>
          </table:table-cell>
          <table:table-cell table:formula="of:=[.E119]+[.F119]+[.K118]" office:value-type="float" office:value="172.9">
            <text:p>172.9</text:p>
          </table:table-cell>
          <table:table-cell table:formula="of:=[.G119]+[.L118]" office:value-type="float" office:value="292.547096">
            <text:p>292.54709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3.72934">
            <text:p>3.72934</text:p>
          </table:table-cell>
          <table:table-cell office:value-type="float" office:value="3.71115">
            <text:p>3.71115</text:p>
          </table:table-cell>
          <table:table-cell office:value-type="float" office:value="3.06664">
            <text:p>3.06664</text:p>
          </table:table-cell>
          <table:table-cell table:style-name="ce2" table:formula="of:=DATE([.A120];[.B120];[.C120])+TIME([.D120];0;0)" office:value-type="date" office:date-value="2013-07-13">
            <text:p>2013-07-13</text:p>
          </table:table-cell>
          <table:table-cell table:formula="of:=[.E120]+[.F120]+[.K119]" office:value-type="float" office:value="172.9">
            <text:p>172.9</text:p>
          </table:table-cell>
          <table:table-cell table:formula="of:=[.G120]+[.L119]" office:value-type="float" office:value="296.276436">
            <text:p>296.27643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2.35663">
            <text:p>2.35663</text:p>
          </table:table-cell>
          <table:table-cell office:value-type="float" office:value="2.33061">
            <text:p>2.33061</text:p>
          </table:table-cell>
          <table:table-cell office:value-type="float" office:value="2.94856">
            <text:p>2.94856</text:p>
          </table:table-cell>
          <table:table-cell table:style-name="ce2" table:formula="of:=DATE([.A121];[.B121];[.C121])+TIME([.D121];0;0)" office:value-type="date" office:date-value="2013-07-14">
            <text:p>2013-07-14</text:p>
          </table:table-cell>
          <table:table-cell table:formula="of:=[.E121]+[.F121]+[.K120]" office:value-type="float" office:value="172.9">
            <text:p>172.9</text:p>
          </table:table-cell>
          <table:table-cell table:formula="of:=[.G121]+[.L120]" office:value-type="float" office:value="298.633066">
            <text:p>298.63306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.0556">
            <text:p>5.0556</text:p>
          </table:table-cell>
          <table:table-cell office:value-type="float" office:value="4.86783">
            <text:p>4.86783</text:p>
          </table:table-cell>
          <table:table-cell office:value-type="float" office:value="2.82981">
            <text:p>2.82981</text:p>
          </table:table-cell>
          <table:table-cell table:style-name="ce2" table:formula="of:=DATE([.A122];[.B122];[.C122])+TIME([.D122];0;0)" office:value-type="date" office:date-value="2013-07-15">
            <text:p>2013-07-15</text:p>
          </table:table-cell>
          <table:table-cell table:formula="of:=[.E122]+[.F122]+[.K121]" office:value-type="float" office:value="172.9">
            <text:p>172.9</text:p>
          </table:table-cell>
          <table:table-cell table:formula="of:=[.G122]+[.L121]" office:value-type="float" office:value="303.688666">
            <text:p>303.68866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5.30877">
            <text:p>5.30877</text:p>
          </table:table-cell>
          <table:table-cell office:value-type="float" office:value="5.02887">
            <text:p>5.02887</text:p>
          </table:table-cell>
          <table:table-cell office:value-type="float" office:value="2.71086">
            <text:p>2.71086</text:p>
          </table:table-cell>
          <table:table-cell table:style-name="ce2" table:formula="of:=DATE([.A123];[.B123];[.C123])+TIME([.D123];0;0)" office:value-type="date" office:date-value="2013-07-16">
            <text:p>2013-07-16</text:p>
          </table:table-cell>
          <table:table-cell table:formula="of:=[.E123]+[.F123]+[.K122]" office:value-type="float" office:value="172.9">
            <text:p>172.9</text:p>
          </table:table-cell>
          <table:table-cell table:formula="of:=[.G123]+[.L122]" office:value-type="float" office:value="308.997436">
            <text:p>308.99743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.40462">
            <text:p>4.40462</text:p>
          </table:table-cell>
          <table:table-cell office:value-type="float" office:value="4.56246">
            <text:p>4.56246</text:p>
          </table:table-cell>
          <table:table-cell office:value-type="float" office:value="2.59212">
            <text:p>2.59212</text:p>
          </table:table-cell>
          <table:table-cell table:style-name="ce2" table:formula="of:=DATE([.A124];[.B124];[.C124])+TIME([.D124];0;0)" office:value-type="date" office:date-value="2013-07-17">
            <text:p>2013-07-17</text:p>
          </table:table-cell>
          <table:table-cell table:formula="of:=[.E124]+[.F124]+[.K123]" office:value-type="float" office:value="190.9">
            <text:p>190.9</text:p>
          </table:table-cell>
          <table:table-cell table:formula="of:=[.G124]+[.L123]" office:value-type="float" office:value="313.402056">
            <text:p>313.40205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1.31654">
            <text:p>1.31654</text:p>
          </table:table-cell>
          <table:table-cell office:value-type="float" office:value="1.35057">
            <text:p>1.35057</text:p>
          </table:table-cell>
          <table:table-cell office:value-type="float" office:value="2.47403">
            <text:p>2.47403</text:p>
          </table:table-cell>
          <table:table-cell table:style-name="ce2" table:formula="of:=DATE([.A125];[.B125];[.C125])+TIME([.D125];0;0)" office:value-type="date" office:date-value="2013-07-18">
            <text:p>2013-07-18</text:p>
          </table:table-cell>
          <table:table-cell table:formula="of:=[.E125]+[.F125]+[.K124]" office:value-type="float" office:value="191.6">
            <text:p>191.6</text:p>
          </table:table-cell>
          <table:table-cell table:formula="of:=[.G125]+[.L124]" office:value-type="float" office:value="314.718596">
            <text:p>314.71859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1.331">
            <text:p>1.331</text:p>
          </table:table-cell>
          <table:table-cell office:value-type="float" office:value="1.35144">
            <text:p>1.35144</text:p>
          </table:table-cell>
          <table:table-cell office:value-type="float" office:value="2.35697">
            <text:p>2.35697</text:p>
          </table:table-cell>
          <table:table-cell table:style-name="ce2" table:formula="of:=DATE([.A126];[.B126];[.C126])+TIME([.D126];0;0)" office:value-type="date" office:date-value="2013-07-19">
            <text:p>2013-07-19</text:p>
          </table:table-cell>
          <table:table-cell table:formula="of:=[.E126]+[.F126]+[.K125]" office:value-type="float" office:value="193">
            <text:p>193</text:p>
          </table:table-cell>
          <table:table-cell table:formula="of:=[.G126]+[.L125]" office:value-type="float" office:value="316.049596">
            <text:p>316.04959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3.79732">
            <text:p>3.79732</text:p>
          </table:table-cell>
          <table:table-cell office:value-type="float" office:value="3.81388">
            <text:p>3.81388</text:p>
          </table:table-cell>
          <table:table-cell office:value-type="float" office:value="2.24132">
            <text:p>2.24132</text:p>
          </table:table-cell>
          <table:table-cell table:style-name="ce2" table:formula="of:=DATE([.A127];[.B127];[.C127])+TIME([.D127];0;0)" office:value-type="date" office:date-value="2013-07-20">
            <text:p>2013-07-20</text:p>
          </table:table-cell>
          <table:table-cell table:formula="of:=[.E127]+[.F127]+[.K126]" office:value-type="float" office:value="193">
            <text:p>193</text:p>
          </table:table-cell>
          <table:table-cell table:formula="of:=[.G127]+[.L126]" office:value-type="float" office:value="319.846916">
            <text:p>319.84691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  <table:table-cell office:value-type="float" office:value="1.74954">
            <text:p>1.74954</text:p>
          </table:table-cell>
          <table:table-cell office:value-type="float" office:value="1.73711">
            <text:p>1.73711</text:p>
          </table:table-cell>
          <table:table-cell office:value-type="float" office:value="2.12743">
            <text:p>2.12743</text:p>
          </table:table-cell>
          <table:table-cell table:style-name="ce2" table:formula="of:=DATE([.A128];[.B128];[.C128])+TIME([.D128];0;0)" office:value-type="date" office:date-value="2013-07-21">
            <text:p>2013-07-21</text:p>
          </table:table-cell>
          <table:table-cell table:formula="of:=[.E128]+[.F128]+[.K127]" office:value-type="float" office:value="196.6">
            <text:p>196.6</text:p>
          </table:table-cell>
          <table:table-cell table:formula="of:=[.G128]+[.L127]" office:value-type="float" office:value="321.596456">
            <text:p>321.596456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9.8">
            <text:p>29.8</text:p>
          </table:table-cell>
          <table:table-cell office:value-type="float" office:value="0">
            <text:p>0</text:p>
          </table:table-cell>
          <table:table-cell office:value-type="float" office:value="0.707002">
            <text:p>0.707002</text:p>
          </table:table-cell>
          <table:table-cell office:value-type="float" office:value="0.693566">
            <text:p>0.693566</text:p>
          </table:table-cell>
          <table:table-cell office:value-type="float" office:value="2.01567">
            <text:p>2.01567</text:p>
          </table:table-cell>
          <table:table-cell table:style-name="ce2" table:formula="of:=DATE([.A129];[.B129];[.C129])+TIME([.D129];0;0)" office:value-type="date" office:date-value="2013-07-22">
            <text:p>2013-07-22</text:p>
          </table:table-cell>
          <table:table-cell table:formula="of:=[.E129]+[.F129]+[.K128]" office:value-type="float" office:value="226.4">
            <text:p>226.4</text:p>
          </table:table-cell>
          <table:table-cell table:formula="of:=[.G129]+[.L128]" office:value-type="float" office:value="322.303458">
            <text:p>322.303458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3.8318">
            <text:p>3.8318</text:p>
          </table:table-cell>
          <table:table-cell office:value-type="float" office:value="3.71199">
            <text:p>3.71199</text:p>
          </table:table-cell>
          <table:table-cell office:value-type="float" office:value="1.90671">
            <text:p>1.90671</text:p>
          </table:table-cell>
          <table:table-cell table:style-name="ce2" table:formula="of:=DATE([.A130];[.B130];[.C130])+TIME([.D130];0;0)" office:value-type="date" office:date-value="2013-07-23">
            <text:p>2013-07-23</text:p>
          </table:table-cell>
          <table:table-cell table:formula="of:=[.E130]+[.F130]+[.K129]" office:value-type="float" office:value="229.3">
            <text:p>229.3</text:p>
          </table:table-cell>
          <table:table-cell table:formula="of:=[.G130]+[.L129]" office:value-type="float" office:value="326.135258">
            <text:p>326.135258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2.92899">
            <text:p>2.92899</text:p>
          </table:table-cell>
          <table:table-cell office:value-type="float" office:value="2.8004">
            <text:p>2.8004</text:p>
          </table:table-cell>
          <table:table-cell office:value-type="float" office:value="1.80032">
            <text:p>1.80032</text:p>
          </table:table-cell>
          <table:table-cell table:style-name="ce2" table:formula="of:=DATE([.A131];[.B131];[.C131])+TIME([.D131];0;0)" office:value-type="date" office:date-value="2013-07-24">
            <text:p>2013-07-24</text:p>
          </table:table-cell>
          <table:table-cell table:formula="of:=[.E131]+[.F131]+[.K130]" office:value-type="float" office:value="229.3">
            <text:p>229.3</text:p>
          </table:table-cell>
          <table:table-cell table:formula="of:=[.G131]+[.L130]" office:value-type="float" office:value="329.064248">
            <text:p>329.064248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3.41135">
            <text:p>3.41135</text:p>
          </table:table-cell>
          <table:table-cell office:value-type="float" office:value="3.21738">
            <text:p>3.21738</text:p>
          </table:table-cell>
          <table:table-cell office:value-type="float" office:value="1.69679">
            <text:p>1.69679</text:p>
          </table:table-cell>
          <table:table-cell table:style-name="ce2" table:formula="of:=DATE([.A132];[.B132];[.C132])+TIME([.D132];0;0)" office:value-type="date" office:date-value="2013-07-25">
            <text:p>2013-07-25</text:p>
          </table:table-cell>
          <table:table-cell table:formula="of:=[.E132]+[.F132]+[.K131]" office:value-type="float" office:value="229.3">
            <text:p>229.3</text:p>
          </table:table-cell>
          <table:table-cell table:formula="of:=[.G132]+[.L131]" office:value-type="float" office:value="332.475598">
            <text:p>332.475598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1.55501">
            <text:p>1.55501</text:p>
          </table:table-cell>
          <table:table-cell office:value-type="float" office:value="1.44602">
            <text:p>1.44602</text:p>
          </table:table-cell>
          <table:table-cell office:value-type="float" office:value="1.59635">
            <text:p>1.59635</text:p>
          </table:table-cell>
          <table:table-cell table:style-name="ce2" table:formula="of:=DATE([.A133];[.B133];[.C133])+TIME([.D133];0;0)" office:value-type="date" office:date-value="2013-07-26">
            <text:p>2013-07-26</text:p>
          </table:table-cell>
          <table:table-cell table:formula="of:=[.E133]+[.F133]+[.K132]" office:value-type="float" office:value="229.3">
            <text:p>229.3</text:p>
          </table:table-cell>
          <table:table-cell table:formula="of:=[.G133]+[.L132]" office:value-type="float" office:value="334.030608">
            <text:p>334.030608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4.66834">
            <text:p>4.66834</text:p>
          </table:table-cell>
          <table:table-cell office:value-type="float" office:value="4.00832">
            <text:p>4.00832</text:p>
          </table:table-cell>
          <table:table-cell office:value-type="float" office:value="1.49914">
            <text:p>1.49914</text:p>
          </table:table-cell>
          <table:table-cell table:style-name="ce2" table:formula="of:=DATE([.A134];[.B134];[.C134])+TIME([.D134];0;0)" office:value-type="date" office:date-value="2013-07-27">
            <text:p>2013-07-27</text:p>
          </table:table-cell>
          <table:table-cell table:formula="of:=[.E134]+[.F134]+[.K133]" office:value-type="float" office:value="229.3">
            <text:p>229.3</text:p>
          </table:table-cell>
          <table:table-cell table:formula="of:=[.G134]+[.L133]" office:value-type="float" office:value="338.698948">
            <text:p>338.698948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4.83198">
            <text:p>4.83198</text:p>
          </table:table-cell>
          <table:table-cell office:value-type="float" office:value="3.79321">
            <text:p>3.79321</text:p>
          </table:table-cell>
          <table:table-cell office:value-type="float" office:value="1.40526">
            <text:p>1.40526</text:p>
          </table:table-cell>
          <table:table-cell table:style-name="ce2" table:formula="of:=DATE([.A135];[.B135];[.C135])+TIME([.D135];0;0)" office:value-type="date" office:date-value="2013-07-28">
            <text:p>2013-07-28</text:p>
          </table:table-cell>
          <table:table-cell table:formula="of:=[.E135]+[.F135]+[.K134]" office:value-type="float" office:value="229.3">
            <text:p>229.3</text:p>
          </table:table-cell>
          <table:table-cell table:formula="of:=[.G135]+[.L134]" office:value-type="float" office:value="343.530928">
            <text:p>343.530928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4.95283">
            <text:p>4.95283</text:p>
          </table:table-cell>
          <table:table-cell office:value-type="float" office:value="3.83112">
            <text:p>3.83112</text:p>
          </table:table-cell>
          <table:table-cell office:value-type="float" office:value="1.31484">
            <text:p>1.31484</text:p>
          </table:table-cell>
          <table:table-cell table:style-name="ce2" table:formula="of:=DATE([.A136];[.B136];[.C136])+TIME([.D136];0;0)" office:value-type="date" office:date-value="2013-07-29">
            <text:p>2013-07-29</text:p>
          </table:table-cell>
          <table:table-cell table:formula="of:=[.E136]+[.F136]+[.K135]" office:value-type="float" office:value="230.1">
            <text:p>230.1</text:p>
          </table:table-cell>
          <table:table-cell table:formula="of:=[.G136]+[.L135]" office:value-type="float" office:value="348.483758">
            <text:p>348.483758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2.82528">
            <text:p>2.82528</text:p>
          </table:table-cell>
          <table:table-cell office:value-type="float" office:value="2.12618">
            <text:p>2.12618</text:p>
          </table:table-cell>
          <table:table-cell office:value-type="float" office:value="1.22797">
            <text:p>1.22797</text:p>
          </table:table-cell>
          <table:table-cell table:style-name="ce2" table:formula="of:=DATE([.A137];[.B137];[.C137])+TIME([.D137];0;0)" office:value-type="date" office:date-value="2013-07-30">
            <text:p>2013-07-30</text:p>
          </table:table-cell>
          <table:table-cell table:formula="of:=[.E137]+[.F137]+[.K136]" office:value-type="float" office:value="230.1">
            <text:p>230.1</text:p>
          </table:table-cell>
          <table:table-cell table:formula="of:=[.G137]+[.L136]" office:value-type="float" office:value="351.309038">
            <text:p>351.309038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4.44191">
            <text:p>4.44191</text:p>
          </table:table-cell>
          <table:table-cell office:value-type="float" office:value="3.10757">
            <text:p>3.10757</text:p>
          </table:table-cell>
          <table:table-cell office:value-type="float" office:value="1.14473">
            <text:p>1.14473</text:p>
          </table:table-cell>
          <table:table-cell table:style-name="ce2" table:formula="of:=DATE([.A138];[.B138];[.C138])+TIME([.D138];0;0)" office:value-type="date" office:date-value="2013-07-31">
            <text:p>2013-07-31</text:p>
          </table:table-cell>
          <table:table-cell table:formula="of:=[.E138]+[.F138]+[.K137]" office:value-type="float" office:value="230.1">
            <text:p>230.1</text:p>
          </table:table-cell>
          <table:table-cell table:formula="of:=[.G138]+[.L137]" office:value-type="float" office:value="355.750948">
            <text:p>355.750948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.51458">
            <text:p>3.51458</text:p>
          </table:table-cell>
          <table:table-cell office:value-type="float" office:value="2.97948">
            <text:p>2.97948</text:p>
          </table:table-cell>
          <table:table-cell office:value-type="float" office:value="1.06517">
            <text:p>1.06517</text:p>
          </table:table-cell>
          <table:table-cell table:style-name="ce2" table:formula="of:=DATE([.A139];[.B139];[.C139])+TIME([.D139];0;0)" office:value-type="date" office:date-value="2013-08-01">
            <text:p>2013-08-01</text:p>
          </table:table-cell>
          <table:table-cell table:formula="of:=[.E139]+[.F139]+[.K138]" office:value-type="float" office:value="256.1">
            <text:p>256.1</text:p>
          </table:table-cell>
          <table:table-cell table:formula="of:=[.G139]+[.L138]" office:value-type="float" office:value="359.265528">
            <text:p>359.265528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  <table:table-cell office:value-type="float" office:value="1.86317">
            <text:p>1.86317</text:p>
          </table:table-cell>
          <table:table-cell office:value-type="float" office:value="1.55413">
            <text:p>1.55413</text:p>
          </table:table-cell>
          <table:table-cell office:value-type="float" office:value="0.989308">
            <text:p>0.989308</text:p>
          </table:table-cell>
          <table:table-cell table:style-name="ce2" table:formula="of:=DATE([.A140];[.B140];[.C140])+TIME([.D140];0;0)" office:value-type="date" office:date-value="2013-08-02">
            <text:p>2013-08-02</text:p>
          </table:table-cell>
          <table:table-cell table:formula="of:=[.E140]+[.F140]+[.K139]" office:value-type="float" office:value="267.5">
            <text:p>267.5</text:p>
          </table:table-cell>
          <table:table-cell table:formula="of:=[.G140]+[.L139]" office:value-type="float" office:value="361.128698">
            <text:p>361.128698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float" office:value="0">
            <text:p>0</text:p>
          </table:table-cell>
          <table:table-cell office:value-type="float" office:value="0.605597">
            <text:p>0.605597</text:p>
          </table:table-cell>
          <table:table-cell office:value-type="float" office:value="0.497008">
            <text:p>0.497008</text:p>
          </table:table-cell>
          <table:table-cell office:value-type="float" office:value="0.917159">
            <text:p>0.917159</text:p>
          </table:table-cell>
          <table:table-cell table:style-name="ce2" table:formula="of:=DATE([.A141];[.B141];[.C141])+TIME([.D141];0;0)" office:value-type="date" office:date-value="2013-08-03">
            <text:p>2013-08-03</text:p>
          </table:table-cell>
          <table:table-cell table:formula="of:=[.E141]+[.F141]+[.K140]" office:value-type="float" office:value="285.7">
            <text:p>285.7</text:p>
          </table:table-cell>
          <table:table-cell table:formula="of:=[.G141]+[.L140]" office:value-type="float" office:value="361.734295">
            <text:p>361.73429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.04023">
            <text:p>3.04023</text:p>
          </table:table-cell>
          <table:table-cell office:value-type="float" office:value="2.45372">
            <text:p>2.45372</text:p>
          </table:table-cell>
          <table:table-cell office:value-type="float" office:value="0.846675">
            <text:p>0.846675</text:p>
          </table:table-cell>
          <table:table-cell table:style-name="ce2" table:formula="of:=DATE([.A142];[.B142];[.C142])+TIME([.D142];0;0)" office:value-type="date" office:date-value="2013-08-04">
            <text:p>2013-08-04</text:p>
          </table:table-cell>
          <table:table-cell table:formula="of:=[.E142]+[.F142]+[.K141]" office:value-type="float" office:value="285.7">
            <text:p>285.7</text:p>
          </table:table-cell>
          <table:table-cell table:formula="of:=[.G142]+[.L141]" office:value-type="float" office:value="364.774525">
            <text:p>364.77452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.13107">
            <text:p>4.13107</text:p>
          </table:table-cell>
          <table:table-cell office:value-type="float" office:value="3.27973">
            <text:p>3.27973</text:p>
          </table:table-cell>
          <table:table-cell office:value-type="float" office:value="0.780753">
            <text:p>0.780753</text:p>
          </table:table-cell>
          <table:table-cell table:style-name="ce2" table:formula="of:=DATE([.A143];[.B143];[.C143])+TIME([.D143];0;0)" office:value-type="date" office:date-value="2013-08-05">
            <text:p>2013-08-05</text:p>
          </table:table-cell>
          <table:table-cell table:formula="of:=[.E143]+[.F143]+[.K142]" office:value-type="float" office:value="285.7">
            <text:p>285.7</text:p>
          </table:table-cell>
          <table:table-cell table:formula="of:=[.G143]+[.L142]" office:value-type="float" office:value="368.905595">
            <text:p>368.90559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4.32731">
            <text:p>4.32731</text:p>
          </table:table-cell>
          <table:table-cell office:value-type="float" office:value="1.94694">
            <text:p>1.94694</text:p>
          </table:table-cell>
          <table:table-cell office:value-type="float" office:value="0">
            <text:p>0</text:p>
          </table:table-cell>
          <table:table-cell table:style-name="ce2" table:formula="of:=DATE([.A144];[.B144];[.C144])+TIME([.D144];0;0)" office:value-type="date" office:date-value="2013-08-06">
            <text:p>2013-08-06</text:p>
          </table:table-cell>
          <table:table-cell table:formula="of:=[.E144]+[.F144]+[.K143]" office:value-type="float" office:value="285.7">
            <text:p>285.7</text:p>
          </table:table-cell>
          <table:table-cell table:formula="of:=[.G144]+[.L143]" office:value-type="float" office:value="373.232905">
            <text:p>373.23290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.57775">
            <text:p>4.57775</text:p>
          </table:table-cell>
          <table:table-cell office:value-type="float" office:value="1.82432">
            <text:p>1.82432</text:p>
          </table:table-cell>
          <table:table-cell office:value-type="float" office:value="0">
            <text:p>0</text:p>
          </table:table-cell>
          <table:table-cell table:style-name="ce2" table:formula="of:=DATE([.A145];[.B145];[.C145])+TIME([.D145];0;0)" office:value-type="date" office:date-value="2013-08-07">
            <text:p>2013-08-07</text:p>
          </table:table-cell>
          <table:table-cell table:formula="of:=[.E145]+[.F145]+[.K144]" office:value-type="float" office:value="285.7">
            <text:p>285.7</text:p>
          </table:table-cell>
          <table:table-cell table:formula="of:=[.G145]+[.L144]" office:value-type="float" office:value="377.810655">
            <text:p>377.81065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.44058">
            <text:p>4.44058</text:p>
          </table:table-cell>
          <table:table-cell office:value-type="float" office:value="1.63842">
            <text:p>1.63842</text:p>
          </table:table-cell>
          <table:table-cell office:value-type="float" office:value="0">
            <text:p>0</text:p>
          </table:table-cell>
          <table:table-cell table:style-name="ce2" table:formula="of:=DATE([.A146];[.B146];[.C146])+TIME([.D146];0;0)" office:value-type="date" office:date-value="2013-08-08">
            <text:p>2013-08-08</text:p>
          </table:table-cell>
          <table:table-cell table:formula="of:=[.E146]+[.F146]+[.K145]" office:value-type="float" office:value="285.7">
            <text:p>285.7</text:p>
          </table:table-cell>
          <table:table-cell table:formula="of:=[.G146]+[.L145]" office:value-type="float" office:value="382.251235">
            <text:p>382.25123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4.40541">
            <text:p>4.40541</text:p>
          </table:table-cell>
          <table:table-cell office:value-type="float" office:value="1.50708">
            <text:p>1.50708</text:p>
          </table:table-cell>
          <table:table-cell office:value-type="float" office:value="0">
            <text:p>0</text:p>
          </table:table-cell>
          <table:table-cell table:style-name="ce2" table:formula="of:=DATE([.A147];[.B147];[.C147])+TIME([.D147];0;0)" office:value-type="date" office:date-value="2013-08-09">
            <text:p>2013-08-09</text:p>
          </table:table-cell>
          <table:table-cell table:formula="of:=[.E147]+[.F147]+[.K146]" office:value-type="float" office:value="285.7">
            <text:p>285.7</text:p>
          </table:table-cell>
          <table:table-cell table:formula="of:=[.G147]+[.L146]" office:value-type="float" office:value="386.656645">
            <text:p>386.65664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4.1992">
            <text:p>4.1992</text:p>
          </table:table-cell>
          <table:table-cell office:value-type="float" office:value="1.43934">
            <text:p>1.43934</text:p>
          </table:table-cell>
          <table:table-cell office:value-type="float" office:value="0">
            <text:p>0</text:p>
          </table:table-cell>
          <table:table-cell table:style-name="ce2" table:formula="of:=DATE([.A148];[.B148];[.C148])+TIME([.D148];0;0)" office:value-type="date" office:date-value="2013-08-10">
            <text:p>2013-08-10</text:p>
          </table:table-cell>
          <table:table-cell table:formula="of:=[.E148]+[.F148]+[.K147]" office:value-type="float" office:value="285.7">
            <text:p>285.7</text:p>
          </table:table-cell>
          <table:table-cell table:formula="of:=[.G148]+[.L147]" office:value-type="float" office:value="390.855845">
            <text:p>390.85584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4.01534">
            <text:p>4.01534</text:p>
          </table:table-cell>
          <table:table-cell office:value-type="float" office:value="1.3303">
            <text:p>1.3303</text:p>
          </table:table-cell>
          <table:table-cell office:value-type="float" office:value="0">
            <text:p>0</text:p>
          </table:table-cell>
          <table:table-cell table:style-name="ce2" table:formula="of:=DATE([.A149];[.B149];[.C149])+TIME([.D149];0;0)" office:value-type="date" office:date-value="2013-08-11">
            <text:p>2013-08-11</text:p>
          </table:table-cell>
          <table:table-cell table:formula="of:=[.E149]+[.F149]+[.K148]" office:value-type="float" office:value="285.7">
            <text:p>285.7</text:p>
          </table:table-cell>
          <table:table-cell table:formula="of:=[.G149]+[.L148]" office:value-type="float" office:value="394.871185">
            <text:p>394.87118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3.24041">
            <text:p>3.24041</text:p>
          </table:table-cell>
          <table:table-cell office:value-type="float" office:value="1.18567">
            <text:p>1.18567</text:p>
          </table:table-cell>
          <table:table-cell office:value-type="float" office:value="0">
            <text:p>0</text:p>
          </table:table-cell>
          <table:table-cell table:style-name="ce2" table:formula="of:=DATE([.A150];[.B150];[.C150])+TIME([.D150];0;0)" office:value-type="date" office:date-value="2013-08-12">
            <text:p>2013-08-12</text:p>
          </table:table-cell>
          <table:table-cell table:formula="of:=[.E150]+[.F150]+[.K149]" office:value-type="float" office:value="285.7">
            <text:p>285.7</text:p>
          </table:table-cell>
          <table:table-cell table:formula="of:=[.G150]+[.L149]" office:value-type="float" office:value="398.111595">
            <text:p>398.11159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office:value-type="float" office:value="3.16352">
            <text:p>3.16352</text:p>
          </table:table-cell>
          <table:table-cell office:value-type="float" office:value="1.89811">
            <text:p>1.89811</text:p>
          </table:table-cell>
          <table:table-cell office:value-type="float" office:value="0">
            <text:p>0</text:p>
          </table:table-cell>
          <table:table-cell table:style-name="ce2" table:formula="of:=DATE([.A151];[.B151];[.C151])+TIME([.D151];0;0)" office:value-type="date" office:date-value="2013-08-13">
            <text:p>2013-08-13</text:p>
          </table:table-cell>
          <table:table-cell table:formula="of:=[.E151]+[.F151]+[.K150]" office:value-type="float" office:value="288.5">
            <text:p>288.5</text:p>
          </table:table-cell>
          <table:table-cell table:formula="of:=[.G151]+[.L150]" office:value-type="float" office:value="401.275115">
            <text:p>401.27511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3273">
            <text:p>2.23273</text:p>
          </table:table-cell>
          <table:table-cell office:value-type="float" office:value="1.33964">
            <text:p>1.33964</text:p>
          </table:table-cell>
          <table:table-cell office:value-type="float" office:value="0">
            <text:p>0</text:p>
          </table:table-cell>
          <table:table-cell table:style-name="ce2" table:formula="of:=DATE([.A152];[.B152];[.C152])+TIME([.D152];0;0)" office:value-type="date" office:date-value="2013-08-14">
            <text:p>2013-08-14</text:p>
          </table:table-cell>
          <table:table-cell table:formula="of:=[.E152]+[.F152]+[.K151]" office:value-type="float" office:value="289.5">
            <text:p>289.5</text:p>
          </table:table-cell>
          <table:table-cell table:formula="of:=[.G152]+[.L151]" office:value-type="float" office:value="403.507845">
            <text:p>403.50784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3.87021">
            <text:p>3.87021</text:p>
          </table:table-cell>
          <table:table-cell office:value-type="float" office:value="1.92387">
            <text:p>1.92387</text:p>
          </table:table-cell>
          <table:table-cell office:value-type="float" office:value="0">
            <text:p>0</text:p>
          </table:table-cell>
          <table:table-cell table:style-name="ce2" table:formula="of:=DATE([.A153];[.B153];[.C153])+TIME([.D153];0;0)" office:value-type="date" office:date-value="2013-08-15">
            <text:p>2013-08-15</text:p>
          </table:table-cell>
          <table:table-cell table:formula="of:=[.E153]+[.F153]+[.K152]" office:value-type="float" office:value="289.5">
            <text:p>289.5</text:p>
          </table:table-cell>
          <table:table-cell table:formula="of:=[.G153]+[.L152]" office:value-type="float" office:value="407.378055">
            <text:p>407.37805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3.95595">
            <text:p>3.95595</text:p>
          </table:table-cell>
          <table:table-cell office:value-type="float" office:value="1.21521">
            <text:p>1.21521</text:p>
          </table:table-cell>
          <table:table-cell office:value-type="float" office:value="0">
            <text:p>0</text:p>
          </table:table-cell>
          <table:table-cell table:style-name="ce2" table:formula="of:=DATE([.A154];[.B154];[.C154])+TIME([.D154];0;0)" office:value-type="date" office:date-value="2013-08-16">
            <text:p>2013-08-16</text:p>
          </table:table-cell>
          <table:table-cell table:formula="of:=[.E154]+[.F154]+[.K153]" office:value-type="float" office:value="289.5">
            <text:p>289.5</text:p>
          </table:table-cell>
          <table:table-cell table:formula="of:=[.G154]+[.L153]" office:value-type="float" office:value="411.334005">
            <text:p>411.33400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  <table:table-cell office:value-type="float" office:value="1.01577">
            <text:p>1.01577</text:p>
          </table:table-cell>
          <table:table-cell office:value-type="float" office:value="0.609463">
            <text:p>0.609463</text:p>
          </table:table-cell>
          <table:table-cell office:value-type="float" office:value="0">
            <text:p>0</text:p>
          </table:table-cell>
          <table:table-cell table:style-name="ce2" table:formula="of:=DATE([.A155];[.B155];[.C155])+TIME([.D155];0;0)" office:value-type="date" office:date-value="2013-08-17">
            <text:p>2013-08-17</text:p>
          </table:table-cell>
          <table:table-cell table:formula="of:=[.E155]+[.F155]+[.K154]" office:value-type="float" office:value="296.1">
            <text:p>296.1</text:p>
          </table:table-cell>
          <table:table-cell table:formula="of:=[.G155]+[.L154]" office:value-type="float" office:value="412.349775">
            <text:p>412.34977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3.61713">
            <text:p>3.61713</text:p>
          </table:table-cell>
          <table:table-cell office:value-type="float" office:value="2.17028">
            <text:p>2.17028</text:p>
          </table:table-cell>
          <table:table-cell office:value-type="float" office:value="0">
            <text:p>0</text:p>
          </table:table-cell>
          <table:table-cell table:style-name="ce2" table:formula="of:=DATE([.A156];[.B156];[.C156])+TIME([.D156];0;0)" office:value-type="date" office:date-value="2013-08-18">
            <text:p>2013-08-18</text:p>
          </table:table-cell>
          <table:table-cell table:formula="of:=[.E156]+[.F156]+[.K155]" office:value-type="float" office:value="296.3">
            <text:p>296.3</text:p>
          </table:table-cell>
          <table:table-cell table:formula="of:=[.G156]+[.L155]" office:value-type="float" office:value="415.966905">
            <text:p>415.96690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2.39974">
            <text:p>2.39974</text:p>
          </table:table-cell>
          <table:table-cell office:value-type="float" office:value="1.43985">
            <text:p>1.43985</text:p>
          </table:table-cell>
          <table:table-cell office:value-type="float" office:value="0">
            <text:p>0</text:p>
          </table:table-cell>
          <table:table-cell table:style-name="ce2" table:formula="of:=DATE([.A157];[.B157];[.C157])+TIME([.D157];0;0)" office:value-type="date" office:date-value="2013-08-19">
            <text:p>2013-08-19</text:p>
          </table:table-cell>
          <table:table-cell table:formula="of:=[.E157]+[.F157]+[.K156]" office:value-type="float" office:value="296.3">
            <text:p>296.3</text:p>
          </table:table-cell>
          <table:table-cell table:formula="of:=[.G157]+[.L156]" office:value-type="float" office:value="418.366645">
            <text:p>418.36664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1.33935">
            <text:p>1.33935</text:p>
          </table:table-cell>
          <table:table-cell office:value-type="float" office:value="0.80361">
            <text:p>0.80361</text:p>
          </table:table-cell>
          <table:table-cell office:value-type="float" office:value="0">
            <text:p>0</text:p>
          </table:table-cell>
          <table:table-cell table:style-name="ce2" table:formula="of:=DATE([.A158];[.B158];[.C158])+TIME([.D158];0;0)" office:value-type="date" office:date-value="2013-08-20">
            <text:p>2013-08-20</text:p>
          </table:table-cell>
          <table:table-cell table:formula="of:=[.E158]+[.F158]+[.K157]" office:value-type="float" office:value="296.9">
            <text:p>296.9</text:p>
          </table:table-cell>
          <table:table-cell table:formula="of:=[.G158]+[.L157]" office:value-type="float" office:value="419.705995">
            <text:p>419.70599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9482">
            <text:p>1.69482</text:p>
          </table:table-cell>
          <table:table-cell office:value-type="float" office:value="1.01689">
            <text:p>1.01689</text:p>
          </table:table-cell>
          <table:table-cell office:value-type="float" office:value="0">
            <text:p>0</text:p>
          </table:table-cell>
          <table:table-cell table:style-name="ce2" table:formula="of:=DATE([.A159];[.B159];[.C159])+TIME([.D159];0;0)" office:value-type="date" office:date-value="2013-08-21">
            <text:p>2013-08-21</text:p>
          </table:table-cell>
          <table:table-cell table:formula="of:=[.E159]+[.F159]+[.K158]" office:value-type="float" office:value="297.9">
            <text:p>297.9</text:p>
          </table:table-cell>
          <table:table-cell table:formula="of:=[.G159]+[.L158]" office:value-type="float" office:value="421.400815">
            <text:p>421.40081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office:value-type="float" office:value="2.65916">
            <text:p>2.65916</text:p>
          </table:table-cell>
          <table:table-cell office:value-type="float" office:value="1.5955">
            <text:p>1.5955</text:p>
          </table:table-cell>
          <table:table-cell office:value-type="float" office:value="0">
            <text:p>0</text:p>
          </table:table-cell>
          <table:table-cell table:style-name="ce2" table:formula="of:=DATE([.A160];[.B160];[.C160])+TIME([.D160];0;0)" office:value-type="date" office:date-value="2013-08-22">
            <text:p>2013-08-22</text:p>
          </table:table-cell>
          <table:table-cell table:formula="of:=[.E160]+[.F160]+[.K159]" office:value-type="float" office:value="300.7">
            <text:p>300.7</text:p>
          </table:table-cell>
          <table:table-cell table:formula="of:=[.G160]+[.L159]" office:value-type="float" office:value="424.059975">
            <text:p>424.05997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4.02746">
            <text:p>4.02746</text:p>
          </table:table-cell>
          <table:table-cell office:value-type="float" office:value="2.38258">
            <text:p>2.38258</text:p>
          </table:table-cell>
          <table:table-cell office:value-type="float" office:value="0">
            <text:p>0</text:p>
          </table:table-cell>
          <table:table-cell table:style-name="ce2" table:formula="of:=DATE([.A161];[.B161];[.C161])+TIME([.D161];0;0)" office:value-type="date" office:date-value="2013-08-23">
            <text:p>2013-08-23</text:p>
          </table:table-cell>
          <table:table-cell table:formula="of:=[.E161]+[.F161]+[.K160]" office:value-type="float" office:value="300.7">
            <text:p>300.7</text:p>
          </table:table-cell>
          <table:table-cell table:formula="of:=[.G161]+[.L160]" office:value-type="float" office:value="428.087435">
            <text:p>428.08743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3.43485">
            <text:p>3.43485</text:p>
          </table:table-cell>
          <table:table-cell office:value-type="float" office:value="1.40991">
            <text:p>1.40991</text:p>
          </table:table-cell>
          <table:table-cell office:value-type="float" office:value="0">
            <text:p>0</text:p>
          </table:table-cell>
          <table:table-cell table:style-name="ce2" table:formula="of:=DATE([.A162];[.B162];[.C162])+TIME([.D162];0;0)" office:value-type="date" office:date-value="2013-08-24">
            <text:p>2013-08-24</text:p>
          </table:table-cell>
          <table:table-cell table:formula="of:=[.E162]+[.F162]+[.K161]" office:value-type="float" office:value="300.7">
            <text:p>300.7</text:p>
          </table:table-cell>
          <table:table-cell table:formula="of:=[.G162]+[.L161]" office:value-type="float" office:value="431.522285">
            <text:p>431.52228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3.37576">
            <text:p>3.37576</text:p>
          </table:table-cell>
          <table:table-cell office:value-type="float" office:value="1.10884">
            <text:p>1.10884</text:p>
          </table:table-cell>
          <table:table-cell office:value-type="float" office:value="0">
            <text:p>0</text:p>
          </table:table-cell>
          <table:table-cell table:style-name="ce2" table:formula="of:=DATE([.A163];[.B163];[.C163])+TIME([.D163];0;0)" office:value-type="date" office:date-value="2013-08-25">
            <text:p>2013-08-25</text:p>
          </table:table-cell>
          <table:table-cell table:formula="of:=[.E163]+[.F163]+[.K162]" office:value-type="float" office:value="300.7">
            <text:p>300.7</text:p>
          </table:table-cell>
          <table:table-cell table:formula="of:=[.G163]+[.L162]" office:value-type="float" office:value="434.898045">
            <text:p>434.898045</text:p>
          </table:table-cell>
          <table:table-cell table:number-columns-repeated="101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office:value-type="float" office:value="2.41294">
            <text:p>2.41294</text:p>
          </table:table-cell>
          <table:table-cell office:value-type="float" office:value="1.44776">
            <text:p>1.44776</text:p>
          </table:table-cell>
          <table:table-cell office:value-type="float" office:value="0">
            <text:p>0</text:p>
          </table:table-cell>
          <table:table-cell table:style-name="ce2" table:formula="of:=DATE([.A164];[.B164];[.C164])+TIME([.D164];0;0)" office:value-type="date" office:date-value="2013-08-26">
            <text:p>2013-08-26</text:p>
          </table:table-cell>
          <table:table-cell table:formula="of:=[.E164]+[.F164]+[.K163]" office:value-type="float" office:value="303.1">
            <text:p>303.1</text:p>
          </table:table-cell>
          <table:table-cell table:formula="of:=[.G164]+[.L163]" office:value-type="float" office:value="437.310985">
            <text:p>437.310985</text:p>
          </table:table-cell>
          <table:table-cell table:number-columns-repeated="1012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5116P0" style:volatile="true" number:language="en">
      <number:number number:decimal-places="0" number:min-integer-digits="1" number:grouping="true"/>
    </number:number-style>
    <number:number-style style:name="N5116" number:language="en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>
      <number:number number:decimal-places="0" number:min-integer-digits="1" number:grouping="true"/>
    </number:number-style>
    <number:number-style style:name="N5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>
      <number:number number:decimal-places="2" number:min-integer-digits="1" number:grouping="true"/>
    </number:number-style>
    <number:number-style style:name="N5118" number:language="en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>
      <number:number number:decimal-places="2" number:min-integer-digits="1" number:grouping="true"/>
    </number:number-style>
    <number:number-style style:name="N5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en">
      <number:number number:decimal-places="0" number:min-integer-digits="1" number:grouping="true"/>
      <number:text> </number:text>
    </number:number-style>
    <number:number-style style:name="N5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5123P2" style:volatile="true" number:language="en">
      <number:text> - </number:text>
    </number:number-style>
    <number:text-style style:name="N5123" number:language="en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>
      <number:number number:decimal-places="2" number:min-integer-digits="1" number:grouping="true"/>
      <number:text> </number:text>
    </number:number-style>
    <number:number-style style:name="N5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>
      <number:text> -</number:text>
      <number:number number:decimal-places="0" number:min-integer-digits="0"/>
      <number:text> </number:text>
    </number:number-style>
    <number:text-style style:name="N5127" number:language="en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time-style style:name="N5128" number:language="en">
      <number:minutes number:style="long"/>
      <number:text>:</number:text>
      <number:seconds number:style="long"/>
    </number:time-style>
    <number:time-style style:name="N5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0" number:language="en">
      <number:minutes number:style="long"/>
      <number:text>:</number:text>
      <number:seconds number:style="long" number:decimal-places="1"/>
    </number:time-style>
    <number:number-style style:name="N5131" number:language="en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10/03/2013</text:date>, <text:time>10:2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ot" style:display-name="PageStyle_Plo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sy_20_output" style:display-name="PageStyle_Daisy outpu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3-10-03T10:26:58</dc:date>
    <dc:creator>Per Abrahamsen</dc:creator>
    <meta:editing-duration>PT00H27M41S</meta:editing-duration>
    <meta:editing-cycles>1</meta:editing-cycles>
    <meta:document-statistic meta:table-count="3" meta:cell-count="183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378cm" svg:height="13.55cm" xlink:href=".." chart:class="chart:scatter" chart:style-name="ch1">
        <chart:legend chart:legend-position="end" svg:x="24.116cm" svg:y="6.306cm" chart:style-name="ch2"/>
        <chart:plot-area chart:style-name="ch3" table:cell-range-address="'Daisy output'.J16:'Daisy output'.L164" chart:data-source-has-labels="row" svg:x="0.853cm" svg:y="0.271cm" svg:width="22.737cm" svg:height="12.737cm">
          <chart:axis chart:dimension="x" chart:name="primary-x" chart:style-name="ch4"/>
          <chart:axis chart:dimension="y" chart:name="primary-y" chart:style-name="ch5">
            <chart:title svg:x="0.528cm" svg:y="6.904cm" chart:style-name="ch6">
              <text:p>mm</text:p>
            </chart:title>
            <chart:grid chart:style-name="ch7" chart:class="major"/>
          </chart:axis>
          <chart:series chart:style-name="ch8" chart:values-cell-range-address="'Daisy output'.K17:'Daisy output'.K164" chart:label-cell-address="'Daisy output'.K16:'Daisy output'.K16" chart:class="chart:scatter">
            <chart:domain table:cell-range-address="'Daisy output'.J17:'Daisy output'.J164"/>
            <chart:data-point chart:repeated="148"/>
          </chart:series>
          <chart:series chart:style-name="ch9" chart:values-cell-range-address="'Daisy output'.L17:'Daisy output'.L164" chart:label-cell-address="'Daisy output'.L16:'Daisy output'.L16" chart:class="chart:scatter">
            <chart:data-point chart:repeated="1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 text:id="'Daisy output'.K16:'Daisy output'.K16">precip</text:p>
              </table:table-cell>
              <table:table-cell office:value-type="string">
                <text:p text:id="'Daisy output'.L16:'Daisy output'.L16">makkin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365">
                <text:p text:id="'Daisy output'.J17:'Daisy output'.J164">41365</text:p>
              </table:table-cell>
              <table:table-cell office:value-type="float" office:value="0">
                <text:p text:id="'Daisy output'.K17:'Daisy output'.K164">0</text:p>
              </table:table-cell>
              <table:table-cell office:value-type="float" office:value="0">
                <text:p text:id="'Daisy output'.L17:'Daisy output'.L164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66">
                <text:p>41366</text:p>
              </table:table-cell>
              <table:table-cell office:value-type="float" office:value="0">
                <text:p>0</text:p>
              </table:table-cell>
              <table:table-cell office:value-type="float" office:value="1.67554">
                <text:p>1.67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367">
                <text:p>41367</text:p>
              </table:table-cell>
              <table:table-cell office:value-type="float" office:value="0">
                <text:p>0</text:p>
              </table:table-cell>
              <table:table-cell office:value-type="float" office:value="4.12322">
                <text:p>4.12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368">
                <text:p>41368</text:p>
              </table:table-cell>
              <table:table-cell office:value-type="float" office:value="0">
                <text:p>0</text:p>
              </table:table-cell>
              <table:table-cell office:value-type="float" office:value="6.56376">
                <text:p>6.56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369">
                <text:p>41369</text:p>
              </table:table-cell>
              <table:table-cell office:value-type="float" office:value="0">
                <text:p>0</text:p>
              </table:table-cell>
              <table:table-cell office:value-type="float" office:value="8.62918">
                <text:p>8.629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370">
                <text:p>41370</text:p>
              </table:table-cell>
              <table:table-cell office:value-type="float" office:value="0">
                <text:p>0</text:p>
              </table:table-cell>
              <table:table-cell office:value-type="float" office:value="10.94605">
                <text:p>10.94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371">
                <text:p>41371</text:p>
              </table:table-cell>
              <table:table-cell office:value-type="float" office:value="1">
                <text:p>1</text:p>
              </table:table-cell>
              <table:table-cell office:value-type="float" office:value="11.625385">
                <text:p>11.625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372">
                <text:p>41372</text:p>
              </table:table-cell>
              <table:table-cell office:value-type="float" office:value="1">
                <text:p>1</text:p>
              </table:table-cell>
              <table:table-cell office:value-type="float" office:value="13.860045">
                <text:p>13.860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373">
                <text:p>41373</text:p>
              </table:table-cell>
              <table:table-cell office:value-type="float" office:value="1">
                <text:p>1</text:p>
              </table:table-cell>
              <table:table-cell office:value-type="float" office:value="16.233785">
                <text:p>16.233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374">
                <text:p>41374</text:p>
              </table:table-cell>
              <table:table-cell office:value-type="float" office:value="1">
                <text:p>1</text:p>
              </table:table-cell>
              <table:table-cell office:value-type="float" office:value="18.764195">
                <text:p>18.764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375">
                <text:p>41375</text:p>
              </table:table-cell>
              <table:table-cell office:value-type="float" office:value="1.2">
                <text:p>1.2</text:p>
              </table:table-cell>
              <table:table-cell office:value-type="float" office:value="20.136565">
                <text:p>20.136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376">
                <text:p>41376</text:p>
              </table:table-cell>
              <table:table-cell office:value-type="float" office:value="1.2">
                <text:p>1.2</text:p>
              </table:table-cell>
              <table:table-cell office:value-type="float" office:value="21.686345">
                <text:p>21.686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77">
                <text:p>41377</text:p>
              </table:table-cell>
              <table:table-cell office:value-type="float" office:value="5">
                <text:p>5</text:p>
              </table:table-cell>
              <table:table-cell office:value-type="float" office:value="22.357726">
                <text:p>22.3577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378">
                <text:p>41378</text:p>
              </table:table-cell>
              <table:table-cell office:value-type="float" office:value="5">
                <text:p>5</text:p>
              </table:table-cell>
              <table:table-cell office:value-type="float" office:value="23.179614">
                <text:p>23.179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379">
                <text:p>41379</text:p>
              </table:table-cell>
              <table:table-cell office:value-type="float" office:value="5">
                <text:p>5</text:p>
              </table:table-cell>
              <table:table-cell office:value-type="float" office:value="23.695036">
                <text:p>23.695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380">
                <text:p>41380</text:p>
              </table:table-cell>
              <table:table-cell office:value-type="float" office:value="7">
                <text:p>7</text:p>
              </table:table-cell>
              <table:table-cell office:value-type="float" office:value="24.096745">
                <text:p>24.0967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381">
                <text:p>41381</text:p>
              </table:table-cell>
              <table:table-cell office:value-type="float" office:value="9.8">
                <text:p>9.8</text:p>
              </table:table-cell>
              <table:table-cell office:value-type="float" office:value="24.393181">
                <text:p>24.3931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382">
                <text:p>41382</text:p>
              </table:table-cell>
              <table:table-cell office:value-type="float" office:value="12.6">
                <text:p>12.6</text:p>
              </table:table-cell>
              <table:table-cell office:value-type="float" office:value="24.787438">
                <text:p>24.787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383">
                <text:p>41383</text:p>
              </table:table-cell>
              <table:table-cell office:value-type="float" office:value="12.8">
                <text:p>12.8</text:p>
              </table:table-cell>
              <table:table-cell office:value-type="float" office:value="25.854288">
                <text:p>25.8542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384">
                <text:p>41384</text:p>
              </table:table-cell>
              <table:table-cell office:value-type="float" office:value="13">
                <text:p>13</text:p>
              </table:table-cell>
              <table:table-cell office:value-type="float" office:value="28.534448">
                <text:p>28.5344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385">
                <text:p>41385</text:p>
              </table:table-cell>
              <table:table-cell office:value-type="float" office:value="13">
                <text:p>13</text:p>
              </table:table-cell>
              <table:table-cell office:value-type="float" office:value="31.580378">
                <text:p>31.5803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386">
                <text:p>41386</text:p>
              </table:table-cell>
              <table:table-cell office:value-type="float" office:value="13">
                <text:p>13</text:p>
              </table:table-cell>
              <table:table-cell office:value-type="float" office:value="34.998638">
                <text:p>34.9986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387">
                <text:p>41387</text:p>
              </table:table-cell>
              <table:table-cell office:value-type="float" office:value="13.8">
                <text:p>13.8</text:p>
              </table:table-cell>
              <table:table-cell office:value-type="float" office:value="36.876128">
                <text:p>36.8761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388">
                <text:p>41388</text:p>
              </table:table-cell>
              <table:table-cell office:value-type="float" office:value="13.8">
                <text:p>13.8</text:p>
              </table:table-cell>
              <table:table-cell office:value-type="float" office:value="38.001458">
                <text:p>38.0014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389">
                <text:p>41389</text:p>
              </table:table-cell>
              <table:table-cell office:value-type="float" office:value="13.8">
                <text:p>13.8</text:p>
              </table:table-cell>
              <table:table-cell office:value-type="float" office:value="39.715508">
                <text:p>39.715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390">
                <text:p>41390</text:p>
              </table:table-cell>
              <table:table-cell office:value-type="float" office:value="15.2">
                <text:p>15.2</text:p>
              </table:table-cell>
              <table:table-cell office:value-type="float" office:value="40.200376">
                <text:p>40.200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391">
                <text:p>41391</text:p>
              </table:table-cell>
              <table:table-cell office:value-type="float" office:value="24.2">
                <text:p>24.2</text:p>
              </table:table-cell>
              <table:table-cell office:value-type="float" office:value="40.987566">
                <text:p>40.9875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392">
                <text:p>41392</text:p>
              </table:table-cell>
              <table:table-cell office:value-type="float" office:value="26.2">
                <text:p>26.2</text:p>
              </table:table-cell>
              <table:table-cell office:value-type="float" office:value="42.674136">
                <text:p>42.674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393">
                <text:p>41393</text:p>
              </table:table-cell>
              <table:table-cell office:value-type="float" office:value="31.4">
                <text:p>31.4</text:p>
              </table:table-cell>
              <table:table-cell office:value-type="float" office:value="44.463826">
                <text:p>44.463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394">
                <text:p>41394</text:p>
              </table:table-cell>
              <table:table-cell office:value-type="float" office:value="33">
                <text:p>33</text:p>
              </table:table-cell>
              <table:table-cell office:value-type="float" office:value="46.791016">
                <text:p>46.791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395">
                <text:p>41395</text:p>
              </table:table-cell>
              <table:table-cell office:value-type="float" office:value="33">
                <text:p>33</text:p>
              </table:table-cell>
              <table:table-cell office:value-type="float" office:value="49.383636">
                <text:p>49.383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396">
                <text:p>41396</text:p>
              </table:table-cell>
              <table:table-cell office:value-type="float" office:value="33.5">
                <text:p>33.5</text:p>
              </table:table-cell>
              <table:table-cell office:value-type="float" office:value="51.549376">
                <text:p>51.5493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397">
                <text:p>41397</text:p>
              </table:table-cell>
              <table:table-cell office:value-type="float" office:value="36.6">
                <text:p>36.6</text:p>
              </table:table-cell>
              <table:table-cell office:value-type="float" office:value="54.034256">
                <text:p>54.0342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398">
                <text:p>41398</text:p>
              </table:table-cell>
              <table:table-cell office:value-type="float" office:value="50.2">
                <text:p>50.2</text:p>
              </table:table-cell>
              <table:table-cell office:value-type="float" office:value="54.857379">
                <text:p>54.8573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399">
                <text:p>41399</text:p>
              </table:table-cell>
              <table:table-cell office:value-type="float" office:value="59.9">
                <text:p>59.9</text:p>
              </table:table-cell>
              <table:table-cell office:value-type="float" office:value="55.664311">
                <text:p>55.6643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400">
                <text:p>41400</text:p>
              </table:table-cell>
              <table:table-cell office:value-type="float" office:value="59.9">
                <text:p>59.9</text:p>
              </table:table-cell>
              <table:table-cell office:value-type="float" office:value="56.314746">
                <text:p>56.3147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401">
                <text:p>41401</text:p>
              </table:table-cell>
              <table:table-cell office:value-type="float" office:value="64.8">
                <text:p>64.8</text:p>
              </table:table-cell>
              <table:table-cell office:value-type="float" office:value="58.894576">
                <text:p>58.8945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402">
                <text:p>41402</text:p>
              </table:table-cell>
              <table:table-cell office:value-type="float" office:value="64.9">
                <text:p>64.9</text:p>
              </table:table-cell>
              <table:table-cell office:value-type="float" office:value="61.295326">
                <text:p>61.2953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403">
                <text:p>41403</text:p>
              </table:table-cell>
              <table:table-cell office:value-type="float" office:value="64.9">
                <text:p>64.9</text:p>
              </table:table-cell>
              <table:table-cell office:value-type="float" office:value="64.874636">
                <text:p>64.874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404">
                <text:p>41404</text:p>
              </table:table-cell>
              <table:table-cell office:value-type="float" office:value="64.9">
                <text:p>64.9</text:p>
              </table:table-cell>
              <table:table-cell office:value-type="float" office:value="69.201316">
                <text:p>69.2013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405">
                <text:p>41405</text:p>
              </table:table-cell>
              <table:table-cell office:value-type="float" office:value="64.9">
                <text:p>64.9</text:p>
              </table:table-cell>
              <table:table-cell office:value-type="float" office:value="73.631386">
                <text:p>73.631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406">
                <text:p>41406</text:p>
              </table:table-cell>
              <table:table-cell office:value-type="float" office:value="64.9">
                <text:p>64.9</text:p>
              </table:table-cell>
              <table:table-cell office:value-type="float" office:value="77.997546">
                <text:p>77.9975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407">
                <text:p>41407</text:p>
              </table:table-cell>
              <table:table-cell office:value-type="float" office:value="64.9">
                <text:p>64.9</text:p>
              </table:table-cell>
              <table:table-cell office:value-type="float" office:value="79.982356">
                <text:p>79.9823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08">
                <text:p>41408</text:p>
              </table:table-cell>
              <table:table-cell office:value-type="float" office:value="64.9">
                <text:p>64.9</text:p>
              </table:table-cell>
              <table:table-cell office:value-type="float" office:value="84.471536">
                <text:p>84.4715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409">
                <text:p>41409</text:p>
              </table:table-cell>
              <table:table-cell office:value-type="float" office:value="67.9">
                <text:p>67.9</text:p>
              </table:table-cell>
              <table:table-cell office:value-type="float" office:value="86.860396">
                <text:p>86.8603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410">
                <text:p>41410</text:p>
              </table:table-cell>
              <table:table-cell office:value-type="float" office:value="69.3">
                <text:p>69.3</text:p>
              </table:table-cell>
              <table:table-cell office:value-type="float" office:value="90.008126">
                <text:p>90.0081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411">
                <text:p>41411</text:p>
              </table:table-cell>
              <table:table-cell office:value-type="float" office:value="69.8">
                <text:p>69.8</text:p>
              </table:table-cell>
              <table:table-cell office:value-type="float" office:value="91.402376">
                <text:p>91.4023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412">
                <text:p>41412</text:p>
              </table:table-cell>
              <table:table-cell office:value-type="float" office:value="69.8">
                <text:p>69.8</text:p>
              </table:table-cell>
              <table:table-cell office:value-type="float" office:value="95.278186">
                <text:p>95.2781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413">
                <text:p>41413</text:p>
              </table:table-cell>
              <table:table-cell office:value-type="float" office:value="69.8">
                <text:p>69.8</text:p>
              </table:table-cell>
              <table:table-cell office:value-type="float" office:value="100.014726">
                <text:p>100.014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414">
                <text:p>41414</text:p>
              </table:table-cell>
              <table:table-cell office:value-type="float" office:value="71.8">
                <text:p>71.8</text:p>
              </table:table-cell>
              <table:table-cell office:value-type="float" office:value="101.114886">
                <text:p>101.1148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415">
                <text:p>41415</text:p>
              </table:table-cell>
              <table:table-cell office:value-type="float" office:value="71.8">
                <text:p>71.8</text:p>
              </table:table-cell>
              <table:table-cell office:value-type="float" office:value="104.284486">
                <text:p>104.2844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416">
                <text:p>41416</text:p>
              </table:table-cell>
              <table:table-cell office:value-type="float" office:value="71.8">
                <text:p>71.8</text:p>
              </table:table-cell>
              <table:table-cell office:value-type="float" office:value="109.209446">
                <text:p>109.2094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417">
                <text:p>41417</text:p>
              </table:table-cell>
              <table:table-cell office:value-type="float" office:value="71.8">
                <text:p>71.8</text:p>
              </table:table-cell>
              <table:table-cell office:value-type="float" office:value="113.912106">
                <text:p>113.912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418">
                <text:p>41418</text:p>
              </table:table-cell>
              <table:table-cell office:value-type="float" office:value="79">
                <text:p>79</text:p>
              </table:table-cell>
              <table:table-cell office:value-type="float" office:value="117.463616">
                <text:p>117.4636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419">
                <text:p>41419</text:p>
              </table:table-cell>
              <table:table-cell office:value-type="float" office:value="79.9">
                <text:p>79.9</text:p>
              </table:table-cell>
              <table:table-cell office:value-type="float" office:value="119.459956">
                <text:p>119.4599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420">
                <text:p>41420</text:p>
              </table:table-cell>
              <table:table-cell office:value-type="float" office:value="79.9">
                <text:p>79.9</text:p>
              </table:table-cell>
              <table:table-cell office:value-type="float" office:value="122.779396">
                <text:p>122.7793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421">
                <text:p>41421</text:p>
              </table:table-cell>
              <table:table-cell office:value-type="float" office:value="95.9">
                <text:p>95.9</text:p>
              </table:table-cell>
              <table:table-cell office:value-type="float" office:value="125.371446">
                <text:p>125.3714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422">
                <text:p>41422</text:p>
              </table:table-cell>
              <table:table-cell office:value-type="float" office:value="96">
                <text:p>96</text:p>
              </table:table-cell>
              <table:table-cell office:value-type="float" office:value="129.225506">
                <text:p>129.2255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423">
                <text:p>41423</text:p>
              </table:table-cell>
              <table:table-cell office:value-type="float" office:value="96">
                <text:p>96</text:p>
              </table:table-cell>
              <table:table-cell office:value-type="float" office:value="132.171116">
                <text:p>132.1711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424">
                <text:p>41424</text:p>
              </table:table-cell>
              <table:table-cell office:value-type="float" office:value="96.3">
                <text:p>96.3</text:p>
              </table:table-cell>
              <table:table-cell office:value-type="float" office:value="134.040576">
                <text:p>134.0405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425">
                <text:p>41425</text:p>
              </table:table-cell>
              <table:table-cell office:value-type="float" office:value="96.4">
                <text:p>96.4</text:p>
              </table:table-cell>
              <table:table-cell office:value-type="float" office:value="137.673576">
                <text:p>137.6735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426">
                <text:p>41426</text:p>
              </table:table-cell>
              <table:table-cell office:value-type="float" office:value="97.1">
                <text:p>97.1</text:p>
              </table:table-cell>
              <table:table-cell office:value-type="float" office:value="140.373326">
                <text:p>140.3733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427">
                <text:p>41427</text:p>
              </table:table-cell>
              <table:table-cell office:value-type="float" office:value="97.1">
                <text:p>97.1</text:p>
              </table:table-cell>
              <table:table-cell office:value-type="float" office:value="144.507566">
                <text:p>144.5075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428">
                <text:p>41428</text:p>
              </table:table-cell>
              <table:table-cell office:value-type="float" office:value="97.1">
                <text:p>97.1</text:p>
              </table:table-cell>
              <table:table-cell office:value-type="float" office:value="149.607686">
                <text:p>149.6076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429">
                <text:p>41429</text:p>
              </table:table-cell>
              <table:table-cell office:value-type="float" office:value="97.1">
                <text:p>97.1</text:p>
              </table:table-cell>
              <table:table-cell office:value-type="float" office:value="154.914396">
                <text:p>154.914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430">
                <text:p>41430</text:p>
              </table:table-cell>
              <table:table-cell office:value-type="float" office:value="97.1">
                <text:p>97.1</text:p>
              </table:table-cell>
              <table:table-cell office:value-type="float" office:value="159.591316">
                <text:p>159.5913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431">
                <text:p>41431</text:p>
              </table:table-cell>
              <table:table-cell office:value-type="float" office:value="97.1">
                <text:p>97.1</text:p>
              </table:table-cell>
              <table:table-cell office:value-type="float" office:value="164.883066">
                <text:p>164.8830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432">
                <text:p>41432</text:p>
              </table:table-cell>
              <table:table-cell office:value-type="float" office:value="97.1">
                <text:p>97.1</text:p>
              </table:table-cell>
              <table:table-cell office:value-type="float" office:value="170.264816">
                <text:p>170.2648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433">
                <text:p>41433</text:p>
              </table:table-cell>
              <table:table-cell office:value-type="float" office:value="97.1">
                <text:p>97.1</text:p>
              </table:table-cell>
              <table:table-cell office:value-type="float" office:value="175.523646">
                <text:p>175.5236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434">
                <text:p>41434</text:p>
              </table:table-cell>
              <table:table-cell office:value-type="float" office:value="97.1">
                <text:p>97.1</text:p>
              </table:table-cell>
              <table:table-cell office:value-type="float" office:value="180.762176">
                <text:p>180.7621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435">
                <text:p>41435</text:p>
              </table:table-cell>
              <table:table-cell office:value-type="float" office:value="101.9">
                <text:p>101.9</text:p>
              </table:table-cell>
              <table:table-cell office:value-type="float" office:value="185.500196">
                <text:p>185.5001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436">
                <text:p>41436</text:p>
              </table:table-cell>
              <table:table-cell office:value-type="float" office:value="104.9">
                <text:p>104.9</text:p>
              </table:table-cell>
              <table:table-cell office:value-type="float" office:value="188.320386">
                <text:p>188.3203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437">
                <text:p>41437</text:p>
              </table:table-cell>
              <table:table-cell office:value-type="float" office:value="106.6">
                <text:p>106.6</text:p>
              </table:table-cell>
              <table:table-cell office:value-type="float" office:value="190.961156">
                <text:p>190.9611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438">
                <text:p>41438</text:p>
              </table:table-cell>
              <table:table-cell office:value-type="float" office:value="110.4">
                <text:p>110.4</text:p>
              </table:table-cell>
              <table:table-cell office:value-type="float" office:value="193.246606">
                <text:p>193.2466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439">
                <text:p>41439</text:p>
              </table:table-cell>
              <table:table-cell office:value-type="float" office:value="110.9">
                <text:p>110.9</text:p>
              </table:table-cell>
              <table:table-cell office:value-type="float" office:value="197.954166">
                <text:p>197.9541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440">
                <text:p>41440</text:p>
              </table:table-cell>
              <table:table-cell office:value-type="float" office:value="119.2">
                <text:p>119.2</text:p>
              </table:table-cell>
              <table:table-cell office:value-type="float" office:value="199.867746">
                <text:p>199.8677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441">
                <text:p>41441</text:p>
              </table:table-cell>
              <table:table-cell office:value-type="float" office:value="120.4">
                <text:p>120.4</text:p>
              </table:table-cell>
              <table:table-cell office:value-type="float" office:value="204.344776">
                <text:p>204.3447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442">
                <text:p>41442</text:p>
              </table:table-cell>
              <table:table-cell office:value-type="float" office:value="120.4">
                <text:p>120.4</text:p>
              </table:table-cell>
              <table:table-cell office:value-type="float" office:value="207.953126">
                <text:p>207.953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443">
                <text:p>41443</text:p>
              </table:table-cell>
              <table:table-cell office:value-type="float" office:value="124">
                <text:p>124</text:p>
              </table:table-cell>
              <table:table-cell office:value-type="float" office:value="213.162676">
                <text:p>213.1626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444">
                <text:p>41444</text:p>
              </table:table-cell>
              <table:table-cell office:value-type="float" office:value="124">
                <text:p>124</text:p>
              </table:table-cell>
              <table:table-cell office:value-type="float" office:value="218.231776">
                <text:p>218.2317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445">
                <text:p>41445</text:p>
              </table:table-cell>
              <table:table-cell office:value-type="float" office:value="130.4">
                <text:p>130.4</text:p>
              </table:table-cell>
              <table:table-cell office:value-type="float" office:value="220.305396">
                <text:p>220.3053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446">
                <text:p>41446</text:p>
              </table:table-cell>
              <table:table-cell office:value-type="float" office:value="130.6">
                <text:p>130.6</text:p>
              </table:table-cell>
              <table:table-cell office:value-type="float" office:value="224.688776">
                <text:p>224.6887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447">
                <text:p>41447</text:p>
              </table:table-cell>
              <table:table-cell office:value-type="float" office:value="130.6">
                <text:p>130.6</text:p>
              </table:table-cell>
              <table:table-cell office:value-type="float" office:value="227.680036">
                <text:p>227.6800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448">
                <text:p>41448</text:p>
              </table:table-cell>
              <table:table-cell office:value-type="float" office:value="132">
                <text:p>132</text:p>
              </table:table-cell>
              <table:table-cell office:value-type="float" office:value="231.278436">
                <text:p>231.2784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449">
                <text:p>41449</text:p>
              </table:table-cell>
              <table:table-cell office:value-type="float" office:value="132.4">
                <text:p>132.4</text:p>
              </table:table-cell>
              <table:table-cell office:value-type="float" office:value="235.010986">
                <text:p>235.0109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450">
                <text:p>41450</text:p>
              </table:table-cell>
              <table:table-cell office:value-type="float" office:value="132.9">
                <text:p>132.9</text:p>
              </table:table-cell>
              <table:table-cell office:value-type="float" office:value="238.239986">
                <text:p>238.2399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451">
                <text:p>41451</text:p>
              </table:table-cell>
              <table:table-cell office:value-type="float" office:value="132.9">
                <text:p>132.9</text:p>
              </table:table-cell>
              <table:table-cell office:value-type="float" office:value="241.447976">
                <text:p>241.4479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52">
                <text:p>41452</text:p>
              </table:table-cell>
              <table:table-cell office:value-type="float" office:value="141.6">
                <text:p>141.6</text:p>
              </table:table-cell>
              <table:table-cell office:value-type="float" office:value="244.449176">
                <text:p>244.4491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453">
                <text:p>41453</text:p>
              </table:table-cell>
              <table:table-cell office:value-type="float" office:value="151.4">
                <text:p>151.4</text:p>
              </table:table-cell>
              <table:table-cell office:value-type="float" office:value="247.883416">
                <text:p>247.8834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454">
                <text:p>41454</text:p>
              </table:table-cell>
              <table:table-cell office:value-type="float" office:value="153.2">
                <text:p>153.2</text:p>
              </table:table-cell>
              <table:table-cell office:value-type="float" office:value="250.776226">
                <text:p>250.7762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455">
                <text:p>41455</text:p>
              </table:table-cell>
              <table:table-cell office:value-type="float" office:value="157.6">
                <text:p>157.6</text:p>
              </table:table-cell>
              <table:table-cell office:value-type="float" office:value="253.991926">
                <text:p>253.9919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456">
                <text:p>41456</text:p>
              </table:table-cell>
              <table:table-cell office:value-type="float" office:value="158.9">
                <text:p>158.9</text:p>
              </table:table-cell>
              <table:table-cell office:value-type="float" office:value="256.173656">
                <text:p>256.173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457">
                <text:p>41457</text:p>
              </table:table-cell>
              <table:table-cell office:value-type="float" office:value="159.7">
                <text:p>159.7</text:p>
              </table:table-cell>
              <table:table-cell office:value-type="float" office:value="258.966086">
                <text:p>258.9660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458">
                <text:p>41458</text:p>
              </table:table-cell>
              <table:table-cell office:value-type="float" office:value="168.1">
                <text:p>168.1</text:p>
              </table:table-cell>
              <table:table-cell office:value-type="float" office:value="260.570206">
                <text:p>260.5702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459">
                <text:p>41459</text:p>
              </table:table-cell>
              <table:table-cell office:value-type="float" office:value="168.9">
                <text:p>168.9</text:p>
              </table:table-cell>
              <table:table-cell office:value-type="float" office:value="263.007586">
                <text:p>263.0075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460">
                <text:p>41460</text:p>
              </table:table-cell>
              <table:table-cell office:value-type="float" office:value="169.5">
                <text:p>169.5</text:p>
              </table:table-cell>
              <table:table-cell office:value-type="float" office:value="265.880036">
                <text:p>265.8800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461">
                <text:p>41461</text:p>
              </table:table-cell>
              <table:table-cell office:value-type="float" office:value="172.9">
                <text:p>172.9</text:p>
              </table:table-cell>
              <table:table-cell office:value-type="float" office:value="267.470016">
                <text:p>267.470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462">
                <text:p>41462</text:p>
              </table:table-cell>
              <table:table-cell office:value-type="float" office:value="172.9">
                <text:p>172.9</text:p>
              </table:table-cell>
              <table:table-cell office:value-type="float" office:value="270.138436">
                <text:p>270.1384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463">
                <text:p>41463</text:p>
              </table:table-cell>
              <table:table-cell office:value-type="float" office:value="172.9">
                <text:p>172.9</text:p>
              </table:table-cell>
              <table:table-cell office:value-type="float" office:value="274.272516">
                <text:p>274.2725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464">
                <text:p>41464</text:p>
              </table:table-cell>
              <table:table-cell office:value-type="float" office:value="172.9">
                <text:p>172.9</text:p>
              </table:table-cell>
              <table:table-cell office:value-type="float" office:value="279.608176">
                <text:p>279.6081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465">
                <text:p>41465</text:p>
              </table:table-cell>
              <table:table-cell office:value-type="float" office:value="172.9">
                <text:p>172.9</text:p>
              </table:table-cell>
              <table:table-cell office:value-type="float" office:value="284.110366">
                <text:p>284.1103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466">
                <text:p>41466</text:p>
              </table:table-cell>
              <table:table-cell office:value-type="float" office:value="172.9">
                <text:p>172.9</text:p>
              </table:table-cell>
              <table:table-cell office:value-type="float" office:value="288.524886">
                <text:p>288.5248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467">
                <text:p>41467</text:p>
              </table:table-cell>
              <table:table-cell office:value-type="float" office:value="172.9">
                <text:p>172.9</text:p>
              </table:table-cell>
              <table:table-cell office:value-type="float" office:value="292.547096">
                <text:p>292.5470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468">
                <text:p>41468</text:p>
              </table:table-cell>
              <table:table-cell office:value-type="float" office:value="172.9">
                <text:p>172.9</text:p>
              </table:table-cell>
              <table:table-cell office:value-type="float" office:value="296.276436">
                <text:p>296.2764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469">
                <text:p>41469</text:p>
              </table:table-cell>
              <table:table-cell office:value-type="float" office:value="172.9">
                <text:p>172.9</text:p>
              </table:table-cell>
              <table:table-cell office:value-type="float" office:value="298.633066">
                <text:p>298.6330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470">
                <text:p>41470</text:p>
              </table:table-cell>
              <table:table-cell office:value-type="float" office:value="172.9">
                <text:p>172.9</text:p>
              </table:table-cell>
              <table:table-cell office:value-type="float" office:value="303.688666">
                <text:p>303.6886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471">
                <text:p>41471</text:p>
              </table:table-cell>
              <table:table-cell office:value-type="float" office:value="172.9">
                <text:p>172.9</text:p>
              </table:table-cell>
              <table:table-cell office:value-type="float" office:value="308.997436">
                <text:p>308.9974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472">
                <text:p>41472</text:p>
              </table:table-cell>
              <table:table-cell office:value-type="float" office:value="190.9">
                <text:p>190.9</text:p>
              </table:table-cell>
              <table:table-cell office:value-type="float" office:value="313.402056">
                <text:p>313.4020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473">
                <text:p>41473</text:p>
              </table:table-cell>
              <table:table-cell office:value-type="float" office:value="191.6">
                <text:p>191.6</text:p>
              </table:table-cell>
              <table:table-cell office:value-type="float" office:value="314.718596">
                <text:p>314.7185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474">
                <text:p>41474</text:p>
              </table:table-cell>
              <table:table-cell office:value-type="float" office:value="193">
                <text:p>193</text:p>
              </table:table-cell>
              <table:table-cell office:value-type="float" office:value="316.049596">
                <text:p>316.0495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475">
                <text:p>41475</text:p>
              </table:table-cell>
              <table:table-cell office:value-type="float" office:value="193">
                <text:p>193</text:p>
              </table:table-cell>
              <table:table-cell office:value-type="float" office:value="319.846916">
                <text:p>319.8469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476">
                <text:p>41476</text:p>
              </table:table-cell>
              <table:table-cell office:value-type="float" office:value="196.6">
                <text:p>196.6</text:p>
              </table:table-cell>
              <table:table-cell office:value-type="float" office:value="321.596456">
                <text:p>321.5964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477">
                <text:p>41477</text:p>
              </table:table-cell>
              <table:table-cell office:value-type="float" office:value="226.4">
                <text:p>226.4</text:p>
              </table:table-cell>
              <table:table-cell office:value-type="float" office:value="322.303458">
                <text:p>322.3034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478">
                <text:p>41478</text:p>
              </table:table-cell>
              <table:table-cell office:value-type="float" office:value="229.3">
                <text:p>229.3</text:p>
              </table:table-cell>
              <table:table-cell office:value-type="float" office:value="326.135258">
                <text:p>326.1352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479">
                <text:p>41479</text:p>
              </table:table-cell>
              <table:table-cell office:value-type="float" office:value="229.3">
                <text:p>229.3</text:p>
              </table:table-cell>
              <table:table-cell office:value-type="float" office:value="329.064248">
                <text:p>329.0642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480">
                <text:p>41480</text:p>
              </table:table-cell>
              <table:table-cell office:value-type="float" office:value="229.3">
                <text:p>229.3</text:p>
              </table:table-cell>
              <table:table-cell office:value-type="float" office:value="332.475598">
                <text:p>332.4755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481">
                <text:p>41481</text:p>
              </table:table-cell>
              <table:table-cell office:value-type="float" office:value="229.3">
                <text:p>229.3</text:p>
              </table:table-cell>
              <table:table-cell office:value-type="float" office:value="334.030608">
                <text:p>334.0306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482">
                <text:p>41482</text:p>
              </table:table-cell>
              <table:table-cell office:value-type="float" office:value="229.3">
                <text:p>229.3</text:p>
              </table:table-cell>
              <table:table-cell office:value-type="float" office:value="338.698948">
                <text:p>338.6989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483">
                <text:p>41483</text:p>
              </table:table-cell>
              <table:table-cell office:value-type="float" office:value="229.3">
                <text:p>229.3</text:p>
              </table:table-cell>
              <table:table-cell office:value-type="float" office:value="343.530928">
                <text:p>343.5309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484">
                <text:p>41484</text:p>
              </table:table-cell>
              <table:table-cell office:value-type="float" office:value="230.1">
                <text:p>230.1</text:p>
              </table:table-cell>
              <table:table-cell office:value-type="float" office:value="348.483758">
                <text:p>348.4837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485">
                <text:p>41485</text:p>
              </table:table-cell>
              <table:table-cell office:value-type="float" office:value="230.1">
                <text:p>230.1</text:p>
              </table:table-cell>
              <table:table-cell office:value-type="float" office:value="351.309038">
                <text:p>351.3090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486">
                <text:p>41486</text:p>
              </table:table-cell>
              <table:table-cell office:value-type="float" office:value="230.1">
                <text:p>230.1</text:p>
              </table:table-cell>
              <table:table-cell office:value-type="float" office:value="355.750948">
                <text:p>355.7509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487">
                <text:p>41487</text:p>
              </table:table-cell>
              <table:table-cell office:value-type="float" office:value="256.1">
                <text:p>256.1</text:p>
              </table:table-cell>
              <table:table-cell office:value-type="float" office:value="359.265528">
                <text:p>359.2655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1488">
                <text:p>41488</text:p>
              </table:table-cell>
              <table:table-cell office:value-type="float" office:value="267.5">
                <text:p>267.5</text:p>
              </table:table-cell>
              <table:table-cell office:value-type="float" office:value="361.128698">
                <text:p>361.1286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489">
                <text:p>41489</text:p>
              </table:table-cell>
              <table:table-cell office:value-type="float" office:value="285.7">
                <text:p>285.7</text:p>
              </table:table-cell>
              <table:table-cell office:value-type="float" office:value="361.734295">
                <text:p>361.7342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490">
                <text:p>41490</text:p>
              </table:table-cell>
              <table:table-cell office:value-type="float" office:value="285.7">
                <text:p>285.7</text:p>
              </table:table-cell>
              <table:table-cell office:value-type="float" office:value="364.774525">
                <text:p>364.7745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491">
                <text:p>41491</text:p>
              </table:table-cell>
              <table:table-cell office:value-type="float" office:value="285.7">
                <text:p>285.7</text:p>
              </table:table-cell>
              <table:table-cell office:value-type="float" office:value="368.905595">
                <text:p>368.9055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492">
                <text:p>41492</text:p>
              </table:table-cell>
              <table:table-cell office:value-type="float" office:value="285.7">
                <text:p>285.7</text:p>
              </table:table-cell>
              <table:table-cell office:value-type="float" office:value="373.232905">
                <text:p>373.2329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493">
                <text:p>41493</text:p>
              </table:table-cell>
              <table:table-cell office:value-type="float" office:value="285.7">
                <text:p>285.7</text:p>
              </table:table-cell>
              <table:table-cell office:value-type="float" office:value="377.810655">
                <text:p>377.8106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494">
                <text:p>41494</text:p>
              </table:table-cell>
              <table:table-cell office:value-type="float" office:value="285.7">
                <text:p>285.7</text:p>
              </table:table-cell>
              <table:table-cell office:value-type="float" office:value="382.251235">
                <text:p>382.2512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1495">
                <text:p>41495</text:p>
              </table:table-cell>
              <table:table-cell office:value-type="float" office:value="285.7">
                <text:p>285.7</text:p>
              </table:table-cell>
              <table:table-cell office:value-type="float" office:value="386.656645">
                <text:p>386.6566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496">
                <text:p>41496</text:p>
              </table:table-cell>
              <table:table-cell office:value-type="float" office:value="285.7">
                <text:p>285.7</text:p>
              </table:table-cell>
              <table:table-cell office:value-type="float" office:value="390.855845">
                <text:p>390.8558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497">
                <text:p>41497</text:p>
              </table:table-cell>
              <table:table-cell office:value-type="float" office:value="285.7">
                <text:p>285.7</text:p>
              </table:table-cell>
              <table:table-cell office:value-type="float" office:value="394.871185">
                <text:p>394.8711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498">
                <text:p>41498</text:p>
              </table:table-cell>
              <table:table-cell office:value-type="float" office:value="285.7">
                <text:p>285.7</text:p>
              </table:table-cell>
              <table:table-cell office:value-type="float" office:value="398.111595">
                <text:p>398.1115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499">
                <text:p>41499</text:p>
              </table:table-cell>
              <table:table-cell office:value-type="float" office:value="288.5">
                <text:p>288.5</text:p>
              </table:table-cell>
              <table:table-cell office:value-type="float" office:value="401.275115">
                <text:p>401.2751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500">
                <text:p>41500</text:p>
              </table:table-cell>
              <table:table-cell office:value-type="float" office:value="289.5">
                <text:p>289.5</text:p>
              </table:table-cell>
              <table:table-cell office:value-type="float" office:value="403.507845">
                <text:p>403.5078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501">
                <text:p>41501</text:p>
              </table:table-cell>
              <table:table-cell office:value-type="float" office:value="289.5">
                <text:p>289.5</text:p>
              </table:table-cell>
              <table:table-cell office:value-type="float" office:value="407.378055">
                <text:p>407.3780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502">
                <text:p>41502</text:p>
              </table:table-cell>
              <table:table-cell office:value-type="float" office:value="289.5">
                <text:p>289.5</text:p>
              </table:table-cell>
              <table:table-cell office:value-type="float" office:value="411.334005">
                <text:p>411.3340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503">
                <text:p>41503</text:p>
              </table:table-cell>
              <table:table-cell office:value-type="float" office:value="296.1">
                <text:p>296.1</text:p>
              </table:table-cell>
              <table:table-cell office:value-type="float" office:value="412.349775">
                <text:p>412.3497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504">
                <text:p>41504</text:p>
              </table:table-cell>
              <table:table-cell office:value-type="float" office:value="296.3">
                <text:p>296.3</text:p>
              </table:table-cell>
              <table:table-cell office:value-type="float" office:value="415.966905">
                <text:p>415.9669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505">
                <text:p>41505</text:p>
              </table:table-cell>
              <table:table-cell office:value-type="float" office:value="296.3">
                <text:p>296.3</text:p>
              </table:table-cell>
              <table:table-cell office:value-type="float" office:value="418.366645">
                <text:p>418.3666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506">
                <text:p>41506</text:p>
              </table:table-cell>
              <table:table-cell office:value-type="float" office:value="296.9">
                <text:p>296.9</text:p>
              </table:table-cell>
              <table:table-cell office:value-type="float" office:value="419.705995">
                <text:p>419.7059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507">
                <text:p>41507</text:p>
              </table:table-cell>
              <table:table-cell office:value-type="float" office:value="297.9">
                <text:p>297.9</text:p>
              </table:table-cell>
              <table:table-cell office:value-type="float" office:value="421.400815">
                <text:p>421.4008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508">
                <text:p>41508</text:p>
              </table:table-cell>
              <table:table-cell office:value-type="float" office:value="300.7">
                <text:p>300.7</text:p>
              </table:table-cell>
              <table:table-cell office:value-type="float" office:value="424.059975">
                <text:p>424.059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509">
                <text:p>41509</text:p>
              </table:table-cell>
              <table:table-cell office:value-type="float" office:value="300.7">
                <text:p>300.7</text:p>
              </table:table-cell>
              <table:table-cell office:value-type="float" office:value="428.087435">
                <text:p>428.0874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510">
                <text:p>41510</text:p>
              </table:table-cell>
              <table:table-cell office:value-type="float" office:value="300.7">
                <text:p>300.7</text:p>
              </table:table-cell>
              <table:table-cell office:value-type="float" office:value="431.522285">
                <text:p>431.5222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511">
                <text:p>41511</text:p>
              </table:table-cell>
              <table:table-cell office:value-type="float" office:value="300.7">
                <text:p>300.7</text:p>
              </table:table-cell>
              <table:table-cell office:value-type="float" office:value="434.898045">
                <text:p>434.8980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512">
                <text:p>41512</text:p>
              </table:table-cell>
              <table:table-cell office:value-type="float" office:value="303.1">
                <text:p>303.1</text:p>
              </table:table-cell>
              <table:table-cell office:value-type="float" office:value="437.310985">
                <text:p>437.310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378cm" svg:height="13.55cm" xlink:href=".." chart:class="chart:scatter" chart:style-name="ch1">
        <chart:legend chart:legend-position="end" svg:x="24.725cm" svg:y="6.493cm" chart:style-name="ch2"/>
        <chart:plot-area chart:style-name="ch3" table:cell-range-address="'Daisy output'.I17:'Daisy output'.J164 Plot.N34:Plot.N34" chart:data-source-has-labels="row" svg:x="0.853cm" svg:y="0.271cm" svg:width="23.346cm" svg:height="12.737cm">
          <chart:axis chart:dimension="x" chart:name="primary-x" chart:style-name="ch4"/>
          <chart:axis chart:dimension="y" chart:name="primary-y" chart:style-name="ch5">
            <chart:title svg:x="0.528cm" svg:y="6.877cm" chart:style-name="ch6">
              <text:p>LAI</text:p>
            </chart:title>
            <chart:grid chart:style-name="ch7" chart:class="major"/>
          </chart:axis>
          <chart:series chart:style-name="ch8" chart:values-cell-range-address="'Daisy output'.I17:'Daisy output'.I164" chart:label-cell-address="Plot.N34:Plot.N34" chart:class="chart:scatter">
            <chart:domain table:cell-range-address="'Daisy output'.J17:'Daisy output'.J164"/>
            <chart:data-point chart:repeated="1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 text:id="Plot.N34:Plot.N34">Si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365">
                <text:p text:id="'Daisy output'.J17:'Daisy output'.J164">41365</text:p>
              </table:table-cell>
              <table:table-cell office:value-type="float" office:value="0">
                <text:p text:id="'Daisy output'.I17:'Daisy output'.I164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66">
                <text:p>4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367">
                <text:p>4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368">
                <text:p>4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369">
                <text:p>41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370">
                <text:p>4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371">
                <text:p>4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372">
                <text:p>4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373">
                <text:p>4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374">
                <text:p>41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375">
                <text:p>4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376">
                <text:p>4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77">
                <text:p>41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378">
                <text:p>4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379">
                <text:p>41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380">
                <text:p>4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381">
                <text:p>4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382">
                <text:p>4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383">
                <text:p>4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384">
                <text:p>4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385">
                <text:p>4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386">
                <text:p>41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387">
                <text:p>4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388">
                <text:p>4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389">
                <text:p>4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390">
                <text:p>4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391">
                <text:p>4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392">
                <text:p>4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393">
                <text:p>4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394">
                <text:p>4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395">
                <text:p>41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396">
                <text:p>4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397">
                <text:p>41397</text:p>
              </table:table-cell>
              <table:table-cell office:value-type="float" office:value="0.109097">
                <text:p>0.109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398">
                <text:p>41398</text:p>
              </table:table-cell>
              <table:table-cell office:value-type="float" office:value="0.109097">
                <text:p>0.1090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399">
                <text:p>41399</text:p>
              </table:table-cell>
              <table:table-cell office:value-type="float" office:value="0.12953">
                <text:p>0.129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400">
                <text:p>41400</text:p>
              </table:table-cell>
              <table:table-cell office:value-type="float" office:value="0.14831">
                <text:p>0.148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401">
                <text:p>41401</text:p>
              </table:table-cell>
              <table:table-cell office:value-type="float" office:value="0.165662">
                <text:p>0.1656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402">
                <text:p>41402</text:p>
              </table:table-cell>
              <table:table-cell office:value-type="float" office:value="0.189161">
                <text:p>0.189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403">
                <text:p>41403</text:p>
              </table:table-cell>
              <table:table-cell office:value-type="float" office:value="0.22361">
                <text:p>0.223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404">
                <text:p>41404</text:p>
              </table:table-cell>
              <table:table-cell office:value-type="float" office:value="0.193172">
                <text:p>0.1931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405">
                <text:p>41405</text:p>
              </table:table-cell>
              <table:table-cell office:value-type="float" office:value="0.2448">
                <text:p>0.24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406">
                <text:p>41406</text:p>
              </table:table-cell>
              <table:table-cell office:value-type="float" office:value="0.296062">
                <text:p>0.2960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407">
                <text:p>41407</text:p>
              </table:table-cell>
              <table:table-cell office:value-type="float" office:value="0.345291">
                <text:p>0.3452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08">
                <text:p>41408</text:p>
              </table:table-cell>
              <table:table-cell office:value-type="float" office:value="0.382723">
                <text:p>0.3827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409">
                <text:p>41409</text:p>
              </table:table-cell>
              <table:table-cell office:value-type="float" office:value="0.421223">
                <text:p>0.4212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410">
                <text:p>41410</text:p>
              </table:table-cell>
              <table:table-cell office:value-type="float" office:value="0.47428">
                <text:p>0.474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411">
                <text:p>41411</text:p>
              </table:table-cell>
              <table:table-cell office:value-type="float" office:value="0.537222">
                <text:p>0.5372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412">
                <text:p>41412</text:p>
              </table:table-cell>
              <table:table-cell office:value-type="float" office:value="0.59125">
                <text:p>0.59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413">
                <text:p>41413</text:p>
              </table:table-cell>
              <table:table-cell office:value-type="float" office:value="0.65941">
                <text:p>0.659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414">
                <text:p>41414</text:p>
              </table:table-cell>
              <table:table-cell office:value-type="float" office:value="0.856935">
                <text:p>0.8569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415">
                <text:p>41415</text:p>
              </table:table-cell>
              <table:table-cell office:value-type="float" office:value="0.912655">
                <text:p>0.9126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416">
                <text:p>41416</text:p>
              </table:table-cell>
              <table:table-cell office:value-type="float" office:value="0.939814">
                <text:p>0.9398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417">
                <text:p>41417</text:p>
              </table:table-cell>
              <table:table-cell office:value-type="float" office:value="1.17704">
                <text:p>1.177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418">
                <text:p>41418</text:p>
              </table:table-cell>
              <table:table-cell office:value-type="float" office:value="1.48417">
                <text:p>1.484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419">
                <text:p>41419</text:p>
              </table:table-cell>
              <table:table-cell office:value-type="float" office:value="1.743">
                <text:p>1.7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420">
                <text:p>41420</text:p>
              </table:table-cell>
              <table:table-cell office:value-type="float" office:value="1.97679">
                <text:p>1.976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421">
                <text:p>41421</text:p>
              </table:table-cell>
              <table:table-cell office:value-type="float" office:value="2.22093">
                <text:p>2.220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422">
                <text:p>41422</text:p>
              </table:table-cell>
              <table:table-cell office:value-type="float" office:value="2.48506">
                <text:p>2.485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423">
                <text:p>41423</text:p>
              </table:table-cell>
              <table:table-cell office:value-type="float" office:value="2.79341">
                <text:p>2.793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424">
                <text:p>41424</text:p>
              </table:table-cell>
              <table:table-cell office:value-type="float" office:value="3.12339">
                <text:p>3.123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425">
                <text:p>41425</text:p>
              </table:table-cell>
              <table:table-cell office:value-type="float" office:value="3.40193">
                <text:p>3.401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426">
                <text:p>41426</text:p>
              </table:table-cell>
              <table:table-cell office:value-type="float" office:value="3.71078">
                <text:p>3.710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427">
                <text:p>41427</text:p>
              </table:table-cell>
              <table:table-cell office:value-type="float" office:value="4.02146">
                <text:p>4.021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428">
                <text:p>41428</text:p>
              </table:table-cell>
              <table:table-cell office:value-type="float" office:value="4.37963">
                <text:p>4.379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429">
                <text:p>41429</text:p>
              </table:table-cell>
              <table:table-cell office:value-type="float" office:value="4.80299">
                <text:p>4.802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430">
                <text:p>41430</text:p>
              </table:table-cell>
              <table:table-cell office:value-type="float" office:value="5.22373">
                <text:p>5.223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431">
                <text:p>41431</text:p>
              </table:table-cell>
              <table:table-cell office:value-type="float" office:value="5.51376">
                <text:p>5.513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432">
                <text:p>41432</text:p>
              </table:table-cell>
              <table:table-cell office:value-type="float" office:value="5.62471">
                <text:p>5.624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433">
                <text:p>41433</text:p>
              </table:table-cell>
              <table:table-cell office:value-type="float" office:value="5.62031">
                <text:p>5.620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434">
                <text:p>41434</text:p>
              </table:table-cell>
              <table:table-cell office:value-type="float" office:value="5.52932">
                <text:p>5.529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435">
                <text:p>41435</text:p>
              </table:table-cell>
              <table:table-cell office:value-type="float" office:value="5.39695">
                <text:p>5.39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436">
                <text:p>41436</text:p>
              </table:table-cell>
              <table:table-cell office:value-type="float" office:value="5.2408">
                <text:p>5.24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437">
                <text:p>41437</text:p>
              </table:table-cell>
              <table:table-cell office:value-type="float" office:value="5.13711">
                <text:p>5.137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438">
                <text:p>41438</text:p>
              </table:table-cell>
              <table:table-cell office:value-type="float" office:value="5.06591">
                <text:p>5.065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439">
                <text:p>41439</text:p>
              </table:table-cell>
              <table:table-cell office:value-type="float" office:value="5.01605">
                <text:p>5.016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440">
                <text:p>41440</text:p>
              </table:table-cell>
              <table:table-cell office:value-type="float" office:value="4.98046">
                <text:p>4.980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441">
                <text:p>41441</text:p>
              </table:table-cell>
              <table:table-cell office:value-type="float" office:value="4.94884">
                <text:p>4.948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442">
                <text:p>41442</text:p>
              </table:table-cell>
              <table:table-cell office:value-type="float" office:value="4.9152">
                <text:p>4.91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443">
                <text:p>41443</text:p>
              </table:table-cell>
              <table:table-cell office:value-type="float" office:value="4.87933">
                <text:p>4.87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444">
                <text:p>41444</text:p>
              </table:table-cell>
              <table:table-cell office:value-type="float" office:value="4.84227">
                <text:p>4.842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445">
                <text:p>41445</text:p>
              </table:table-cell>
              <table:table-cell office:value-type="float" office:value="4.80405">
                <text:p>4.804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446">
                <text:p>41446</text:p>
              </table:table-cell>
              <table:table-cell office:value-type="float" office:value="4.7647">
                <text:p>4.76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447">
                <text:p>41447</text:p>
              </table:table-cell>
              <table:table-cell office:value-type="float" office:value="4.72426">
                <text:p>4.724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448">
                <text:p>41448</text:p>
              </table:table-cell>
              <table:table-cell office:value-type="float" office:value="4.68276">
                <text:p>4.682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449">
                <text:p>41449</text:p>
              </table:table-cell>
              <table:table-cell office:value-type="float" office:value="4.64022">
                <text:p>4.640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450">
                <text:p>41450</text:p>
              </table:table-cell>
              <table:table-cell office:value-type="float" office:value="4.59675">
                <text:p>4.59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451">
                <text:p>41451</text:p>
              </table:table-cell>
              <table:table-cell office:value-type="float" office:value="4.55236">
                <text:p>4.552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52">
                <text:p>41452</text:p>
              </table:table-cell>
              <table:table-cell office:value-type="float" office:value="4.50707">
                <text:p>4.507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453">
                <text:p>41453</text:p>
              </table:table-cell>
              <table:table-cell office:value-type="float" office:value="4.45526">
                <text:p>4.455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454">
                <text:p>41454</text:p>
              </table:table-cell>
              <table:table-cell office:value-type="float" office:value="4.3975">
                <text:p>4.39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455">
                <text:p>41455</text:p>
              </table:table-cell>
              <table:table-cell office:value-type="float" office:value="4.3334">
                <text:p>4.33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456">
                <text:p>41456</text:p>
              </table:table-cell>
              <table:table-cell office:value-type="float" office:value="4.26341">
                <text:p>4.263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457">
                <text:p>41457</text:p>
              </table:table-cell>
              <table:table-cell office:value-type="float" office:value="4.18785">
                <text:p>4.187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458">
                <text:p>41458</text:p>
              </table:table-cell>
              <table:table-cell office:value-type="float" office:value="4.10683">
                <text:p>4.106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459">
                <text:p>41459</text:p>
              </table:table-cell>
              <table:table-cell office:value-type="float" office:value="4.02096">
                <text:p>4.020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460">
                <text:p>41460</text:p>
              </table:table-cell>
              <table:table-cell office:value-type="float" office:value="3.92977">
                <text:p>3.929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461">
                <text:p>41461</text:p>
              </table:table-cell>
              <table:table-cell office:value-type="float" office:value="3.8341">
                <text:p>3.83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462">
                <text:p>41462</text:p>
              </table:table-cell>
              <table:table-cell office:value-type="float" office:value="3.73419">
                <text:p>3.734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463">
                <text:p>41463</text:p>
              </table:table-cell>
              <table:table-cell office:value-type="float" office:value="3.63027">
                <text:p>3.630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464">
                <text:p>41464</text:p>
              </table:table-cell>
              <table:table-cell office:value-type="float" office:value="3.52275">
                <text:p>3.522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465">
                <text:p>41465</text:p>
              </table:table-cell>
              <table:table-cell office:value-type="float" office:value="3.41213">
                <text:p>3.412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466">
                <text:p>41466</text:p>
              </table:table-cell>
              <table:table-cell office:value-type="float" office:value="3.29891">
                <text:p>3.298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467">
                <text:p>41467</text:p>
              </table:table-cell>
              <table:table-cell office:value-type="float" office:value="3.18358">
                <text:p>3.183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468">
                <text:p>41468</text:p>
              </table:table-cell>
              <table:table-cell office:value-type="float" office:value="3.06664">
                <text:p>3.066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469">
                <text:p>41469</text:p>
              </table:table-cell>
              <table:table-cell office:value-type="float" office:value="2.94856">
                <text:p>2.948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470">
                <text:p>41470</text:p>
              </table:table-cell>
              <table:table-cell office:value-type="float" office:value="2.82981">
                <text:p>2.829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471">
                <text:p>41471</text:p>
              </table:table-cell>
              <table:table-cell office:value-type="float" office:value="2.71086">
                <text:p>2.710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472">
                <text:p>41472</text:p>
              </table:table-cell>
              <table:table-cell office:value-type="float" office:value="2.59212">
                <text:p>2.592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473">
                <text:p>41473</text:p>
              </table:table-cell>
              <table:table-cell office:value-type="float" office:value="2.47403">
                <text:p>2.474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474">
                <text:p>41474</text:p>
              </table:table-cell>
              <table:table-cell office:value-type="float" office:value="2.35697">
                <text:p>2.356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475">
                <text:p>41475</text:p>
              </table:table-cell>
              <table:table-cell office:value-type="float" office:value="2.24132">
                <text:p>2.241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476">
                <text:p>41476</text:p>
              </table:table-cell>
              <table:table-cell office:value-type="float" office:value="2.12743">
                <text:p>2.127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477">
                <text:p>41477</text:p>
              </table:table-cell>
              <table:table-cell office:value-type="float" office:value="2.01567">
                <text:p>2.015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478">
                <text:p>41478</text:p>
              </table:table-cell>
              <table:table-cell office:value-type="float" office:value="1.90671">
                <text:p>1.906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479">
                <text:p>41479</text:p>
              </table:table-cell>
              <table:table-cell office:value-type="float" office:value="1.80032">
                <text:p>1.800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480">
                <text:p>41480</text:p>
              </table:table-cell>
              <table:table-cell office:value-type="float" office:value="1.69679">
                <text:p>1.696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481">
                <text:p>41481</text:p>
              </table:table-cell>
              <table:table-cell office:value-type="float" office:value="1.59635">
                <text:p>1.596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482">
                <text:p>41482</text:p>
              </table:table-cell>
              <table:table-cell office:value-type="float" office:value="1.49914">
                <text:p>1.499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483">
                <text:p>41483</text:p>
              </table:table-cell>
              <table:table-cell office:value-type="float" office:value="1.40526">
                <text:p>1.405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484">
                <text:p>41484</text:p>
              </table:table-cell>
              <table:table-cell office:value-type="float" office:value="1.31484">
                <text:p>1.314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485">
                <text:p>41485</text:p>
              </table:table-cell>
              <table:table-cell office:value-type="float" office:value="1.22797">
                <text:p>1.227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486">
                <text:p>41486</text:p>
              </table:table-cell>
              <table:table-cell office:value-type="float" office:value="1.14473">
                <text:p>1.144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487">
                <text:p>41487</text:p>
              </table:table-cell>
              <table:table-cell office:value-type="float" office:value="1.06517">
                <text:p>1.065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1488">
                <text:p>41488</text:p>
              </table:table-cell>
              <table:table-cell office:value-type="float" office:value="0.989308">
                <text:p>0.9893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489">
                <text:p>41489</text:p>
              </table:table-cell>
              <table:table-cell office:value-type="float" office:value="0.917159">
                <text:p>0.9171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490">
                <text:p>41490</text:p>
              </table:table-cell>
              <table:table-cell office:value-type="float" office:value="0.846675">
                <text:p>0.8466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491">
                <text:p>41491</text:p>
              </table:table-cell>
              <table:table-cell office:value-type="float" office:value="0.780753">
                <text:p>0.7807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492">
                <text:p>4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493">
                <text:p>4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494">
                <text:p>4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1495">
                <text:p>4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496">
                <text:p>4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497">
                <text:p>41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498">
                <text:p>4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499">
                <text:p>4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500">
                <text:p>4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501">
                <text:p>4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502">
                <text:p>4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503">
                <text:p>4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504">
                <text:p>4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505">
                <text:p>4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506">
                <text:p>4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507">
                <text:p>4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508">
                <text:p>4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509">
                <text:p>4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510">
                <text:p>4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511">
                <text:p>4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512">
                <text:p>415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6.582cm" svg:y="3.218cm" chart:style-name="ch2"/>
        <chart:plot-area chart:style-name="ch3" table:cell-range-address="'Root zone effect'.A1:'Root zone effect'.B11" chart:data-source-has-labels="row" svg:x="0.119cm" svg:y="0.14cm" svg:width="6.303cm" svg:height="6.641cm">
          <chart:axis chart:dimension="x" chart:name="primary-x" chart:style-name="ch4">
            <chart:title svg:x="3.344cm" svg:y="6.349cm" chart:style-name="ch5">
              <text:p>cm</text:p>
            </chart:title>
          </chart:axis>
          <chart:axis chart:dimension="y" chart:name="primary-y" chart:style-name="ch4">
            <chart:title svg:x="0.161cm" svg:y="3.994cm" chart:style-name="ch6">
              <text:p>Mg DM / ha</text:p>
            </chart:title>
            <chart:grid chart:style-name="ch7" chart:class="major"/>
          </chart:axis>
          <chart:series chart:style-name="ch8" chart:values-cell-range-address="'Root zone effect'.B2:'Root zone effect'.B11" chart:label-cell-address="'Root zone effect'.B1:'Root zone effect'.B1" chart:class="chart:scatter">
            <chart:domain table:cell-range-address="'Root zone effect'.A2:'Root zone effect'.A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Root zone effect'.B1:'Root zone effect'.B1">Y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 text:id="'Root zone effect'.A2:'Root zone effect'.A11">125</text:p>
              </table:table-cell>
              <table:table-cell office:value-type="float" office:value="6.07724">
                <text:p text:id="'Root zone effect'.B2:'Root zone effect'.B11">6.077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6.07724">
                <text:p>6.07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6.07421">
                <text:p>6.07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6.06714">
                <text:p>6.06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5.91311">
                <text:p>5.91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5.58973">
                <text:p>5.58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5.0017">
                <text:p>5.0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4.5632">
                <text:p>4.56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4.31204">
                <text:p>4.31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4.12379">
                <text:p>4.123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6.582cm" svg:y="3.218cm" chart:style-name="ch2"/>
        <chart:plot-area chart:style-name="ch3" table:cell-range-address="'Root zone effect'.B1:'Root zone effect'.B11 'Root zone effect'.C2:'Root zone effect'.C11" chart:data-source-has-labels="row" svg:x="0.119cm" svg:y="0.14cm" svg:width="6.303cm" svg:height="6.641cm">
          <chart:axis chart:dimension="x" chart:name="primary-x" chart:style-name="ch4">
            <chart:title svg:x="2.815cm" svg:y="6.349cm" chart:style-name="ch5">
              <text:p>Mg DM/ha</text:p>
            </chart:title>
          </chart:axis>
          <chart:axis chart:dimension="y" chart:name="primary-y" chart:style-name="ch4">
            <chart:title svg:x="0.161cm" svg:y="3.386cm" chart:style-name="ch6">
              <text:p>cm</text:p>
            </chart:title>
            <chart:grid chart:style-name="ch7" chart:class="major"/>
          </chart:axis>
          <chart:series chart:style-name="ch8" chart:values-cell-range-address="'Root zone effect'.C2:'Root zone effect'.C11" chart:label-cell-address="'Root zone effect'.B1:'Root zone effect'.B1" chart:class="chart:scatter">
            <chart:domain table:cell-range-address="'Root zone effect'.B2:'Root zone effect'.B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'Root zone effect'.B1:'Root zone effect'.B1">Y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07724">
                <text:p text:id="'Root zone effect'.B2:'Root zone effect'.B11">6.07724</text:p>
              </table:table-cell>
              <table:table-cell office:value-type="float" office:value="-125">
                <text:p text:id="'Root zone effect'.C2:'Root zone effect'.C11">-1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7724">
                <text:p>6.07724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07421">
                <text:p>6.07421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06714">
                <text:p>6.06714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1311">
                <text:p>5.91311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8973">
                <text:p>5.58973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017">
                <text:p>5.0017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632">
                <text:p>4.5632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1204">
                <text:p>4.31204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2379">
                <text:p>4.12379</text:p>
              </table:table-cell>
              <table:table-cell office:value-type="float" office:value="-25">
                <text:p>-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261cm" svg:height="11.749cm" xlink:href=".." chart:class="chart:scatter" chart:style-name="ch1">
        <chart:title svg:x="8.137cm" svg:y="0.235cm" chart:style-name="ch2">
          <text:p>Yield as function of root zone depth</text:p>
        </chart:title>
        <chart:legend chart:legend-position="end" svg:x="21.537cm" svg:y="5.592cm" chart:style-name="ch3"/>
        <chart:plot-area chart:style-name="ch4" table:cell-range-address="'Root zone effect'.A1:'Root zone effect'.B11" chart:data-source-has-labels="row" svg:x="0.729cm" svg:y="0.972cm" svg:width="20.344cm" svg:height="10.276cm">
          <chart:axis chart:dimension="x" chart:name="primary-x" chart:style-name="ch5">
            <chart:title svg:x="10.975cm" svg:y="10.91cm" chart:style-name="ch6">
              <text:p>cm</text:p>
            </chart:title>
          </chart:axis>
          <chart:axis chart:dimension="y" chart:name="primary-y" chart:style-name="ch5">
            <chart:title svg:x="0.466cm" svg:y="6.644cm" chart:style-name="ch7">
              <text:p>Mg DM / ha</text:p>
            </chart:title>
            <chart:grid chart:style-name="ch8" chart:class="major"/>
          </chart:axis>
          <chart:series chart:style-name="ch9" chart:values-cell-range-address="'Root zone effect'.B2:'Root zone effect'.B11" chart:label-cell-address="'Root zone effect'.B1:'Root zone effect'.B1" chart:class="chart:scatter">
            <chart:domain table:cell-range-address="'Root zone effect'.A2:'Root zone effect'.A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Root zone effect'.B1:'Root zone effect'.B1">Y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 text:id="'Root zone effect'.A2:'Root zone effect'.A11">125</text:p>
              </table:table-cell>
              <table:table-cell office:value-type="float" office:value="6.07724">
                <text:p text:id="'Root zone effect'.B2:'Root zone effect'.B11">6.077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6.07724">
                <text:p>6.07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6.07421">
                <text:p>6.07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6.06714">
                <text:p>6.06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5.91311">
                <text:p>5.91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5.58973">
                <text:p>5.58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5.0017">
                <text:p>5.0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4.5632">
                <text:p>4.56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4.31204">
                <text:p>4.31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4.12379">
                <text:p>4.123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